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4166in" text:min-label-width="0.25in" text:list-level-position-and-space-mode="label-alignment">
          <style:list-level-label-alignment text:label-followed-by="listtab" fo:margin-left="0.6666in" fo:text-indent="-0.25in"/>
        </style:list-level-properties>
      </text:list-level-style-number>
      <text:list-level-style-number text:level="2" style:num-suffix="." style:num-format="1">
        <style:list-level-properties text:space-before="0.6666in" text:min-label-width="0.25in" text:list-level-position-and-space-mode="label-alignment">
          <style:list-level-label-alignment text:label-followed-by="listtab" fo:margin-left="0.9166in" fo:text-indent="-0.25in"/>
        </style:list-level-properties>
      </text:list-level-style-number>
      <text:list-level-style-number text:level="3" style:num-suffix="." style:num-format="1">
        <style:list-level-properties text:space-before="0.9166in" text:min-label-width="0.25in" text:list-level-position-and-space-mode="label-alignment">
          <style:list-level-label-alignment text:label-followed-by="listtab" fo:margin-left="1.1666in" fo:text-indent="-0.25in"/>
        </style:list-level-properties>
      </text:list-level-style-number>
      <text:list-level-style-number text:level="4" style:num-suffix="." style:num-format="1">
        <style:list-level-properties text:space-before="1.1666in" text:min-label-width="0.25in" text:list-level-position-and-space-mode="label-alignment">
          <style:list-level-label-alignment text:label-followed-by="listtab" fo:margin-left="1.4166in" fo:text-indent="-0.25in"/>
        </style:list-level-properties>
      </text:list-level-style-number>
      <text:list-level-style-number text:level="5" style:num-suffix="." style:num-format="1">
        <style:list-level-properties text:space-before="1.4166in" text:min-label-width="0.25in" text:list-level-position-and-space-mode="label-alignment">
          <style:list-level-label-alignment text:label-followed-by="listtab" fo:margin-left="1.6666in" fo:text-indent="-0.25in"/>
        </style:list-level-properties>
      </text:list-level-style-number>
      <text:list-level-style-number text:level="6" style:num-suffix="." style:num-format="1">
        <style:list-level-properties text:space-before="1.6666in" text:min-label-width="0.25in" text:list-level-position-and-space-mode="label-alignment">
          <style:list-level-label-alignment text:label-followed-by="listtab" fo:margin-left="1.9166in" fo:text-indent="-0.25in"/>
        </style:list-level-properties>
      </text:list-level-style-number>
      <text:list-level-style-number text:level="7" style:num-suffix="." style:num-format="1">
        <style:list-level-properties text:space-before="1.9166in" text:min-label-width="0.25in" text:list-level-position-and-space-mode="label-alignment">
          <style:list-level-label-alignment text:label-followed-by="listtab" fo:margin-left="2.1666in" fo:text-indent="-0.25in"/>
        </style:list-level-properties>
      </text:list-level-style-number>
      <text:list-level-style-number text:level="8" style:num-suffix="." style:num-format="1">
        <style:list-level-properties text:space-before="2.1666in" text:min-label-width="0.25in" text:list-level-position-and-space-mode="label-alignment">
          <style:list-level-label-alignment text:label-followed-by="listtab" fo:margin-left="2.4166in" fo:text-indent="-0.25in"/>
        </style:list-level-properties>
      </text:list-level-style-number>
      <text:list-level-style-number text:level="9" style:num-suffix="." style:num-format="1">
        <style:list-level-properties text:space-before="2.4166in" text:min-label-width="0.25in" text:list-level-position-and-space-mode="label-alignment">
          <style:list-level-label-alignment text:label-followed-by="listtab" fo:margin-left="2.6666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end"/>
      <style:text-properties style:font-name="Times New Roman" style:font-name-complex="Times New Roman" fo:font-weight="bold" style:font-weight-asian="bold" style:font-weight-complex="bold" fo:font-size="15pt" style:font-size-asian="15pt" style:font-size-complex="15pt"/>
    </style:style>
    <style:style style:name="P2" style:parent-style-name="Standard" style:family="paragraph">
      <style:paragraph-properties fo:text-align="end"/>
      <style:text-properties style:font-name="Times New Roman" style:font-name-complex="Times New Roman" fo:font-weight="bold" style:font-weight-asian="bold" style:font-weight-complex="bold" fo:font-size="15pt" style:font-size-asian="15pt" style:font-size-complex="15pt"/>
    </style:style>
    <style:style style:name="P3" style:parent-style-name="Standard" style:family="paragraph">
      <style:paragraph-properties fo:text-align="center"/>
      <style:text-properties style:font-name="Times New Roman" style:font-name-complex="Times New Roman" fo:font-weight="bold" style:font-weight-asian="bold" style:font-weight-complex="bold" fo:font-size="15pt" style:font-size-asian="15pt" style:font-size-complex="15pt"/>
    </style:style>
    <style:style style:name="P4" style:parent-style-name="Standard" style:family="paragraph">
      <style:paragraph-properties fo:text-align="center"/>
      <style:text-properties style:font-name="Times New Roman" style:font-name-complex="Times New Roman" fo:font-weight="bold" style:font-weight-asian="bold" style:font-weight-complex="bold" fo:font-size="15pt" style:font-size-asian="15pt" style:font-size-complex="15pt"/>
    </style:style>
    <style:style style:name="P5" style:parent-style-name="Standard" style:family="paragraph">
      <style:paragraph-properties fo:text-align="justify"/>
      <style:text-properties style:font-name="Times New Roman" style:font-name-complex="Times New Roman"/>
    </style:style>
    <style:style style:name="P6" style:parent-style-name="Standard" style:family="paragraph">
      <style:paragraph-properties fo:text-align="justify"/>
      <style:text-properties style:font-name="Times New Roman" style:font-name-complex="Times New Roman"/>
    </style:style>
    <style:style style:name="P7" style:parent-style-name="Standard" style:family="paragraph">
      <style:paragraph-properties fo:text-align="justify"/>
      <style:text-properties style:font-name="Times New Roman" style:font-name-complex="Times New Roman"/>
    </style:style>
    <style:style style:name="P8" style:parent-style-name="Standard" style:family="paragraph">
      <style:paragraph-properties fo:text-align="justify"/>
      <style:text-properties style:font-name="Times New Roman" style:font-name-complex="Times New Roman"/>
    </style:style>
    <style:style style:name="P9" style:parent-style-name="Standard" style:family="paragraph">
      <style:paragraph-properties fo:text-align="justify"/>
      <style:text-properties style:font-name="Times New Roman" style:font-name-complex="Times New Roman"/>
    </style:style>
    <style:style style:name="P10" style:parent-style-name="Standard" style:family="paragraph">
      <style:paragraph-properties fo:text-align="justify"/>
      <style:text-properties style:font-name="Times New Roman" style:font-name-complex="Times New Roman"/>
    </style:style>
    <style:style style:name="P11" style:parent-style-name="Standard" style:family="paragraph">
      <style:paragraph-properties fo:text-align="justify"/>
      <style:text-properties style:font-name="Times New Roman" style:font-name-complex="Times New Roman"/>
    </style:style>
    <style:style style:name="P12" style:parent-style-name="Standard" style:family="paragraph">
      <style:paragraph-properties fo:text-align="justify"/>
      <style:text-properties style:font-name="Times New Roman" style:font-name-complex="Times New Roman"/>
    </style:style>
    <style:style style:name="P13" style:parent-style-name="Standard" style:family="paragraph">
      <style:paragraph-properties fo:text-align="justify"/>
      <style:text-properties style:font-name="Times New Roman" style:font-name-complex="Times New Roman"/>
    </style:style>
    <style:style style:name="P14" style:parent-style-name="Standard" style:family="paragraph">
      <style:paragraph-properties fo:text-align="justify"/>
      <style:text-properties style:font-name="Times New Roman" style:font-name-complex="Times New Roman"/>
    </style:style>
    <style:style style:name="P15" style:parent-style-name="Standard" style:family="paragraph">
      <style:paragraph-properties fo:text-align="justify"/>
      <style:text-properties style:font-name="Times New Roman" style:font-name-complex="Times New Roman"/>
    </style:style>
    <style:style style:name="P16" style:parent-style-name="Standard" style:family="paragraph">
      <style:paragraph-properties fo:text-align="justify"/>
      <style:text-properties style:font-name="Times New Roman" style:font-name-complex="Times New Roman"/>
    </style:style>
    <style:style style:name="P17" style:parent-style-name="Standard" style:family="paragraph">
      <style:paragraph-properties fo:text-align="justify"/>
      <style:text-properties style:font-name="Times New Roman" style:font-name-complex="Times New Roman"/>
    </style:style>
    <style:style style:name="P18" style:parent-style-name="Standard" style:list-style-name="LFO4" style:family="paragraph">
      <style:paragraph-properties fo:text-align="justify"/>
      <style:text-properties style:font-name="Times New Roman" style:font-name-complex="Times New Roman"/>
    </style:style>
    <style:style style:name="P19" style:parent-style-name="Standard" style:list-style-name="LFO4" style:family="paragraph">
      <style:paragraph-properties fo:text-align="justify"/>
      <style:text-properties style:font-name="Times New Roman" style:font-name-complex="Times New Roman"/>
    </style:style>
    <style:style style:name="P20" style:parent-style-name="Standard" style:list-style-name="LFO4" style:family="paragraph">
      <style:paragraph-properties fo:text-align="justify"/>
      <style:text-properties style:font-name="Times New Roman" style:font-name-complex="Times New Roman"/>
    </style:style>
    <style:style style:name="P21" style:parent-style-name="Standard" style:list-style-name="LFO4" style:family="paragraph">
      <style:paragraph-properties fo:text-align="justify"/>
      <style:text-properties style:font-name="Times New Roman" style:font-name-complex="Times New Roman"/>
    </style:style>
    <style:style style:name="P22" style:parent-style-name="Standard" style:list-style-name="LFO4" style:family="paragraph">
      <style:paragraph-properties fo:text-align="justify"/>
      <style:text-properties style:font-name="Times New Roman" style:font-name-complex="Times New Roman"/>
    </style:style>
    <style:style style:name="P23" style:parent-style-name="Standard" style:family="paragraph">
      <style:paragraph-properties fo:text-align="justify"/>
      <style:text-properties style:font-name="Times New Roman" style:font-name-complex="Times New Roman"/>
    </style:style>
    <style:style style:name="P24" style:parent-style-name="Standard" style:family="paragraph">
      <style:paragraph-properties fo:text-align="justify"/>
      <style:text-properties style:font-name="Times New Roman" style:font-name-complex="Times New Roman"/>
    </style:style>
    <style:style style:name="P25" style:parent-style-name="Standard" style:family="paragraph">
      <style:paragraph-properties fo:text-align="justify"/>
      <style:text-properties style:font-name="Times New Roman" style:font-name-complex="Times New Roman"/>
    </style:style>
    <style:style style:name="P26" style:parent-style-name="Standard" style:family="paragraph">
      <style:paragraph-properties fo:text-align="justify"/>
      <style:text-properties style:font-name="Times New Roman" style:font-name-complex="Times New Roman"/>
    </style:style>
    <style:style style:name="P27" style:parent-style-name="Standard" style:family="paragraph">
      <style:paragraph-properties fo:text-align="justify"/>
      <style:text-properties style:font-name="Times New Roman" style:font-name-complex="Times New Roman"/>
    </style:style>
    <style:style style:name="P28" style:parent-style-name="Standard" style:family="paragraph">
      <style:paragraph-properties fo:text-align="justify"/>
      <style:text-properties style:font-name="Times New Roman" style:font-name-complex="Times New Roman"/>
    </style:style>
    <style:style style:name="P29" style:parent-style-name="Standard" style:family="paragraph">
      <style:paragraph-properties fo:text-align="justify"/>
      <style:text-properties style:font-name="Times New Roman" style:font-name-complex="Times New Roman"/>
    </style:style>
    <style:style style:name="P30" style:parent-style-name="Standard" style:family="paragraph">
      <style:paragraph-properties fo:text-align="justify"/>
      <style:text-properties style:font-name="Times New Roman" style:font-name-complex="Times New Roman"/>
    </style:style>
    <style:style style:name="P31" style:parent-style-name="Standard" style:family="paragraph">
      <style:paragraph-properties fo:text-align="justify"/>
      <style:text-properties style:font-name="Times New Roman" style:font-name-complex="Times New Roman"/>
    </style:style>
    <style:style style:name="P32" style:parent-style-name="Standard" style:family="paragraph">
      <style:paragraph-properties fo:text-align="justify"/>
      <style:text-properties style:font-name="Times New Roman" style:font-name-complex="Times New Roman"/>
    </style:style>
    <style:style style:name="P33" style:parent-style-name="Standard" style:family="paragraph">
      <style:paragraph-properties fo:text-align="justify"/>
      <style:text-properties style:font-name="Times New Roman" style:font-name-complex="Times New Roman"/>
    </style:style>
    <style:style style:name="P34" style:parent-style-name="Standard" style:family="paragraph">
      <style:paragraph-properties fo:text-align="justify"/>
      <style:text-properties style:font-name="Times New Roman" style:font-name-complex="Times New Roman"/>
    </style:style>
    <style:style style:name="P35" style:parent-style-name="Standard" style:family="paragraph">
      <style:paragraph-properties fo:text-align="justify"/>
      <style:text-properties style:font-name="Times New Roman" style:font-name-complex="Times New Roman"/>
    </style:style>
    <style:style style:name="P36" style:parent-style-name="Standard" style:family="paragraph">
      <style:paragraph-properties fo:text-align="justify"/>
      <style:text-properties style:font-name="Times New Roman" style:font-name-complex="Times New Roman"/>
    </style:style>
    <style:style style:name="P37" style:parent-style-name="Standard" style:family="paragraph">
      <style:paragraph-properties fo:text-align="justify"/>
      <style:text-properties style:font-name="Times New Roman" style:font-name-complex="Times New Roman"/>
    </style:style>
    <style:style style:name="P38" style:parent-style-name="Standard" style:family="paragraph">
      <style:paragraph-properties fo:text-align="justify"/>
    </style:style>
    <style:style style:name="T39" style:parent-style-name="Fuentedepárrafopredeter." style:family="text">
      <style:text-properties style:font-name="Times New Roman" style:font-name-complex="Times New Roman"/>
    </style:style>
    <style:style style:name="T40" style:parent-style-name="Fuentedepárrafopredeter." style:family="text">
      <style:text-properties style:font-name="Times New Roman" style:font-name-complex="Times New Roman" fo:font-weight="bold" style:font-weight-asian="bold" style:font-weight-complex="bold"/>
    </style:style>
    <style:style style:name="T41" style:parent-style-name="Fuentedepárrafopredeter." style:family="text">
      <style:text-properties style:font-name="Times New Roman" style:font-name-complex="Times New Roman"/>
    </style:style>
    <style:style style:name="P42" style:parent-style-name="Standard" style:family="paragraph">
      <style:paragraph-properties fo:text-align="justify"/>
      <style:text-properties style:font-name="Times New Roman" style:font-name-complex="Times New Roman"/>
    </style:style>
    <style:style style:name="P43" style:parent-style-name="Standard" style:family="paragraph">
      <style:paragraph-properties fo:text-align="justify"/>
      <style:text-properties style:font-name="Times New Roman" style:font-name-complex="Times New Roman"/>
    </style:style>
    <style:style style:name="P44" style:parent-style-name="Standard" style:family="paragraph">
      <style:paragraph-properties fo:text-align="justify"/>
      <style:text-properties style:font-name="Times New Roman" style:font-name-complex="Times New Roman"/>
    </style:style>
    <style:style style:name="P45" style:parent-style-name="Standard" style:family="paragraph">
      <style:paragraph-properties fo:text-align="justify"/>
      <style:text-properties style:font-name="Times New Roman" style:font-name-complex="Times New Roman"/>
    </style:style>
    <style:style style:name="P46" style:parent-style-name="Standard" style:family="paragraph">
      <style:paragraph-properties fo:text-align="justify"/>
      <style:text-properties style:font-name="Times New Roman" style:font-name-complex="Times New Roman"/>
    </style:style>
    <style:style style:name="P47" style:parent-style-name="Standard" style:family="paragraph">
      <style:paragraph-properties fo:text-align="justify"/>
      <style:text-properties style:font-name="Times New Roman" style:font-name-complex="Times New Roman"/>
    </style:style>
    <style:style style:name="P48" style:parent-style-name="Standard" style:family="paragraph">
      <style:paragraph-properties fo:text-align="justify"/>
      <style:text-properties style:font-name="Times New Roman" style:font-name-complex="Times New Roman"/>
    </style:style>
    <style:style style:name="P49" style:parent-style-name="Standard" style:family="paragraph">
      <style:paragraph-properties fo:text-align="justify"/>
      <style:text-properties style:font-name="Times New Roman" style:font-name-complex="Times New Roman"/>
    </style:style>
    <style:style style:name="P50" style:parent-style-name="Standard" style:family="paragraph">
      <style:paragraph-properties fo:text-align="justify"/>
      <style:text-properties style:font-name="Times New Roman" style:font-name-complex="Times New Roman"/>
    </style:style>
    <style:style style:name="P51" style:parent-style-name="Standard" style:family="paragraph">
      <style:paragraph-properties fo:text-align="justify"/>
      <style:text-properties style:font-name="Times New Roman" style:font-name-complex="Times New Roman"/>
    </style:style>
    <style:style style:name="P52" style:parent-style-name="Standard" style:family="paragraph">
      <style:paragraph-properties fo:text-align="justify"/>
      <style:text-properties style:font-name="Times New Roman" style:font-name-complex="Times New Roman"/>
    </style:style>
    <style:style style:name="P53" style:parent-style-name="Standard" style:family="paragraph">
      <style:paragraph-properties fo:text-align="justify"/>
      <style:text-properties style:font-name="Times New Roman" style:font-name-complex="Times New Roman"/>
    </style:style>
    <style:style style:name="P54" style:parent-style-name="Standard" style:family="paragraph">
      <style:paragraph-properties fo:text-align="justify"/>
      <style:text-properties style:font-name="Times New Roman" style:font-name-complex="Times New Roman"/>
    </style:style>
    <style:style style:name="P55" style:parent-style-name="Standard" style:family="paragraph">
      <style:paragraph-properties fo:text-align="justify"/>
      <style:text-properties style:font-name="Times New Roman" style:font-name-complex="Times New Roman"/>
    </style:style>
    <style:style style:name="P56" style:parent-style-name="Standard" style:family="paragraph">
      <style:paragraph-properties fo:text-align="justify"/>
      <style:text-properties style:font-name="Times New Roman" style:font-name-complex="Times New Roman"/>
    </style:style>
    <style:style style:name="P57" style:parent-style-name="Standard" style:family="paragraph">
      <style:paragraph-properties fo:text-align="justify"/>
      <style:text-properties style:font-name="Times New Roman" style:font-name-complex="Times New Roman"/>
    </style:style>
    <style:style style:name="P58" style:parent-style-name="Standard" style:family="paragraph">
      <style:paragraph-properties fo:text-align="justify"/>
      <style:text-properties style:font-name="Times New Roman" style:font-name-complex="Times New Roman"/>
    </style:style>
    <style:style style:name="P59" style:parent-style-name="Standard" style:family="paragraph">
      <style:paragraph-properties fo:text-align="justify"/>
      <style:text-properties style:font-name="Times New Roman" style:font-name-complex="Times New Roman"/>
    </style:style>
    <style:style style:name="P60" style:parent-style-name="Standard" style:family="paragraph">
      <style:paragraph-properties fo:text-align="justify"/>
      <style:text-properties style:font-name="Times New Roman" style:font-name-complex="Times New Roman"/>
    </style:style>
    <style:style style:name="P61" style:parent-style-name="Standard" style:family="paragraph">
      <style:paragraph-properties fo:text-align="justify"/>
      <style:text-properties style:font-name="Times New Roman" style:font-name-complex="Times New Roman"/>
    </style:style>
    <style:style style:name="P62" style:parent-style-name="Standard" style:family="paragraph">
      <style:paragraph-properties fo:text-align="justify"/>
      <style:text-properties style:font-name="Times New Roman" style:font-name-complex="Times New Roman"/>
    </style:style>
    <style:style style:name="P63" style:parent-style-name="Standard" style:family="paragraph">
      <style:paragraph-properties fo:text-align="justify"/>
      <style:text-properties style:font-name="Times New Roman" style:font-name-complex="Times New Roman"/>
    </style:style>
    <style:style style:name="P64" style:parent-style-name="Standard" style:family="paragraph">
      <style:paragraph-properties fo:text-align="justify"/>
      <style:text-properties style:font-name="Times New Roman" style:font-name-complex="Times New Roman"/>
    </style:style>
    <style:style style:name="P65" style:parent-style-name="Standard" style:family="paragraph">
      <style:paragraph-properties fo:text-align="justify"/>
      <style:text-properties style:font-name="Times New Roman" style:font-name-complex="Times New Roman"/>
    </style:style>
    <style:style style:name="P66" style:parent-style-name="Standard" style:family="paragraph">
      <style:paragraph-properties fo:text-align="justify"/>
      <style:text-properties style:font-name="Times New Roman" style:font-name-complex="Times New Roman"/>
    </style:style>
    <style:style style:name="P67" style:parent-style-name="Standard" style:family="paragraph">
      <style:paragraph-properties fo:text-align="justify"/>
      <style:text-properties style:font-name="Times New Roman" style:font-name-complex="Times New Roman"/>
    </style:style>
    <style:style style:name="P68" style:parent-style-name="Standard" style:family="paragraph">
      <style:paragraph-properties fo:text-align="justify"/>
      <style:text-properties style:font-name="Times New Roman" style:font-name-complex="Times New Roman"/>
    </style:style>
    <style:style style:name="P69" style:parent-style-name="Standard" style:family="paragraph">
      <style:paragraph-properties fo:text-align="justify"/>
      <style:text-properties style:font-name="Times New Roman" style:font-name-complex="Times New Roman"/>
    </style:style>
    <style:style style:name="P70" style:parent-style-name="Standard" style:family="paragraph">
      <style:paragraph-properties fo:text-align="justify"/>
      <style:text-properties style:font-name="Times New Roman" style:font-name-complex="Times New Roman"/>
    </style:style>
    <style:style style:name="P71" style:parent-style-name="Standard" style:family="paragraph">
      <style:paragraph-properties fo:text-align="justify"/>
      <style:text-properties style:font-name="Times New Roman" style:font-name-complex="Times New Roman"/>
    </style:style>
    <style:style style:name="P72" style:parent-style-name="Standard" style:family="paragraph">
      <style:paragraph-properties fo:text-align="justify"/>
      <style:text-properties style:font-name="Times New Roman" style:font-name-complex="Times New Roman"/>
    </style:style>
    <style:style style:name="P73" style:parent-style-name="Standard" style:family="paragraph">
      <style:paragraph-properties fo:text-align="justify"/>
      <style:text-properties style:font-name="Times New Roman" style:font-name-complex="Times New Roman"/>
    </style:style>
    <style:style style:name="P74" style:parent-style-name="Standard" style:family="paragraph">
      <style:paragraph-properties fo:text-align="justify"/>
      <style:text-properties style:font-name="Times New Roman" style:font-name-complex="Times New Roman"/>
    </style:style>
    <style:style style:name="P75" style:parent-style-name="Standard" style:family="paragraph">
      <style:paragraph-properties fo:text-align="justify"/>
      <style:text-properties style:font-name="Times New Roman" style:font-name-complex="Times New Roman"/>
    </style:style>
    <style:style style:name="P76" style:parent-style-name="Standard" style:family="paragraph">
      <style:paragraph-properties fo:text-align="justify"/>
      <style:text-properties style:font-name="Times New Roman" style:font-name-complex="Times New Roman"/>
    </style:style>
    <style:style style:name="P77" style:parent-style-name="Standard" style:family="paragraph">
      <style:paragraph-properties fo:text-align="justify"/>
      <style:text-properties style:font-name="Times New Roman" style:font-name-complex="Times New Roman"/>
    </style:style>
    <style:style style:name="P78" style:parent-style-name="Standard" style:family="paragraph">
      <style:paragraph-properties fo:text-align="justify"/>
      <style:text-properties style:font-name="Times New Roman" style:font-name-complex="Times New Roman"/>
    </style:style>
    <style:style style:name="P79" style:parent-style-name="Standard" style:family="paragraph">
      <style:paragraph-properties fo:text-align="justify"/>
      <style:text-properties style:font-name="Times New Roman" style:font-name-complex="Times New Roman"/>
    </style:style>
    <style:style style:name="P80" style:parent-style-name="Standard" style:family="paragraph">
      <style:paragraph-properties fo:text-align="justify"/>
      <style:text-properties style:font-name="Times New Roman" style:font-name-complex="Times New Roman"/>
    </style:style>
    <style:style style:name="P81" style:parent-style-name="Standard" style:family="paragraph">
      <style:paragraph-properties fo:text-align="justify" fo:background-color="#FFFFFF"/>
    </style:style>
    <style:style style:name="T82" style:parent-style-name="Fuentedepárrafopredeter." style:family="text">
      <style:text-properties style:font-name="Times New Roman" style:font-name-complex="Times New Roman"/>
    </style:style>
    <style:style style:name="T83" style:parent-style-name="Fuentedepárrafopredeter." style:family="text">
      <style:text-properties style:font-name="Times New Roman" style:font-name-complex="Times New Roman"/>
    </style:style>
    <style:style style:name="T84" style:parent-style-name="Fuentedepárrafopredeter." style:family="text">
      <style:text-properties style:font-name="Times New Roman" style:font-name-complex="Times New Roman" fo:color="#000000" fo:font-size="9pt" style:font-size-asian="9pt" style:font-size-complex="9pt"/>
    </style:style>
    <style:style style:name="T85" style:parent-style-name="Fuentedepárrafopredeter." style:family="text">
      <style:text-properties style:font-name="Times New Roman" style:font-name-complex="Times New Roman"/>
    </style:style>
    <style:style style:name="T86" style:parent-style-name="Fuentedepárrafopredeter." style:family="text">
      <style:text-properties style:font-name="Times New Roman" style:font-name-complex="Times New Roman"/>
    </style:style>
    <style:style style:name="T87" style:parent-style-name="Fuentedepárrafopredeter." style:family="text">
      <style:text-properties style:font-name="Times New Roman" style:font-name-complex="Times New Roman" fo:color="#000000" fo:font-size="9pt" style:font-size-asian="9pt" style:font-size-complex="9pt"/>
    </style:style>
    <style:style style:name="T88" style:parent-style-name="Fuentedepárrafopredeter." style:family="text">
      <style:text-properties style:font-name="Times New Roman" style:font-name-complex="Times New Roman"/>
    </style:style>
    <style:style style:name="P89" style:parent-style-name="Normal" style:family="paragraph">
      <style:paragraph-properties fo:break-before="page" fo:text-align="center"/>
    </style:style>
    <style:style style:name="T90" style:parent-style-name="Fuentedepárrafopredeter." style:family="text">
      <style:text-properties style:font-name="Times New Roman" style:font-name-complex="Times New Roman" fo:font-weight="bold" style:font-weight-asian="bold" style:font-weight-complex="bold" fo:font-size="15pt" style:font-size-asian="15pt" style:font-size-complex="15pt"/>
    </style:style>
    <style:style style:name="P91" style:parent-style-name="Standard" style:family="paragraph">
      <style:paragraph-properties fo:text-align="center"/>
      <style:text-properties style:font-name="Times New Roman" style:font-name-complex="Times New Roman" fo:font-weight="bold" style:font-weight-asian="bold" style:font-weight-complex="bold" fo:font-size="15pt" style:font-size-asian="15pt" style:font-size-complex="15pt"/>
    </style:style>
    <style:style style:name="P92"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93" style:parent-style-name="Standard" style:family="paragraph">
      <style:paragraph-properties fo:text-align="justify"/>
      <style:text-properties style:font-name="Times New Roman" style:font-name-complex="Times New Roman"/>
    </style:style>
    <style:style style:name="P94" style:parent-style-name="Standard" style:family="paragraph">
      <style:paragraph-properties fo:text-align="justify"/>
      <style:text-properties style:font-name="Times New Roman" style:font-name-complex="Times New Roman"/>
    </style:style>
    <style:style style:name="P95" style:parent-style-name="Standard" style:list-style-name="LFO1" style:family="paragraph">
      <style:paragraph-properties fo:text-align="justify" fo:margin-left="0.1972in">
        <style:tab-stops/>
      </style:paragraph-properties>
      <style:text-properties style:font-name="Times New Roman" style:font-name-complex="Times New Roman" fo:font-weight="bold" style:font-weight-asian="bold" style:font-weight-complex="bold"/>
    </style:style>
    <style:style style:name="P96" style:parent-style-name="Standard" style:family="paragraph">
      <style:paragraph-properties fo:text-align="justify"/>
      <style:text-properties style:font-name="Times New Roman" style:font-name-complex="Times New Roman"/>
    </style:style>
    <style:style style:name="P97" style:parent-style-name="Normal" style:family="paragraph">
      <style:paragraph-properties style:text-autospace="none" style:vertical-align="auto"/>
      <style:text-properties fo:hyphenate="true"/>
    </style:style>
    <style:style style:name="T98"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99"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P100" style:parent-style-name="Normal" style:family="paragraph">
      <style:paragraph-properties style:text-autospace="none" style:vertical-align="auto"/>
      <style:text-properties style:font-name="Times New Roman" style:font-name-complex="Times New Roman" fo:color="#000000" style:letter-kerning="false" fo:font-size="10pt" style:font-size-asian="10pt" style:font-size-complex="10pt" fo:background-color="#FFFFFF" style:language-complex="ar" style:country-complex="SA" fo:hyphenate="true"/>
    </style:style>
    <style:style style:name="P101" style:parent-style-name="Normal" style:family="paragraph">
      <style:paragraph-properties style:text-autospace="none" style:vertical-align="auto"/>
      <style:text-properties fo:hyphenate="true"/>
    </style:style>
    <style:style style:name="T102"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103"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04" style:parent-style-name="Fuentedepárrafopredeter." style:family="text">
      <style:text-properties style:font-name="Times New Roman" style:font-name-complex="Times New Roman" fo:font-weight="bold" style:font-weight-asian="bold" style:font-weight-complex="bold" fo:color="#880088" style:letter-kerning="false" fo:font-size="10pt" style:font-size-asian="10pt" style:font-size-complex="10pt" fo:background-color="#FFFFFF" style:language-complex="ar" style:country-complex="SA"/>
    </style:style>
    <style:style style:name="T105"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06"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107"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08"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09"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110"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11"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112" style:parent-style-name="Normal" style:family="paragraph">
      <style:paragraph-properties style:text-autospace="none" style:vertical-align="auto"/>
      <style:text-properties fo:hyphenate="true"/>
    </style:style>
    <style:style style:name="T113"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14"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15"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16"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17"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18"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19"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20"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121" style:parent-style-name="Normal" style:family="paragraph">
      <style:paragraph-properties style:text-autospace="none" style:vertical-align="auto"/>
      <style:text-properties style:font-name="Times New Roman" style:font-name-complex="Times New Roman" fo:color="#000000" style:letter-kerning="false" fo:font-size="10pt" style:font-size-asian="10pt" style:font-size-complex="10pt" fo:background-color="#FFFFFF" style:language-complex="ar" style:country-complex="SA" fo:hyphenate="true"/>
    </style:style>
    <style:style style:name="P122" style:parent-style-name="Normal" style:family="paragraph">
      <style:paragraph-properties style:text-autospace="none" style:vertical-align="auto"/>
      <style:text-properties fo:hyphenate="true"/>
    </style:style>
    <style:style style:name="T123" style:parent-style-name="Fuentedepárrafopredeter." style:family="text">
      <style:text-properties style:font-name="Times New Roman" style:font-name-complex="Times New Roman" fo:font-weight="bold" style:font-weight-asian="bold" style:font-weight-complex="bold" fo:color="#880088" style:letter-kerning="false" fo:font-size="10pt" style:font-size-asian="10pt" style:font-size-complex="10pt" fo:background-color="#FFFFFF" style:language-complex="ar" style:country-complex="SA"/>
    </style:style>
    <style:style style:name="T124"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25"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126"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27"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28" style:parent-style-name="Fuentedepárrafopredeter." style:family="text">
      <style:text-properties style:font-name="Times New Roman" style:font-name-complex="Times New Roman" fo:font-weight="bold" style:font-weight-asian="bold" style:font-weight-complex="bold" fo:color="#880088" style:letter-kerning="false" fo:font-size="10pt" style:font-size-asian="10pt" style:font-size-complex="10pt" fo:background-color="#FFFFFF" style:language-complex="ar" style:country-complex="SA"/>
    </style:style>
    <style:style style:name="T129"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30"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31"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132" style:parent-style-name="Normal" style:family="paragraph">
      <style:paragraph-properties style:text-autospace="none" style:vertical-align="auto"/>
      <style:text-properties style:font-name="Times New Roman" style:font-name-complex="Times New Roman" fo:color="#000000" style:letter-kerning="false" fo:font-size="10pt" style:font-size-asian="10pt" style:font-size-complex="10pt" fo:background-color="#FFFFFF" style:language-complex="ar" style:country-complex="SA" fo:hyphenate="true"/>
    </style:style>
    <style:style style:name="P133" style:parent-style-name="Normal" style:family="paragraph">
      <style:paragraph-properties style:text-autospace="none" style:vertical-align="auto"/>
      <style:text-properties style:font-name="Times New Roman" style:font-name-complex="Times New Roman" fo:color="#000000" style:letter-kerning="false" fo:font-size="10pt" style:font-size-asian="10pt" style:font-size-complex="10pt" fo:background-color="#FFFFFF" style:language-complex="ar" style:country-complex="SA" fo:hyphenate="true"/>
    </style:style>
    <style:style style:name="P134" style:parent-style-name="Normal" style:family="paragraph">
      <style:paragraph-properties style:text-autospace="none" style:vertical-align="auto"/>
      <style:text-properties style:font-name="Times New Roman" style:font-name-complex="Times New Roman" fo:color="#000000" style:letter-kerning="false" fo:font-size="10pt" style:font-size-asian="10pt" style:font-size-complex="10pt" fo:background-color="#FFFFFF" style:language-complex="ar" style:country-complex="SA" fo:hyphenate="true"/>
    </style:style>
    <style:style style:name="P135" style:parent-style-name="Standard" style:list-style-name="LFO1" style:family="paragraph">
      <style:paragraph-properties fo:text-align="justify" fo:margin-left="0.1972in">
        <style:tab-stops/>
      </style:paragraph-properties>
      <style:text-properties style:font-name="Times New Roman" style:font-name-complex="Times New Roman" fo:font-weight="bold" style:font-weight-asian="bold" style:font-weight-complex="bold"/>
    </style:style>
    <style:style style:name="P136" style:parent-style-name="Standard" style:family="paragraph">
      <style:paragraph-properties fo:text-align="justify"/>
      <style:text-properties style:font-name="Times New Roman" style:font-name-complex="Times New Roman"/>
    </style:style>
    <style:style style:name="P137" style:parent-style-name="Normal" style:family="paragraph">
      <style:paragraph-properties style:text-autospace="none" style:vertical-align="auto"/>
      <style:text-properties fo:hyphenate="true"/>
    </style:style>
    <style:style style:name="T138"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39"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140" style:parent-style-name="Normal" style:family="paragraph">
      <style:paragraph-properties style:text-autospace="none" style:vertical-align="auto"/>
      <style:text-properties fo:hyphenate="true"/>
    </style:style>
    <style:style style:name="T141"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142"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43"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144"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45"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46"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47"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148" style:parent-style-name="Normal" style:family="paragraph">
      <style:paragraph-properties style:text-autospace="none" style:vertical-align="auto"/>
      <style:text-properties fo:hyphenate="true"/>
    </style:style>
    <style:style style:name="T149"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50"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51"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52"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53"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54"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55"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56"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57"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158"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59"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160"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161" style:parent-style-name="Normal" style:family="paragraph">
      <style:paragraph-properties style:text-autospace="none" style:vertical-align="auto"/>
      <style:text-properties fo:hyphenate="true"/>
    </style:style>
    <style:style style:name="T162"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63" style:parent-style-name="Fuentedepárrafopredeter." style:family="text">
      <style:text-properties style:font-name="Times New Roman" style:font-name-complex="Times New Roman" fo:color="#008000" style:letter-kerning="false" fo:font-size="10pt" style:font-size-asian="10pt" style:font-size-complex="10pt" fo:background-color="#FFFFFF" style:language-complex="ar" style:country-complex="SA"/>
    </style:style>
    <style:style style:name="P164" style:parent-style-name="Normal" style:family="paragraph">
      <style:paragraph-properties style:text-autospace="none" style:vertical-align="auto"/>
      <style:text-properties fo:hyphenate="true"/>
    </style:style>
    <style:style style:name="T165"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66"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67" style:parent-style-name="Fuentedepárrafopredeter." style:family="text">
      <style:text-properties style:font-name="Times New Roman" style:font-name-complex="Times New Roman" fo:font-weight="bold" style:font-weight-asian="bold" style:font-weight-complex="bold" fo:color="#880088" style:letter-kerning="false" fo:font-size="10pt" style:font-size-asian="10pt" style:font-size-complex="10pt" fo:background-color="#FFFFFF" style:language-complex="ar" style:country-complex="SA"/>
    </style:style>
    <style:style style:name="T168"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69"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70"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71"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P172" style:parent-style-name="Normal" style:family="paragraph">
      <style:paragraph-properties style:text-autospace="none" style:vertical-align="auto"/>
      <style:text-properties fo:hyphenate="true"/>
    </style:style>
    <style:style style:name="T173" style:parent-style-name="Fuentedepárrafopredeter." style:family="text">
      <style:text-properties style:font-name="Times New Roman" style:font-name-complex="Times New Roman" fo:font-weight="bold" style:font-weight-asian="bold" style:font-weight-complex="bold" fo:color="#880088" style:letter-kerning="false" fo:font-size="10pt" style:font-size-asian="10pt" style:font-size-complex="10pt" fo:background-color="#FFFFFF" style:language-complex="ar" style:country-complex="SA"/>
    </style:style>
    <style:style style:name="T174"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75"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176"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77"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178"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79"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80"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81"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82"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183" style:parent-style-name="Standard" style:family="paragraph">
      <style:paragraph-properties fo:text-align="justify"/>
      <style:text-properties style:font-name="Times New Roman" style:font-name-complex="Times New Roman"/>
    </style:style>
    <style:style style:name="P184" style:parent-style-name="Standard" style:family="paragraph">
      <style:paragraph-properties fo:text-align="justify"/>
      <style:text-properties style:font-name="Times New Roman" style:font-name-complex="Times New Roman"/>
    </style:style>
    <style:style style:name="P185" style:parent-style-name="Standard" style:list-style-name="LFO1" style:family="paragraph">
      <style:paragraph-properties fo:text-align="justify" fo:margin-left="0.1972in">
        <style:tab-stops/>
      </style:paragraph-properties>
      <style:text-properties style:font-name="Times New Roman" style:font-name-complex="Times New Roman" fo:font-weight="bold" style:font-weight-asian="bold" style:font-weight-complex="bold"/>
    </style:style>
    <style:style style:name="P186" style:parent-style-name="Standard" style:family="paragraph">
      <style:paragraph-properties fo:text-align="justify"/>
      <style:text-properties style:font-name="Times New Roman" style:font-name-complex="Times New Roman"/>
    </style:style>
    <style:style style:name="P187" style:parent-style-name="Normal" style:family="paragraph">
      <style:paragraph-properties style:text-autospace="none" style:vertical-align="auto"/>
      <style:text-properties fo:hyphenate="true"/>
    </style:style>
    <style:style style:name="T188"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89"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90" style:parent-style-name="Fuentedepárrafopredeter." style:family="text">
      <style:text-properties style:font-name="Times New Roman" style:font-name-complex="Times New Roman" fo:color="#FF0000" style:letter-kerning="false" fo:font-size="10pt" style:font-size-asian="10pt" style:font-size-complex="10pt" fo:background-color="#FFFFFF" style:language-complex="ar" style:country-complex="SA"/>
    </style:style>
    <style:style style:name="P191" style:parent-style-name="Normal" style:family="paragraph">
      <style:paragraph-properties style:text-autospace="none" style:vertical-align="auto"/>
      <style:text-properties fo:hyphenate="true"/>
    </style:style>
    <style:style style:name="T192"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193"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94"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195"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96"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97"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98"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199" style:parent-style-name="Normal" style:family="paragraph">
      <style:paragraph-properties style:text-autospace="none" style:vertical-align="auto"/>
      <style:text-properties fo:hyphenate="true"/>
    </style:style>
    <style:style style:name="T200"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201"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202"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203"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204"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205"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206"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207"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208"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209"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210"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211"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212" style:parent-style-name="Normal" style:family="paragraph">
      <style:paragraph-properties style:text-autospace="none" style:vertical-align="auto"/>
      <style:text-properties fo:hyphenate="true"/>
    </style:style>
    <style:style style:name="T213" style:parent-style-name="Fuentedepárrafopredeter." style:family="text">
      <style:text-properties style:font-name="Times New Roman" style:font-name-complex="Times New Roman" fo:font-weight="bold" style:font-weight-asian="bold" style:font-weight-complex="bold" fo:color="#880088" style:letter-kerning="false" fo:font-size="10pt" style:font-size-asian="10pt" style:font-size-complex="10pt" fo:background-color="#FFFFFF" style:language-complex="ar" style:country-complex="SA"/>
    </style:style>
    <style:style style:name="T214"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215"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216"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217"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218"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219" style:parent-style-name="Standard" style:family="paragraph">
      <style:paragraph-properties fo:text-align="justify"/>
      <style:text-properties style:font-name="Times New Roman" style:font-name-complex="Times New Roman"/>
    </style:style>
    <style:style style:name="P220" style:parent-style-name="Standard" style:family="paragraph">
      <style:paragraph-properties fo:text-align="justify"/>
      <style:text-properties style:font-name="Times New Roman" style:font-name-complex="Times New Roman"/>
    </style:style>
    <style:style style:name="P221" style:parent-style-name="Standard" style:list-style-name="LFO1" style:family="paragraph">
      <style:paragraph-properties fo:text-align="justify" fo:margin-left="0.1972in">
        <style:tab-stops/>
      </style:paragraph-properties>
      <style:text-properties style:font-name="Times New Roman" style:font-name-complex="Times New Roman" fo:font-weight="bold" style:font-weight-asian="bold" style:font-weight-complex="bold"/>
    </style:style>
    <style:style style:name="P222" style:parent-style-name="Standard" style:family="paragraph">
      <style:paragraph-properties fo:text-align="justify"/>
      <style:text-properties style:font-name="Times New Roman" style:font-name-complex="Times New Roman"/>
    </style:style>
    <style:style style:name="P223" style:parent-style-name="Normal" style:family="paragraph">
      <style:paragraph-properties style:text-autospace="none" style:vertical-align="auto"/>
      <style:text-properties fo:hyphenate="true"/>
    </style:style>
    <style:style style:name="T224"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225"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226" style:parent-style-name="Normal" style:family="paragraph">
      <style:paragraph-properties style:text-autospace="none" style:vertical-align="auto"/>
      <style:text-properties fo:hyphenate="true"/>
    </style:style>
    <style:style style:name="T227"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228"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229"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230"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231"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232"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233"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234" style:parent-style-name="Normal" style:family="paragraph">
      <style:paragraph-properties style:text-autospace="none" style:vertical-align="auto"/>
      <style:text-properties fo:hyphenate="true"/>
    </style:style>
    <style:style style:name="T235"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236"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237"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238"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239"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240"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241"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242"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243"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244"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245"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246"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247" style:parent-style-name="Normal" style:family="paragraph">
      <style:paragraph-properties style:text-autospace="none" style:vertical-align="auto"/>
      <style:text-properties fo:hyphenate="true"/>
    </style:style>
    <style:style style:name="T248"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249"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250"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251"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252"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253"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254"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255"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256" style:parent-style-name="Normal" style:family="paragraph">
      <style:paragraph-properties style:text-autospace="none" style:vertical-align="auto"/>
      <style:text-properties fo:hyphenate="true"/>
    </style:style>
    <style:style style:name="T257"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258" style:parent-style-name="Fuentedepárrafopredeter." style:family="text">
      <style:text-properties style:font-name="Times New Roman" style:font-name-complex="Times New Roman" fo:color="#008000" style:letter-kerning="false" fo:font-size="10pt" style:font-size-asian="10pt" style:font-size-complex="10pt" fo:background-color="#FFFFFF" style:language-complex="ar" style:country-complex="SA"/>
    </style:style>
    <style:style style:name="P259" style:parent-style-name="Normal" style:family="paragraph">
      <style:paragraph-properties style:text-autospace="none" style:vertical-align="auto"/>
      <style:text-properties fo:hyphenate="true"/>
    </style:style>
    <style:style style:name="T260"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261"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262" style:parent-style-name="Fuentedepárrafopredeter." style:family="text">
      <style:text-properties style:font-name="Times New Roman" style:font-name-complex="Times New Roman" fo:font-weight="bold" style:font-weight-asian="bold" style:font-weight-complex="bold" fo:color="#880088" style:letter-kerning="false" fo:font-size="10pt" style:font-size-asian="10pt" style:font-size-complex="10pt" fo:background-color="#FFFFFF" style:language-complex="ar" style:country-complex="SA"/>
    </style:style>
    <style:style style:name="T263"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264"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265"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266"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P267" style:parent-style-name="Normal" style:family="paragraph">
      <style:paragraph-properties style:text-autospace="none" style:vertical-align="auto"/>
      <style:text-properties fo:hyphenate="true"/>
    </style:style>
    <style:style style:name="T268" style:parent-style-name="Fuentedepárrafopredeter." style:family="text">
      <style:text-properties style:font-name="Times New Roman" style:font-name-complex="Times New Roman" fo:font-weight="bold" style:font-weight-asian="bold" style:font-weight-complex="bold" fo:color="#880088" style:letter-kerning="false" fo:font-size="10pt" style:font-size-asian="10pt" style:font-size-complex="10pt" fo:background-color="#FFFFFF" style:language-complex="ar" style:country-complex="SA"/>
    </style:style>
    <style:style style:name="T269"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270"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271"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272"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273"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274"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275"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276"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277"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278" style:parent-style-name="Standard" style:family="paragraph">
      <style:paragraph-properties fo:text-align="justify"/>
      <style:text-properties style:font-name="Times New Roman" style:font-name-complex="Times New Roman"/>
    </style:style>
    <style:style style:name="P279" style:parent-style-name="Standard" style:family="paragraph">
      <style:paragraph-properties fo:text-align="justify"/>
      <style:text-properties style:font-name="Times New Roman" style:font-name-complex="Times New Roman"/>
    </style:style>
    <style:style style:name="P280" style:parent-style-name="Standard" style:list-style-name="LFO1" style:family="paragraph">
      <style:paragraph-properties fo:text-align="justify" fo:margin-left="0.1972in">
        <style:tab-stops/>
      </style:paragraph-properties>
      <style:text-properties style:font-name="Times New Roman" style:font-name-complex="Times New Roman" fo:font-weight="bold" style:font-weight-asian="bold" style:font-weight-complex="bold"/>
    </style:style>
    <style:style style:name="P281" style:parent-style-name="Standard" style:family="paragraph">
      <style:paragraph-properties fo:text-align="justify"/>
      <style:text-properties style:font-name="Times New Roman" style:font-name-complex="Times New Roman"/>
    </style:style>
    <style:style style:name="P282" style:parent-style-name="Normal" style:family="paragraph">
      <style:paragraph-properties style:text-autospace="none" style:vertical-align="auto"/>
      <style:text-properties fo:hyphenate="true"/>
    </style:style>
    <style:style style:name="T283"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284"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285" style:parent-style-name="Fuentedepárrafopredeter." style:family="text">
      <style:text-properties style:font-name="Times New Roman" style:font-name-complex="Times New Roman" fo:color="#FF0000" style:letter-kerning="false" fo:font-size="10pt" style:font-size-asian="10pt" style:font-size-complex="10pt" fo:background-color="#FFFFFF" style:language-complex="ar" style:country-complex="SA"/>
    </style:style>
    <style:style style:name="P286" style:parent-style-name="Normal" style:family="paragraph">
      <style:paragraph-properties style:text-autospace="none" style:vertical-align="auto"/>
      <style:text-properties fo:hyphenate="true"/>
    </style:style>
    <style:style style:name="T287"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288"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289" style:parent-style-name="Fuentedepárrafopredeter." style:family="text">
      <style:text-properties style:font-name="Times New Roman" style:font-name-complex="Times New Roman" fo:color="#FF0000" style:letter-kerning="false" fo:font-size="10pt" style:font-size-asian="10pt" style:font-size-complex="10pt" fo:background-color="#FFFFFF" style:language-complex="ar" style:country-complex="SA"/>
    </style:style>
    <style:style style:name="P290" style:parent-style-name="Normal" style:family="paragraph">
      <style:paragraph-properties style:text-autospace="none" style:vertical-align="auto"/>
      <style:text-properties fo:hyphenate="true"/>
    </style:style>
    <style:style style:name="T291"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292"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293" style:parent-style-name="Fuentedepárrafopredeter." style:family="text">
      <style:text-properties style:font-name="Times New Roman" style:font-name-complex="Times New Roman" fo:color="#FF0000" style:letter-kerning="false" fo:font-size="10pt" style:font-size-asian="10pt" style:font-size-complex="10pt" fo:background-color="#FFFFFF" style:language-complex="ar" style:country-complex="SA"/>
    </style:style>
    <style:style style:name="P294" style:parent-style-name="Normal" style:family="paragraph">
      <style:paragraph-properties style:text-autospace="none" style:vertical-align="auto"/>
      <style:text-properties fo:hyphenate="true"/>
    </style:style>
    <style:style style:name="T295"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296"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297"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298"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299"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300"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301"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302" style:parent-style-name="Normal" style:family="paragraph">
      <style:paragraph-properties style:text-autospace="none" style:vertical-align="auto"/>
      <style:text-properties fo:hyphenate="true"/>
    </style:style>
    <style:style style:name="T303"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304" style:parent-style-name="Fuentedepárrafopredeter." style:family="text">
      <style:text-properties style:font-name="Times New Roman" style:font-name-complex="Times New Roman" fo:font-weight="bold" style:font-weight-asian="bold" style:font-weight-complex="bold" fo:color="#880088" style:letter-kerning="false" fo:font-size="10pt" style:font-size-asian="10pt" style:font-size-complex="10pt" fo:background-color="#FFFFFF" style:language-complex="ar" style:country-complex="SA"/>
    </style:style>
    <style:style style:name="T305"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306"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307"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308" style:parent-style-name="Normal" style:family="paragraph">
      <style:paragraph-properties style:text-autospace="none" style:vertical-align="auto"/>
      <style:text-properties fo:hyphenate="true"/>
    </style:style>
    <style:style style:name="T309"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310"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311"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312"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313"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314"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315"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316"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317"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318"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319"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320"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321"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322" style:parent-style-name="Normal" style:family="paragraph">
      <style:paragraph-properties style:text-autospace="none" style:vertical-align="auto"/>
      <style:text-properties fo:hyphenate="true"/>
    </style:style>
    <style:style style:name="T323"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324"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325"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326"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327" style:parent-style-name="Fuentedepárrafopredeter." style:family="text">
      <style:text-properties style:font-name="Times New Roman" style:font-name-complex="Times New Roman" fo:color="#FF0000" style:letter-kerning="false" fo:font-size="10pt" style:font-size-asian="10pt" style:font-size-complex="10pt" fo:background-color="#FFFFFF" style:language-complex="ar" style:country-complex="SA"/>
    </style:style>
    <style:style style:name="P328" style:parent-style-name="Normal" style:family="paragraph">
      <style:paragraph-properties style:text-autospace="none" style:vertical-align="auto"/>
      <style:text-properties fo:hyphenate="true"/>
    </style:style>
    <style:style style:name="T329"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330"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331"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332"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333"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334"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335"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336"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337"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338"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339"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340"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341"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342" style:parent-style-name="Normal" style:family="paragraph">
      <style:paragraph-properties style:text-autospace="none" style:vertical-align="auto"/>
      <style:text-properties fo:hyphenate="true"/>
    </style:style>
    <style:style style:name="T343"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344"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345"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346"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347" style:parent-style-name="Fuentedepárrafopredeter." style:family="text">
      <style:text-properties style:font-name="Times New Roman" style:font-name-complex="Times New Roman" fo:color="#FF0000" style:letter-kerning="false" fo:font-size="10pt" style:font-size-asian="10pt" style:font-size-complex="10pt" fo:background-color="#FFFFFF" style:language-complex="ar" style:country-complex="SA"/>
    </style:style>
    <style:style style:name="P348" style:parent-style-name="Normal" style:family="paragraph">
      <style:paragraph-properties style:text-autospace="none" style:vertical-align="auto"/>
      <style:text-properties fo:hyphenate="true"/>
    </style:style>
    <style:style style:name="T349"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350"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351"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352"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353"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354"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355"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356"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357"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358"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359"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360"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361"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362" style:parent-style-name="Normal" style:family="paragraph">
      <style:paragraph-properties style:text-autospace="none" style:vertical-align="auto"/>
      <style:text-properties fo:hyphenate="true"/>
    </style:style>
    <style:style style:name="T363"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364"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365"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366"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367" style:parent-style-name="Fuentedepárrafopredeter." style:family="text">
      <style:text-properties style:font-name="Times New Roman" style:font-name-complex="Times New Roman" fo:color="#FF0000" style:letter-kerning="false" fo:font-size="10pt" style:font-size-asian="10pt" style:font-size-complex="10pt" fo:background-color="#FFFFFF" style:language-complex="ar" style:country-complex="SA"/>
    </style:style>
    <style:style style:name="P368" style:parent-style-name="Normal" style:family="paragraph">
      <style:paragraph-properties style:text-autospace="none" style:vertical-align="auto"/>
      <style:text-properties style:font-name="Times New Roman" style:font-name-complex="Times New Roman" fo:color="#000000" style:letter-kerning="false" fo:font-size="10pt" style:font-size-asian="10pt" style:font-size-complex="10pt" fo:background-color="#FFFFFF" style:language-complex="ar" style:country-complex="SA" fo:hyphenate="true"/>
    </style:style>
    <style:style style:name="P369" style:parent-style-name="Normal" style:family="paragraph">
      <style:paragraph-properties style:text-autospace="none" style:vertical-align="auto"/>
      <style:text-properties fo:hyphenate="true"/>
    </style:style>
    <style:style style:name="T370" style:parent-style-name="Fuentedepárrafopredeter." style:family="text">
      <style:text-properties style:font-name="Times New Roman" style:font-name-complex="Times New Roman" fo:font-weight="bold" style:font-weight-asian="bold" style:font-weight-complex="bold" fo:color="#880088" style:letter-kerning="false" fo:font-size="10pt" style:font-size-asian="10pt" style:font-size-complex="10pt" fo:background-color="#FFFFFF" style:language-complex="ar" style:country-complex="SA"/>
    </style:style>
    <style:style style:name="T371"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372"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373"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374"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375"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376" style:parent-style-name="Normal" style:family="paragraph">
      <style:paragraph-properties style:text-autospace="none" style:vertical-align="auto"/>
      <style:text-properties fo:hyphenate="true"/>
    </style:style>
    <style:style style:name="T377" style:parent-style-name="Fuentedepárrafopredeter." style:family="text">
      <style:text-properties style:font-name="Times New Roman" style:font-name-complex="Times New Roman" fo:font-weight="bold" style:font-weight-asian="bold" style:font-weight-complex="bold" fo:color="#880088" style:letter-kerning="false" fo:font-size="10pt" style:font-size-asian="10pt" style:font-size-complex="10pt" fo:background-color="#FFFFFF" style:language-complex="ar" style:country-complex="SA"/>
    </style:style>
    <style:style style:name="T378"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379"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380"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381"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382"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383" style:parent-style-name="Normal" style:family="paragraph">
      <style:paragraph-properties style:text-autospace="none" style:vertical-align="auto"/>
      <style:text-properties fo:hyphenate="true"/>
    </style:style>
    <style:style style:name="T384" style:parent-style-name="Fuentedepárrafopredeter." style:family="text">
      <style:text-properties style:font-name="Times New Roman" style:font-name-complex="Times New Roman" fo:font-weight="bold" style:font-weight-asian="bold" style:font-weight-complex="bold" fo:color="#880088" style:letter-kerning="false" fo:font-size="10pt" style:font-size-asian="10pt" style:font-size-complex="10pt" fo:background-color="#FFFFFF" style:language-complex="ar" style:country-complex="SA"/>
    </style:style>
    <style:style style:name="T385"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386"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387"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388"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389"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390" style:parent-style-name="Standard" style:family="paragraph">
      <style:paragraph-properties fo:text-align="justify"/>
      <style:text-properties style:font-name="Times New Roman" style:font-name-complex="Times New Roman"/>
    </style:style>
    <style:style style:name="P391" style:parent-style-name="Normal" style:family="paragraph">
      <style:paragraph-properties fo:break-before="page"/>
      <style:text-properties style:font-name="Times New Roman" style:font-name-complex="Times New Roman"/>
    </style:style>
    <style:style style:name="P392" style:parent-style-name="Standard" style:family="paragraph">
      <style:paragraph-properties fo:text-align="center"/>
      <style:text-properties style:font-name="Times New Roman" style:font-name-complex="Times New Roman" fo:font-weight="bold" style:font-weight-asian="bold" style:font-weight-complex="bold" fo:font-size="15pt" style:font-size-asian="15pt" style:font-size-complex="15pt"/>
    </style:style>
    <style:style style:name="P393" style:parent-style-name="Standard" style:family="paragraph">
      <style:paragraph-properties fo:text-align="center"/>
      <style:text-properties style:font-name="Times New Roman" style:font-name-complex="Times New Roman" fo:font-weight="bold" style:font-weight-asian="bold" style:font-weight-complex="bold" fo:font-size="15pt" style:font-size-asian="15pt" style:font-size-complex="15pt"/>
    </style:style>
    <style:style style:name="P394" style:parent-style-name="Standard" style:family="paragraph">
      <style:paragraph-properties fo:text-align="justify"/>
      <style:text-properties style:font-name="Times New Roman" style:font-name-complex="Times New Roman"/>
    </style:style>
    <style:style style:name="P395" style:parent-style-name="Standard" style:family="paragraph">
      <style:paragraph-properties fo:text-align="justify"/>
      <style:text-properties style:font-name="Times New Roman" style:font-name-complex="Times New Roman"/>
    </style:style>
    <style:style style:name="P396" style:parent-style-name="Standard" style:family="paragraph">
      <style:paragraph-properties fo:text-align="justify"/>
      <style:text-properties style:font-name="Times New Roman" style:font-name-complex="Times New Roman"/>
    </style:style>
    <style:style style:name="P397" style:parent-style-name="Standard" style:list-style-name="LFO2" style:family="paragraph">
      <style:paragraph-properties fo:text-align="justify"/>
      <style:text-properties style:font-name="Times New Roman" style:font-name-complex="Times New Roman"/>
    </style:style>
    <style:style style:name="P398" style:parent-style-name="Standard" style:family="paragraph">
      <style:paragraph-properties fo:text-align="justify"/>
      <style:text-properties style:font-name="Times New Roman" style:font-name-complex="Times New Roman"/>
    </style:style>
    <style:style style:name="P399" style:parent-style-name="Standard" style:list-style-name="LFO2" style:family="paragraph">
      <style:paragraph-properties fo:text-align="justify"/>
      <style:text-properties style:font-name="Times New Roman" style:font-name-complex="Times New Roman"/>
    </style:style>
    <style:style style:name="P400" style:parent-style-name="Standard" style:family="paragraph">
      <style:paragraph-properties fo:text-align="justify"/>
      <style:text-properties style:font-name="Times New Roman" style:font-name-complex="Times New Roman"/>
    </style:style>
    <style:style style:name="P401" style:parent-style-name="Standard" style:list-style-name="LFO3" style:family="paragraph">
      <style:paragraph-properties fo:text-align="justify"/>
      <style:text-properties style:font-name="Times New Roman" style:font-name-complex="Times New Roman" fo:color="#C9211E"/>
    </style:style>
    <style:style style:name="P402" style:parent-style-name="Standard" style:family="paragraph">
      <style:paragraph-properties fo:text-align="justify"/>
      <style:text-properties style:font-name="Times New Roman" style:font-name-complex="Times New Roman" fo:color="#C9211E"/>
    </style:style>
    <style:style style:name="P403" style:parent-style-name="Normal" style:family="paragraph">
      <style:paragraph-properties style:text-autospace="none" style:vertical-align="auto"/>
      <style:text-properties fo:hyphenate="true"/>
    </style:style>
    <style:style style:name="T404" style:parent-style-name="Fuentedepárrafopredeter." style:family="text">
      <style:text-properties style:font-name="Times New Roman" style:font-name-complex="Times New Roman" fo:color="#008000" style:letter-kerning="false" fo:font-size="10pt" style:font-size-asian="10pt" style:font-size-complex="10pt" fo:background-color="#FFFFFF" style:language-complex="ar" style:country-complex="SA"/>
    </style:style>
    <style:style style:name="P405" style:parent-style-name="Normal" style:family="paragraph">
      <style:paragraph-properties style:text-autospace="none" style:vertical-align="auto"/>
      <style:text-properties style:font-name="Times New Roman" style:font-name-complex="Times New Roman" fo:color="#FF8000" style:letter-kerning="false" fo:font-size="10pt" style:font-size-asian="10pt" style:font-size-complex="10pt" fo:background-color="#FFFFFF" style:language-complex="ar" style:country-complex="SA" fo:hyphenate="true"/>
    </style:style>
    <style:style style:name="P406" style:parent-style-name="Normal" style:family="paragraph">
      <style:paragraph-properties style:text-autospace="none" style:vertical-align="auto"/>
      <style:text-properties style:font-name="Times New Roman" style:font-name-complex="Times New Roman" fo:color="#FF8000" style:letter-kerning="false" fo:font-size="10pt" style:font-size-asian="10pt" style:font-size-complex="10pt" fo:background-color="#FFFFFF" style:language-complex="ar" style:country-complex="SA" fo:hyphenate="true"/>
    </style:style>
    <style:style style:name="P407" style:parent-style-name="Normal" style:family="paragraph">
      <style:paragraph-properties style:text-autospace="none" style:vertical-align="auto"/>
      <style:text-properties style:font-name="Times New Roman" style:font-name-complex="Times New Roman" fo:color="#FF8000" style:letter-kerning="false" fo:font-size="10pt" style:font-size-asian="10pt" style:font-size-complex="10pt" fo:background-color="#FFFFFF" style:language-complex="ar" style:country-complex="SA" fo:hyphenate="true"/>
    </style:style>
    <style:style style:name="P408" style:parent-style-name="Normal" style:family="paragraph">
      <style:paragraph-properties style:text-autospace="none" style:vertical-align="auto"/>
      <style:text-properties style:font-name="Times New Roman" style:font-name-complex="Times New Roman" fo:color="#FF8000" style:letter-kerning="false" fo:font-size="10pt" style:font-size-asian="10pt" style:font-size-complex="10pt" fo:background-color="#FFFFFF" style:language-complex="ar" style:country-complex="SA" fo:hyphenate="true"/>
    </style:style>
    <style:style style:name="P409" style:parent-style-name="Normal" style:family="paragraph">
      <style:paragraph-properties style:text-autospace="none" style:vertical-align="auto"/>
      <style:text-properties fo:hyphenate="true"/>
    </style:style>
    <style:style style:name="T410" style:parent-style-name="Fuentedepárrafopredeter." style:family="text">
      <style:text-properties style:font-name="Times New Roman" style:font-name-complex="Times New Roman" fo:color="#FF8000" style:letter-kerning="false" fo:font-size="10pt" style:font-size-asian="10pt" style:font-size-complex="10pt" fo:background-color="#FFFFFF" style:language-complex="ar" style:country-complex="SA"/>
    </style:style>
    <style:style style:name="P411" style:parent-style-name="Normal" style:family="paragraph">
      <style:paragraph-properties style:text-autospace="none" style:vertical-align="auto"/>
      <style:text-properties style:font-name="Times New Roman" style:font-name-complex="Times New Roman" fo:color="#000000" style:letter-kerning="false" fo:font-size="10pt" style:font-size-asian="10pt" style:font-size-complex="10pt" fo:background-color="#FFFFFF" style:language-complex="ar" style:country-complex="SA" fo:hyphenate="true"/>
    </style:style>
    <style:style style:name="P412" style:parent-style-name="Normal" style:family="paragraph">
      <style:paragraph-properties style:text-autospace="none" style:vertical-align="auto"/>
      <style:text-properties fo:hyphenate="true"/>
    </style:style>
    <style:style style:name="T413" style:parent-style-name="Fuentedepárrafopredeter." style:family="text">
      <style:text-properties style:font-name="Times New Roman" style:font-name-complex="Times New Roman" fo:color="#FF8000" style:letter-kerning="false" fo:font-size="10pt" style:font-size-asian="10pt" style:font-size-complex="10pt" fo:background-color="#FFFFFF" style:language-complex="ar" style:country-complex="SA"/>
    </style:style>
    <style:style style:name="P414" style:parent-style-name="Normal" style:family="paragraph">
      <style:paragraph-properties style:text-autospace="none" style:vertical-align="auto"/>
      <style:text-properties fo:hyphenate="true"/>
    </style:style>
    <style:style style:name="T415"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416"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417"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418"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P419" style:parent-style-name="Normal" style:family="paragraph">
      <style:paragraph-properties style:text-autospace="none" style:vertical-align="auto"/>
      <style:text-properties style:font-name="Times New Roman" style:font-name-complex="Times New Roman" fo:color="#000000" style:letter-kerning="false" fo:font-size="10pt" style:font-size-asian="10pt" style:font-size-complex="10pt" fo:background-color="#FFFFFF" style:language-complex="ar" style:country-complex="SA" fo:hyphenate="true"/>
    </style:style>
    <style:style style:name="P420" style:parent-style-name="Normal" style:family="paragraph">
      <style:paragraph-properties style:text-autospace="none" style:vertical-align="auto"/>
      <style:text-properties fo:hyphenate="true"/>
    </style:style>
    <style:style style:name="T421"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422"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423"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424"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425"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426"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427"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428"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429" style:parent-style-name="Normal" style:family="paragraph">
      <style:paragraph-properties style:text-autospace="none" style:vertical-align="auto"/>
      <style:text-properties fo:hyphenate="true"/>
    </style:style>
    <style:style style:name="T430"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431"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432"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433"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434"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435"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436"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437"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438" style:parent-style-name="Normal" style:family="paragraph">
      <style:paragraph-properties style:text-autospace="none" style:vertical-align="auto"/>
      <style:text-properties style:font-name="Times New Roman" style:font-name-complex="Times New Roman" fo:color="#000000" style:letter-kerning="false" fo:font-size="10pt" style:font-size-asian="10pt" style:font-size-complex="10pt" fo:background-color="#FFFFFF" style:language-complex="ar" style:country-complex="SA" fo:hyphenate="true"/>
    </style:style>
    <style:style style:name="P439" style:parent-style-name="Normal" style:family="paragraph">
      <style:paragraph-properties style:text-autospace="none" style:vertical-align="auto"/>
      <style:text-properties fo:hyphenate="true"/>
    </style:style>
    <style:style style:name="T440" style:parent-style-name="Fuentedepárrafopredeter." style:family="text">
      <style:text-properties style:font-name="Times New Roman" style:font-name-complex="Times New Roman" fo:color="#008000" style:letter-kerning="false" fo:font-size="10pt" style:font-size-asian="10pt" style:font-size-complex="10pt" fo:background-color="#FFFFFF" style:language-complex="ar" style:country-complex="SA"/>
    </style:style>
    <style:style style:name="P441" style:parent-style-name="Normal" style:family="paragraph">
      <style:paragraph-properties style:text-autospace="none" style:vertical-align="auto"/>
      <style:text-properties fo:hyphenate="true"/>
    </style:style>
    <style:style style:name="T442" style:parent-style-name="Fuentedepárrafopredeter." style:family="text">
      <style:text-properties style:font-name="Times New Roman" style:font-name-complex="Times New Roman" fo:color="#FF8000" style:letter-kerning="false" fo:font-size="10pt" style:font-size-asian="10pt" style:font-size-complex="10pt" fo:background-color="#FFFFFF" style:language-complex="ar" style:country-complex="SA"/>
    </style:style>
    <style:style style:name="P443" style:parent-style-name="Normal" style:family="paragraph">
      <style:paragraph-properties style:text-autospace="none" style:vertical-align="auto"/>
      <style:text-properties style:font-name="Times New Roman" style:font-name-complex="Times New Roman" fo:color="#000000" style:letter-kerning="false" fo:font-size="10pt" style:font-size-asian="10pt" style:font-size-complex="10pt" fo:background-color="#FFFFFF" style:language-complex="ar" style:country-complex="SA" fo:hyphenate="true"/>
    </style:style>
    <style:style style:name="P444" style:parent-style-name="Normal" style:family="paragraph">
      <style:paragraph-properties style:text-autospace="none" style:vertical-align="auto"/>
      <style:text-properties fo:hyphenate="true"/>
    </style:style>
    <style:style style:name="T445"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446"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447"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448"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P449" style:parent-style-name="Normal" style:family="paragraph">
      <style:paragraph-properties style:text-autospace="none" style:vertical-align="auto"/>
      <style:text-properties fo:hyphenate="true"/>
    </style:style>
    <style:style style:name="T450"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451"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P452" style:parent-style-name="Normal" style:family="paragraph">
      <style:paragraph-properties style:text-autospace="none" style:vertical-align="auto"/>
      <style:text-properties style:font-name="Times New Roman" style:font-name-complex="Times New Roman" fo:color="#000000" style:letter-kerning="false" fo:font-size="10pt" style:font-size-asian="10pt" style:font-size-complex="10pt" fo:background-color="#FFFFFF" style:language-complex="ar" style:country-complex="SA" fo:hyphenate="true"/>
    </style:style>
    <style:style style:name="P453" style:parent-style-name="Normal" style:family="paragraph">
      <style:paragraph-properties style:text-autospace="none" style:vertical-align="auto"/>
      <style:text-properties fo:hyphenate="true"/>
    </style:style>
    <style:style style:name="T454" style:parent-style-name="Fuentedepárrafopredeter." style:family="text">
      <style:text-properties style:font-name="Times New Roman" style:font-name-complex="Times New Roman" fo:color="#008000" style:letter-kerning="false" fo:font-size="10pt" style:font-size-asian="10pt" style:font-size-complex="10pt" fo:background-color="#FFFFFF" style:language-complex="ar" style:country-complex="SA"/>
    </style:style>
    <style:style style:name="P455" style:parent-style-name="Normal" style:family="paragraph">
      <style:paragraph-properties style:text-autospace="none" style:vertical-align="auto"/>
      <style:text-properties fo:hyphenate="true"/>
    </style:style>
    <style:style style:name="T456"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457"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458" style:parent-style-name="Fuentedepárrafopredeter." style:family="text">
      <style:text-properties style:font-name="Times New Roman" style:font-name-complex="Times New Roman" fo:color="#FF00FF" style:letter-kerning="false" fo:font-size="10pt" style:font-size-asian="10pt" style:font-size-complex="10pt" fo:background-color="#FFFFFF" style:language-complex="ar" style:country-complex="SA"/>
    </style:style>
    <style:style style:name="T459"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460"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461"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462"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463"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464" style:parent-style-name="Normal" style:family="paragraph">
      <style:paragraph-properties style:text-autospace="none" style:vertical-align="auto"/>
      <style:text-properties fo:hyphenate="true"/>
    </style:style>
    <style:style style:name="T465"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466"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467"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468"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469"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470"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471"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472"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473"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474"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475" style:parent-style-name="Normal" style:family="paragraph">
      <style:paragraph-properties style:text-autospace="none" style:vertical-align="auto"/>
      <style:text-properties fo:hyphenate="true"/>
    </style:style>
    <style:style style:name="T476"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477"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478"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479"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480"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481"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482" style:parent-style-name="Normal" style:family="paragraph">
      <style:paragraph-properties style:text-autospace="none" style:vertical-align="auto"/>
      <style:text-properties fo:hyphenate="true"/>
    </style:style>
    <style:style style:name="T483"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484"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485"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486"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487"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488"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489"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490"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491"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492"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493"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494"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495"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496" style:parent-style-name="Normal" style:family="paragraph">
      <style:paragraph-properties style:text-autospace="none" style:vertical-align="auto"/>
      <style:text-properties fo:hyphenate="true"/>
    </style:style>
    <style:style style:name="T497"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498"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499"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P500" style:parent-style-name="Normal" style:family="paragraph">
      <style:paragraph-properties style:text-autospace="none" style:vertical-align="auto"/>
      <style:text-properties style:font-name="Times New Roman" style:font-name-complex="Times New Roman" fo:color="#000000" style:letter-kerning="false" fo:font-size="10pt" style:font-size-asian="10pt" style:font-size-complex="10pt" fo:background-color="#FFFFFF" style:language-complex="ar" style:country-complex="SA" fo:hyphenate="true"/>
    </style:style>
    <style:style style:name="P501" style:parent-style-name="Normal" style:family="paragraph">
      <style:paragraph-properties style:text-autospace="none" style:vertical-align="auto"/>
      <style:text-properties fo:hyphenate="true"/>
    </style:style>
    <style:style style:name="T502" style:parent-style-name="Fuentedepárrafopredeter." style:family="text">
      <style:text-properties style:font-name="Times New Roman" style:font-name-complex="Times New Roman" fo:color="#008000" style:letter-kerning="false" fo:font-size="10pt" style:font-size-asian="10pt" style:font-size-complex="10pt" fo:background-color="#FFFFFF" style:language-complex="ar" style:country-complex="SA"/>
    </style:style>
    <style:style style:name="P503" style:parent-style-name="Normal" style:family="paragraph">
      <style:paragraph-properties style:text-autospace="none" style:vertical-align="auto"/>
      <style:text-properties fo:hyphenate="true"/>
    </style:style>
    <style:style style:name="T504"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505"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506"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507"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508"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509"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510"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511"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512"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513"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514"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515"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516"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517"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518"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519"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520"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521"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522"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523" style:parent-style-name="Normal" style:family="paragraph">
      <style:paragraph-properties style:text-autospace="none" style:vertical-align="auto"/>
      <style:text-properties fo:hyphenate="true"/>
    </style:style>
    <style:style style:name="T524"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525"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526"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527"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528"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529"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530"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531"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532"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533"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534"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535"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536"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537"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538"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539"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540"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541"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542"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543" style:parent-style-name="Normal" style:family="paragraph">
      <style:paragraph-properties style:text-autospace="none" style:vertical-align="auto"/>
      <style:text-properties style:font-name="Times New Roman" style:font-name-complex="Times New Roman" fo:color="#000000" style:letter-kerning="false" fo:font-size="10pt" style:font-size-asian="10pt" style:font-size-complex="10pt" fo:background-color="#FFFFFF" style:language-complex="ar" style:country-complex="SA" fo:hyphenate="true"/>
    </style:style>
    <style:style style:name="P544" style:parent-style-name="Normal" style:family="paragraph">
      <style:paragraph-properties style:text-autospace="none" style:vertical-align="auto"/>
      <style:text-properties fo:hyphenate="true"/>
    </style:style>
    <style:style style:name="T545" style:parent-style-name="Fuentedepárrafopredeter." style:family="text">
      <style:text-properties style:font-name="Times New Roman" style:font-name-complex="Times New Roman" fo:color="#008000" style:letter-kerning="false" fo:font-size="10pt" style:font-size-asian="10pt" style:font-size-complex="10pt" fo:background-color="#FFFFFF" style:language-complex="ar" style:country-complex="SA"/>
    </style:style>
    <style:style style:name="P546" style:parent-style-name="Normal" style:family="paragraph">
      <style:paragraph-properties style:text-autospace="none" style:vertical-align="auto"/>
      <style:text-properties fo:hyphenate="true"/>
    </style:style>
    <style:style style:name="T547"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548"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549"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550"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551"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552"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553"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554"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555"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556"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557" style:parent-style-name="Fuentedepárrafopredeter." style:family="text">
      <style:text-properties style:font-name="Times New Roman" style:font-name-complex="Times New Roman" fo:font-weight="bold" style:font-weight-asian="bold" style:font-weight-complex="bold" fo:color="#880088" style:letter-kerning="false" fo:font-size="10pt" style:font-size-asian="10pt" style:font-size-complex="10pt" fo:background-color="#FFFFFF" style:language-complex="ar" style:country-complex="SA"/>
    </style:style>
    <style:style style:name="T558"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559"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560"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561"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562"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563"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564"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565"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566" style:parent-style-name="Normal" style:family="paragraph">
      <style:paragraph-properties style:text-autospace="none" style:vertical-align="auto"/>
      <style:text-properties fo:hyphenate="true"/>
    </style:style>
    <style:style style:name="T567"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568"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569"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570"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571"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572"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573"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574"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575"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576"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577" style:parent-style-name="Fuentedepárrafopredeter." style:family="text">
      <style:text-properties style:font-name="Times New Roman" style:font-name-complex="Times New Roman" fo:font-weight="bold" style:font-weight-asian="bold" style:font-weight-complex="bold" fo:color="#880088" style:letter-kerning="false" fo:font-size="10pt" style:font-size-asian="10pt" style:font-size-complex="10pt" fo:background-color="#FFFFFF" style:language-complex="ar" style:country-complex="SA"/>
    </style:style>
    <style:style style:name="T578"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579"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580"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581"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582"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583"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584"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585"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586" style:parent-style-name="Normal" style:family="paragraph">
      <style:paragraph-properties style:text-autospace="none" style:vertical-align="auto"/>
      <style:text-properties style:font-name="Times New Roman" style:font-name-complex="Times New Roman" fo:color="#000000" style:letter-kerning="false" fo:font-size="10pt" style:font-size-asian="10pt" style:font-size-complex="10pt" fo:background-color="#FFFFFF" style:language-complex="ar" style:country-complex="SA" fo:hyphenate="true"/>
    </style:style>
    <style:style style:name="P587" style:parent-style-name="Normal" style:family="paragraph">
      <style:paragraph-properties style:text-autospace="none" style:vertical-align="auto"/>
      <style:text-properties fo:hyphenate="true"/>
    </style:style>
    <style:style style:name="T588" style:parent-style-name="Fuentedepárrafopredeter." style:family="text">
      <style:text-properties style:font-name="Times New Roman" style:font-name-complex="Times New Roman" fo:color="#008000" style:letter-kerning="false" fo:font-size="10pt" style:font-size-asian="10pt" style:font-size-complex="10pt" fo:background-color="#FFFFFF" style:language-complex="ar" style:country-complex="SA"/>
    </style:style>
    <style:style style:name="P589" style:parent-style-name="Normal" style:family="paragraph">
      <style:paragraph-properties style:text-autospace="none" style:vertical-align="auto"/>
      <style:text-properties fo:hyphenate="true"/>
    </style:style>
    <style:style style:name="T590"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591"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592"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593"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594"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595"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596"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597"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598"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599"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600"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601"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602"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603"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604"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605"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606"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607"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608"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609"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610"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611"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612"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613"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614"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615"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616"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617"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618"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619"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620"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621" style:parent-style-name="Fuentedepárrafopredeter." style:family="text">
      <style:text-properties style:font-name="Times New Roman" style:font-name-complex="Times New Roman" fo:font-weight="bold" style:font-weight-asian="bold" style:font-weight-complex="bold" fo:color="#880088" style:letter-kerning="false" fo:font-size="10pt" style:font-size-asian="10pt" style:font-size-complex="10pt" fo:background-color="#FFFFFF" style:language-complex="ar" style:country-complex="SA"/>
    </style:style>
    <style:style style:name="T622"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623"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624"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625" style:parent-style-name="Fuentedepárrafopredeter." style:family="text">
      <style:text-properties style:font-name="Times New Roman" style:font-name-complex="Times New Roman" fo:color="#FF0000" style:letter-kerning="false" fo:font-size="10pt" style:font-size-asian="10pt" style:font-size-complex="10pt" fo:background-color="#FFFFFF" style:language-complex="ar" style:country-complex="SA"/>
    </style:style>
    <style:style style:name="T626"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627" style:parent-style-name="Normal" style:family="paragraph">
      <style:paragraph-properties style:text-autospace="none" style:vertical-align="auto"/>
      <style:text-properties fo:hyphenate="true"/>
    </style:style>
    <style:style style:name="T628"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629"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630"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631"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632"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633"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634"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635"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636"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637"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638"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639"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640"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641"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642"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643"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644"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645"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646"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647"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648"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649"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650"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651"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652"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653"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654"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655"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656"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657"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658"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659" style:parent-style-name="Fuentedepárrafopredeter." style:family="text">
      <style:text-properties style:font-name="Times New Roman" style:font-name-complex="Times New Roman" fo:font-weight="bold" style:font-weight-asian="bold" style:font-weight-complex="bold" fo:color="#880088" style:letter-kerning="false" fo:font-size="10pt" style:font-size-asian="10pt" style:font-size-complex="10pt" fo:background-color="#FFFFFF" style:language-complex="ar" style:country-complex="SA"/>
    </style:style>
    <style:style style:name="T660"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661"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662"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663" style:parent-style-name="Fuentedepárrafopredeter." style:family="text">
      <style:text-properties style:font-name="Times New Roman" style:font-name-complex="Times New Roman" fo:color="#FF0000" style:letter-kerning="false" fo:font-size="10pt" style:font-size-asian="10pt" style:font-size-complex="10pt" fo:background-color="#FFFFFF" style:language-complex="ar" style:country-complex="SA"/>
    </style:style>
    <style:style style:name="T664"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665" style:parent-style-name="Normal" style:family="paragraph">
      <style:paragraph-properties style:text-autospace="none" style:vertical-align="auto"/>
      <style:text-properties style:font-name="Times New Roman" style:font-name-complex="Times New Roman" fo:color="#000000" style:letter-kerning="false" fo:font-size="10pt" style:font-size-asian="10pt" style:font-size-complex="10pt" fo:background-color="#FFFFFF" style:language-complex="ar" style:country-complex="SA" fo:hyphenate="true"/>
    </style:style>
    <style:style style:name="P666" style:parent-style-name="Normal" style:family="paragraph">
      <style:paragraph-properties style:text-autospace="none" style:vertical-align="auto"/>
      <style:text-properties style:font-name="Times New Roman" style:font-name-complex="Times New Roman" fo:color="#000000" style:letter-kerning="false" fo:font-size="10pt" style:font-size-asian="10pt" style:font-size-complex="10pt" fo:background-color="#FFFFFF" style:language-complex="ar" style:country-complex="SA" fo:hyphenate="true"/>
    </style:style>
    <style:style style:name="P667" style:parent-style-name="Normal" style:family="paragraph">
      <style:paragraph-properties style:text-autospace="none" style:vertical-align="auto"/>
      <style:text-properties fo:hyphenate="true"/>
    </style:style>
    <style:style style:name="T668" style:parent-style-name="Fuentedepárrafopredeter." style:family="text">
      <style:text-properties style:font-name="Times New Roman" style:font-name-complex="Times New Roman" fo:color="#008000" style:letter-kerning="false" fo:font-size="10pt" style:font-size-asian="10pt" style:font-size-complex="10pt" fo:background-color="#FFFFFF" style:language-complex="ar" style:country-complex="SA"/>
    </style:style>
    <style:style style:name="P669" style:parent-style-name="Normal" style:family="paragraph">
      <style:paragraph-properties style:text-autospace="none" style:vertical-align="auto"/>
      <style:text-properties fo:hyphenate="true"/>
    </style:style>
    <style:style style:name="T670" style:parent-style-name="Fuentedepárrafopredeter." style:family="text">
      <style:text-properties style:font-name="Times New Roman" style:font-name-complex="Times New Roman" fo:color="#FF8000" style:letter-kerning="false" fo:font-size="10pt" style:font-size-asian="10pt" style:font-size-complex="10pt" fo:background-color="#FFFFFF" style:language-complex="ar" style:country-complex="SA"/>
    </style:style>
    <style:style style:name="P671" style:parent-style-name="Normal" style:family="paragraph">
      <style:paragraph-properties style:text-autospace="none" style:vertical-align="auto"/>
      <style:text-properties style:font-name="Times New Roman" style:font-name-complex="Times New Roman" fo:color="#000000" style:letter-kerning="false" fo:font-size="10pt" style:font-size-asian="10pt" style:font-size-complex="10pt" fo:background-color="#FFFFFF" style:language-complex="ar" style:country-complex="SA" fo:hyphenate="true"/>
    </style:style>
    <style:style style:name="P672" style:parent-style-name="Normal" style:family="paragraph">
      <style:paragraph-properties style:text-autospace="none" style:vertical-align="auto"/>
      <style:text-properties fo:hyphenate="true"/>
    </style:style>
    <style:style style:name="T673"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674"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675"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676"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677"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678"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679"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680"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681"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682"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683"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684"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685"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686"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687"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688" style:parent-style-name="Normal" style:family="paragraph">
      <style:paragraph-properties style:text-autospace="none" style:vertical-align="auto"/>
      <style:text-properties fo:hyphenate="true"/>
    </style:style>
    <style:style style:name="T689"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690"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691"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692"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693"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694"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695"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696"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697"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698"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699"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700"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701"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702"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703"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704" style:parent-style-name="Normal" style:family="paragraph">
      <style:paragraph-properties style:text-autospace="none" style:vertical-align="auto"/>
      <style:text-properties style:font-name="Times New Roman" style:font-name-complex="Times New Roman" fo:color="#000000" style:letter-kerning="false" fo:font-size="10pt" style:font-size-asian="10pt" style:font-size-complex="10pt" fo:background-color="#FFFFFF" style:language-complex="ar" style:country-complex="SA" fo:hyphenate="true"/>
    </style:style>
    <style:style style:name="P705" style:parent-style-name="Normal" style:family="paragraph">
      <style:paragraph-properties style:text-autospace="none" style:vertical-align="auto"/>
      <style:text-properties style:font-name="Times New Roman" style:font-name-complex="Times New Roman" fo:color="#000000" style:letter-kerning="false" fo:font-size="10pt" style:font-size-asian="10pt" style:font-size-complex="10pt" fo:background-color="#FFFFFF" style:language-complex="ar" style:country-complex="SA" fo:hyphenate="true"/>
    </style:style>
    <style:style style:name="P706" style:parent-style-name="Normal" style:family="paragraph">
      <style:paragraph-properties style:text-autospace="none" style:vertical-align="auto"/>
      <style:text-properties fo:hyphenate="true"/>
    </style:style>
    <style:style style:name="T707"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708"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709"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710"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711"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712"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713"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714"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715"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716" style:parent-style-name="Normal" style:family="paragraph">
      <style:paragraph-properties style:text-autospace="none" style:vertical-align="auto"/>
      <style:text-properties fo:hyphenate="true"/>
    </style:style>
    <style:style style:name="T717"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718"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719"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720"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721" style:parent-style-name="Normal" style:family="paragraph">
      <style:paragraph-properties style:text-autospace="none" style:vertical-align="auto"/>
      <style:text-properties style:font-name="Times New Roman" style:font-name-complex="Times New Roman" fo:color="#000000" style:letter-kerning="false" fo:font-size="10pt" style:font-size-asian="10pt" style:font-size-complex="10pt" fo:background-color="#FFFFFF" style:language-complex="ar" style:country-complex="SA" fo:hyphenate="true"/>
    </style:style>
    <style:style style:name="P722" style:parent-style-name="Normal" style:family="paragraph">
      <style:paragraph-properties style:text-autospace="none" style:vertical-align="auto"/>
      <style:text-properties fo:hyphenate="true"/>
    </style:style>
    <style:style style:name="T723"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724"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725"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726"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727"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728"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729"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730"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731"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732"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733"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734"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735"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736"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737"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738"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739"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740"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741"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742"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743"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744"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745"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746"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747" style:parent-style-name="Fuentedepárrafopredeter." style:family="text">
      <style:text-properties style:font-name="Times New Roman" style:font-name-complex="Times New Roman" fo:color="#008000" style:letter-kerning="false" fo:font-size="10pt" style:font-size-asian="10pt" style:font-size-complex="10pt" fo:background-color="#FFFFFF" style:language-complex="ar" style:country-complex="SA"/>
    </style:style>
    <style:style style:name="P748" style:parent-style-name="Normal" style:family="paragraph">
      <style:paragraph-properties style:text-autospace="none" style:vertical-align="auto"/>
      <style:text-properties fo:hyphenate="true"/>
    </style:style>
    <style:style style:name="T749"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750"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751"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752"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753"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754"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755"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756"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757"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758"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759"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760"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761"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762"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763"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764"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765"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766"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767"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768"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769"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770"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771"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772" style:parent-style-name="Normal" style:family="paragraph">
      <style:paragraph-properties style:text-autospace="none" style:vertical-align="auto"/>
      <style:text-properties style:font-name="Times New Roman" style:font-name-complex="Times New Roman" fo:color="#000000" style:letter-kerning="false" fo:font-size="10pt" style:font-size-asian="10pt" style:font-size-complex="10pt" fo:background-color="#FFFFFF" style:language-complex="ar" style:country-complex="SA" fo:hyphenate="true"/>
    </style:style>
    <style:style style:name="P773" style:parent-style-name="Normal" style:family="paragraph">
      <style:paragraph-properties style:text-autospace="none" style:vertical-align="auto"/>
      <style:text-properties fo:hyphenate="true"/>
    </style:style>
    <style:style style:name="T774" style:parent-style-name="Fuentedepárrafopredeter." style:family="text">
      <style:text-properties style:font-name="Times New Roman" style:font-name-complex="Times New Roman" fo:color="#008000" style:letter-kerning="false" fo:font-size="10pt" style:font-size-asian="10pt" style:font-size-complex="10pt" fo:background-color="#FFFFFF" style:language-complex="ar" style:country-complex="SA"/>
    </style:style>
    <style:style style:name="P775" style:parent-style-name="Normal" style:family="paragraph">
      <style:paragraph-properties style:text-autospace="none" style:vertical-align="auto"/>
      <style:text-properties style:font-name="Times New Roman" style:font-name-complex="Times New Roman" fo:color="#000000" style:letter-kerning="false" fo:font-size="10pt" style:font-size-asian="10pt" style:font-size-complex="10pt" fo:background-color="#FFFFFF" style:language-complex="ar" style:country-complex="SA" fo:hyphenate="true"/>
    </style:style>
    <style:style style:name="P776" style:parent-style-name="Normal" style:family="paragraph">
      <style:paragraph-properties style:text-autospace="none" style:vertical-align="auto"/>
      <style:text-properties fo:hyphenate="true"/>
    </style:style>
    <style:style style:name="T777" style:parent-style-name="Fuentedepárrafopredeter." style:family="text">
      <style:text-properties style:font-name="Times New Roman" style:font-name-complex="Times New Roman" fo:color="#FF8000" style:letter-kerning="false" fo:font-size="10pt" style:font-size-asian="10pt" style:font-size-complex="10pt" fo:background-color="#FFFFFF" style:language-complex="ar" style:country-complex="SA"/>
    </style:style>
    <style:style style:name="P778" style:parent-style-name="Normal" style:family="paragraph">
      <style:paragraph-properties style:text-autospace="none" style:vertical-align="auto"/>
      <style:text-properties style:font-name="Times New Roman" style:font-name-complex="Times New Roman" fo:color="#000000" style:letter-kerning="false" fo:font-size="10pt" style:font-size-asian="10pt" style:font-size-complex="10pt" fo:background-color="#FFFFFF" style:language-complex="ar" style:country-complex="SA" fo:hyphenate="true"/>
    </style:style>
    <style:style style:name="P779" style:parent-style-name="Normal" style:family="paragraph">
      <style:paragraph-properties style:text-autospace="none" style:vertical-align="auto"/>
      <style:text-properties fo:hyphenate="true"/>
    </style:style>
    <style:style style:name="T780"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781"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782"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783"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784"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785"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P786" style:parent-style-name="Normal" style:family="paragraph">
      <style:paragraph-properties style:text-autospace="none" style:vertical-align="auto"/>
      <style:text-properties fo:hyphenate="true"/>
    </style:style>
    <style:style style:name="T787"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788"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789"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790"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P791" style:parent-style-name="Normal" style:family="paragraph">
      <style:paragraph-properties style:text-autospace="none" style:vertical-align="auto"/>
      <style:text-properties style:font-name="Times New Roman" style:font-name-complex="Times New Roman" fo:color="#000000" style:letter-kerning="false" fo:font-size="10pt" style:font-size-asian="10pt" style:font-size-complex="10pt" fo:background-color="#FFFFFF" style:language-complex="ar" style:country-complex="SA" fo:hyphenate="true"/>
    </style:style>
    <style:style style:name="P792" style:parent-style-name="Normal" style:family="paragraph">
      <style:paragraph-properties style:text-autospace="none" style:vertical-align="auto"/>
      <style:text-properties fo:hyphenate="true"/>
    </style:style>
    <style:style style:name="T793"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794"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795"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796"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797"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798"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799"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800"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801"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802"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803"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804"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805"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806"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807"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808"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809"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810"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811"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812"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813"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814"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815" style:parent-style-name="Fuentedepárrafopredeter." style:family="text">
      <style:text-properties style:font-name="Times New Roman" style:font-name-complex="Times New Roman" fo:color="#FF0000" style:letter-kerning="false" fo:font-size="10pt" style:font-size-asian="10pt" style:font-size-complex="10pt" fo:background-color="#FFFFFF" style:language-complex="ar" style:country-complex="SA"/>
    </style:style>
    <style:style style:name="T816"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817" style:parent-style-name="Normal" style:family="paragraph">
      <style:paragraph-properties style:text-autospace="none" style:vertical-align="auto"/>
      <style:text-properties fo:hyphenate="true"/>
    </style:style>
    <style:style style:name="T818"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819"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820"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821"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822"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823"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824" style:parent-style-name="Fuentedepárrafopredeter." style:family="text">
      <style:text-properties style:font-name="Times New Roman" style:font-name-complex="Times New Roman" fo:color="#FF0000" style:letter-kerning="false" fo:font-size="10pt" style:font-size-asian="10pt" style:font-size-complex="10pt" fo:background-color="#FFFFFF" style:language-complex="ar" style:country-complex="SA"/>
    </style:style>
    <style:style style:name="T825"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826"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827"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828" style:parent-style-name="Fuentedepárrafopredeter." style:family="text">
      <style:text-properties style:font-name="Times New Roman" style:font-name-complex="Times New Roman" fo:color="#FF0000" style:letter-kerning="false" fo:font-size="10pt" style:font-size-asian="10pt" style:font-size-complex="10pt" fo:background-color="#FFFFFF" style:language-complex="ar" style:country-complex="SA"/>
    </style:style>
    <style:style style:name="T829"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830" style:parent-style-name="Normal" style:family="paragraph">
      <style:paragraph-properties style:text-autospace="none" style:vertical-align="auto"/>
      <style:text-properties fo:hyphenate="true"/>
    </style:style>
    <style:style style:name="T831"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832"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833" style:parent-style-name="Fuentedepárrafopredeter." style:family="text">
      <style:text-properties style:font-name="Times New Roman" style:font-name-complex="Times New Roman" fo:color="#FF0000" style:letter-kerning="false" fo:font-size="10pt" style:font-size-asian="10pt" style:font-size-complex="10pt" fo:background-color="#FFFFFF" style:language-complex="ar" style:country-complex="SA"/>
    </style:style>
    <style:style style:name="T834"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835"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836"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837" style:parent-style-name="Fuentedepárrafopredeter." style:family="text">
      <style:text-properties style:font-name="Times New Roman" style:font-name-complex="Times New Roman" fo:color="#FF0000" style:letter-kerning="false" fo:font-size="10pt" style:font-size-asian="10pt" style:font-size-complex="10pt" fo:background-color="#FFFFFF" style:language-complex="ar" style:country-complex="SA"/>
    </style:style>
    <style:style style:name="T838"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839"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840"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841"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842"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843" style:parent-style-name="Normal" style:family="paragraph">
      <style:paragraph-properties style:text-autospace="none" style:vertical-align="auto"/>
      <style:text-properties fo:hyphenate="true"/>
    </style:style>
    <style:style style:name="T844"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845"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846"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847"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848"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849"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850" style:parent-style-name="Fuentedepárrafopredeter." style:family="text">
      <style:text-properties style:font-name="Times New Roman" style:font-name-complex="Times New Roman" fo:color="#FF0000" style:letter-kerning="false" fo:font-size="10pt" style:font-size-asian="10pt" style:font-size-complex="10pt" fo:background-color="#FFFFFF" style:language-complex="ar" style:country-complex="SA"/>
    </style:style>
    <style:style style:name="T851"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852"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853" style:parent-style-name="Fuentedepárrafopredeter." style:family="text">
      <style:text-properties style:font-name="Times New Roman" style:font-name-complex="Times New Roman" fo:color="#FF0000" style:letter-kerning="false" fo:font-size="10pt" style:font-size-asian="10pt" style:font-size-complex="10pt" fo:background-color="#FFFFFF" style:language-complex="ar" style:country-complex="SA"/>
    </style:style>
    <style:style style:name="T854"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855" style:parent-style-name="Normal" style:family="paragraph">
      <style:paragraph-properties style:text-autospace="none" style:vertical-align="auto"/>
      <style:text-properties fo:hyphenate="true"/>
    </style:style>
    <style:style style:name="T856"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857"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858"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859"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860"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861"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862"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863"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864"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865"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866" style:parent-style-name="Normal" style:family="paragraph">
      <style:paragraph-properties style:text-autospace="none" style:vertical-align="auto"/>
      <style:text-properties fo:hyphenate="true"/>
    </style:style>
    <style:style style:name="T867"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868"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869"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870"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871"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872"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873" style:parent-style-name="Normal" style:family="paragraph">
      <style:paragraph-properties style:text-autospace="none" style:vertical-align="auto"/>
      <style:text-properties fo:hyphenate="true"/>
    </style:style>
    <style:style style:name="T874"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875"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876"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877"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878" style:parent-style-name="Normal" style:family="paragraph">
      <style:paragraph-properties style:text-autospace="none" style:vertical-align="auto"/>
      <style:text-properties style:font-name="Times New Roman" style:font-name-complex="Times New Roman" fo:color="#000000" style:letter-kerning="false" fo:font-size="10pt" style:font-size-asian="10pt" style:font-size-complex="10pt" fo:background-color="#FFFFFF" style:language-complex="ar" style:country-complex="SA" fo:hyphenate="true"/>
    </style:style>
    <style:style style:name="P879" style:parent-style-name="Normal" style:family="paragraph">
      <style:paragraph-properties style:text-autospace="none" style:vertical-align="auto"/>
      <style:text-properties fo:hyphenate="true"/>
    </style:style>
    <style:style style:name="T880" style:parent-style-name="Fuentedepárrafopredeter." style:family="text">
      <style:text-properties style:font-name="Times New Roman" style:font-name-complex="Times New Roman" fo:color="#008000" style:letter-kerning="false" fo:font-size="10pt" style:font-size-asian="10pt" style:font-size-complex="10pt" fo:background-color="#FFFFFF" style:language-complex="ar" style:country-complex="SA"/>
    </style:style>
    <style:style style:name="P881" style:parent-style-name="Normal" style:family="paragraph">
      <style:paragraph-properties style:text-autospace="none" style:vertical-align="auto"/>
      <style:text-properties fo:hyphenate="true"/>
    </style:style>
    <style:style style:name="T882" style:parent-style-name="Fuentedepárrafopredeter." style:family="text">
      <style:text-properties style:font-name="Times New Roman" style:font-name-complex="Times New Roman" fo:color="#FF8000" style:letter-kerning="false" fo:font-size="10pt" style:font-size-asian="10pt" style:font-size-complex="10pt" fo:background-color="#FFFFFF" style:language-complex="ar" style:country-complex="SA"/>
    </style:style>
    <style:style style:name="P883" style:parent-style-name="Normal" style:family="paragraph">
      <style:paragraph-properties style:text-autospace="none" style:vertical-align="auto"/>
      <style:text-properties style:font-name="Times New Roman" style:font-name-complex="Times New Roman" fo:color="#000000" style:letter-kerning="false" fo:font-size="10pt" style:font-size-asian="10pt" style:font-size-complex="10pt" fo:background-color="#FFFFFF" style:language-complex="ar" style:country-complex="SA" fo:hyphenate="true"/>
    </style:style>
    <style:style style:name="P884" style:parent-style-name="Normal" style:family="paragraph">
      <style:paragraph-properties style:text-autospace="none" style:vertical-align="auto"/>
      <style:text-properties fo:hyphenate="true"/>
    </style:style>
    <style:style style:name="T885" style:parent-style-name="Fuentedepárrafopredeter." style:family="text">
      <style:text-properties style:font-name="Times New Roman" style:font-name-complex="Times New Roman" fo:color="#008000" style:letter-kerning="false" fo:font-size="10pt" style:font-size-asian="10pt" style:font-size-complex="10pt" fo:background-color="#FFFFFF" style:language-complex="ar" style:country-complex="SA"/>
    </style:style>
    <style:style style:name="P886" style:parent-style-name="Normal" style:family="paragraph">
      <style:paragraph-properties style:text-autospace="none" style:vertical-align="auto"/>
      <style:text-properties fo:hyphenate="true"/>
    </style:style>
    <style:style style:name="T887"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888"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889" style:parent-style-name="Fuentedepárrafopredeter." style:family="text">
      <style:text-properties style:font-name="Times New Roman" style:font-name-complex="Times New Roman" fo:color="#FF00FF" style:letter-kerning="false" fo:font-size="10pt" style:font-size-asian="10pt" style:font-size-complex="10pt" fo:background-color="#FFFFFF" style:language-complex="ar" style:country-complex="SA"/>
    </style:style>
    <style:style style:name="T890"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891"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892"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893" style:parent-style-name="Normal" style:family="paragraph">
      <style:paragraph-properties style:text-autospace="none" style:vertical-align="auto"/>
      <style:text-properties fo:hyphenate="true"/>
    </style:style>
    <style:style style:name="T894"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895"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896"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897"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898" style:parent-style-name="Normal" style:family="paragraph">
      <style:paragraph-properties style:text-autospace="none" style:vertical-align="auto"/>
      <style:text-properties fo:hyphenate="true"/>
    </style:style>
    <style:style style:name="T899"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900"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901"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902"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903"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904"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905" style:parent-style-name="Normal" style:family="paragraph">
      <style:paragraph-properties style:text-autospace="none" style:vertical-align="auto"/>
      <style:text-properties fo:hyphenate="true"/>
    </style:style>
    <style:style style:name="T906"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907"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908"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909"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910"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911"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912"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913"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914"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915"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916" style:parent-style-name="Normal" style:family="paragraph">
      <style:paragraph-properties style:text-autospace="none" style:vertical-align="auto"/>
      <style:text-properties fo:hyphenate="true"/>
    </style:style>
    <style:style style:name="T917"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918"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919"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920"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921"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922"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923" style:parent-style-name="Normal" style:family="paragraph">
      <style:paragraph-properties style:text-autospace="none" style:vertical-align="auto"/>
      <style:text-properties fo:hyphenate="true"/>
    </style:style>
    <style:style style:name="T924"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925"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926"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P927" style:parent-style-name="Normal" style:family="paragraph">
      <style:paragraph-properties style:text-autospace="none" style:vertical-align="auto"/>
      <style:text-properties style:font-name="Times New Roman" style:font-name-complex="Times New Roman" fo:color="#000000" style:letter-kerning="false" fo:font-size="10pt" style:font-size-asian="10pt" style:font-size-complex="10pt" fo:background-color="#FFFFFF" style:language-complex="ar" style:country-complex="SA" fo:hyphenate="true"/>
    </style:style>
    <style:style style:name="P928" style:parent-style-name="Normal" style:family="paragraph">
      <style:paragraph-properties style:text-autospace="none" style:vertical-align="auto"/>
      <style:text-properties fo:hyphenate="true"/>
    </style:style>
    <style:style style:name="T929" style:parent-style-name="Fuentedepárrafopredeter." style:family="text">
      <style:text-properties style:font-name="Times New Roman" style:font-name-complex="Times New Roman" fo:color="#008000" style:letter-kerning="false" fo:font-size="10pt" style:font-size-asian="10pt" style:font-size-complex="10pt" fo:background-color="#FFFFFF" style:language-complex="ar" style:country-complex="SA"/>
    </style:style>
    <style:style style:name="P930" style:parent-style-name="Normal" style:family="paragraph">
      <style:paragraph-properties style:text-autospace="none" style:vertical-align="auto"/>
      <style:text-properties fo:hyphenate="true"/>
    </style:style>
    <style:style style:name="T931"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932"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933"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934"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935"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936"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937"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938"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939"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940"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941"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942"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943"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944"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945"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946" style:parent-style-name="Fuentedepárrafopredeter." style:family="text">
      <style:text-properties style:font-name="Times New Roman" style:font-name-complex="Times New Roman" fo:color="#FF0000" style:letter-kerning="false" fo:font-size="10pt" style:font-size-asian="10pt" style:font-size-complex="10pt" fo:background-color="#FFFFFF" style:language-complex="ar" style:country-complex="SA"/>
    </style:style>
    <style:style style:name="T947"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948" style:parent-style-name="Normal" style:family="paragraph">
      <style:paragraph-properties style:text-autospace="none" style:vertical-align="auto"/>
      <style:text-properties style:font-name="Times New Roman" style:font-name-complex="Times New Roman" fo:color="#000000" style:letter-kerning="false" fo:font-size="10pt" style:font-size-asian="10pt" style:font-size-complex="10pt" fo:background-color="#FFFFFF" style:language-complex="ar" style:country-complex="SA" fo:hyphenate="true"/>
    </style:style>
    <style:style style:name="P949" style:parent-style-name="Normal" style:family="paragraph">
      <style:paragraph-properties style:text-autospace="none" style:vertical-align="auto"/>
      <style:text-properties fo:hyphenate="true"/>
    </style:style>
    <style:style style:name="T950" style:parent-style-name="Fuentedepárrafopredeter." style:family="text">
      <style:text-properties style:font-name="Times New Roman" style:font-name-complex="Times New Roman" fo:color="#008000" style:letter-kerning="false" fo:font-size="10pt" style:font-size-asian="10pt" style:font-size-complex="10pt" fo:background-color="#FFFFFF" style:language-complex="ar" style:country-complex="SA"/>
    </style:style>
    <style:style style:name="P951" style:parent-style-name="Normal" style:family="paragraph">
      <style:paragraph-properties style:text-autospace="none" style:vertical-align="auto"/>
      <style:text-properties fo:hyphenate="true"/>
    </style:style>
    <style:style style:name="T952"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953"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954"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955"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956"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957"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958"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959"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960"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961"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962"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963"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964"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965"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966"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967" style:parent-style-name="Fuentedepárrafopredeter." style:family="text">
      <style:text-properties style:font-name="Times New Roman" style:font-name-complex="Times New Roman" fo:color="#FF0000" style:letter-kerning="false" fo:font-size="10pt" style:font-size-asian="10pt" style:font-size-complex="10pt" fo:background-color="#FFFFFF" style:language-complex="ar" style:country-complex="SA"/>
    </style:style>
    <style:style style:name="T968"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969" style:parent-style-name="Normal" style:family="paragraph">
      <style:paragraph-properties style:text-autospace="none" style:vertical-align="auto"/>
      <style:text-properties style:font-name="Times New Roman" style:font-name-complex="Times New Roman" fo:color="#000000" style:letter-kerning="false" fo:font-size="10pt" style:font-size-asian="10pt" style:font-size-complex="10pt" fo:background-color="#FFFFFF" style:language-complex="ar" style:country-complex="SA" fo:hyphenate="true"/>
    </style:style>
    <style:style style:name="P970" style:parent-style-name="Normal" style:family="paragraph">
      <style:paragraph-properties style:text-autospace="none" style:vertical-align="auto"/>
      <style:text-properties style:font-name="Times New Roman" style:font-name-complex="Times New Roman" fo:color="#000000" style:letter-kerning="false" fo:font-size="10pt" style:font-size-asian="10pt" style:font-size-complex="10pt" fo:background-color="#FFFFFF" style:language-complex="ar" style:country-complex="SA" fo:hyphenate="true"/>
    </style:style>
    <style:style style:name="P971" style:parent-style-name="Normal" style:family="paragraph">
      <style:paragraph-properties style:text-autospace="none" style:vertical-align="auto"/>
      <style:text-properties fo:hyphenate="true"/>
    </style:style>
    <style:style style:name="T972" style:parent-style-name="Fuentedepárrafopredeter." style:family="text">
      <style:text-properties style:font-name="Times New Roman" style:font-name-complex="Times New Roman" fo:color="#008000" style:letter-kerning="false" fo:font-size="10pt" style:font-size-asian="10pt" style:font-size-complex="10pt" fo:background-color="#FFFFFF" style:language-complex="ar" style:country-complex="SA"/>
    </style:style>
    <style:style style:name="P973" style:parent-style-name="Normal" style:family="paragraph">
      <style:paragraph-properties style:text-autospace="none" style:vertical-align="auto"/>
      <style:text-properties style:font-name="Times New Roman" style:font-name-complex="Times New Roman" fo:color="#000000" style:letter-kerning="false" fo:font-size="10pt" style:font-size-asian="10pt" style:font-size-complex="10pt" fo:background-color="#FFFFFF" style:language-complex="ar" style:country-complex="SA" fo:hyphenate="true"/>
    </style:style>
    <style:style style:name="P974" style:parent-style-name="Normal" style:family="paragraph">
      <style:paragraph-properties style:text-autospace="none" style:vertical-align="auto"/>
      <style:text-properties fo:hyphenate="true"/>
    </style:style>
    <style:style style:name="T975" style:parent-style-name="Fuentedepárrafopredeter." style:family="text">
      <style:text-properties style:font-name="Times New Roman" style:font-name-complex="Times New Roman" fo:color="#FF8000" style:letter-kerning="false" fo:font-size="10pt" style:font-size-asian="10pt" style:font-size-complex="10pt" fo:background-color="#FFFFFF" style:language-complex="ar" style:country-complex="SA"/>
    </style:style>
    <style:style style:name="P976" style:parent-style-name="Normal" style:family="paragraph">
      <style:paragraph-properties style:text-autospace="none" style:vertical-align="auto"/>
      <style:text-properties style:font-name="Times New Roman" style:font-name-complex="Times New Roman" fo:color="#000000" style:letter-kerning="false" fo:font-size="10pt" style:font-size-asian="10pt" style:font-size-complex="10pt" fo:background-color="#FFFFFF" style:language-complex="ar" style:country-complex="SA" fo:hyphenate="true"/>
    </style:style>
    <style:style style:name="P977" style:parent-style-name="Normal" style:family="paragraph">
      <style:paragraph-properties style:text-autospace="none" style:vertical-align="auto"/>
      <style:text-properties fo:hyphenate="true"/>
    </style:style>
    <style:style style:name="T978"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979"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980"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981"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982"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983"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984"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985"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P986" style:parent-style-name="Normal" style:family="paragraph">
      <style:paragraph-properties style:text-autospace="none" style:vertical-align="auto"/>
      <style:text-properties style:font-name="Times New Roman" style:font-name-complex="Times New Roman" fo:color="#000000" style:letter-kerning="false" fo:font-size="10pt" style:font-size-asian="10pt" style:font-size-complex="10pt" fo:background-color="#FFFFFF" style:language-complex="ar" style:country-complex="SA" fo:hyphenate="true"/>
    </style:style>
    <style:style style:name="P987" style:parent-style-name="Normal" style:family="paragraph">
      <style:paragraph-properties style:text-autospace="none" style:vertical-align="auto"/>
      <style:text-properties fo:hyphenate="true"/>
    </style:style>
    <style:style style:name="T988"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989"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990"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991"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992"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993"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994" style:parent-style-name="Fuentedepárrafopredeter." style:family="text">
      <style:text-properties style:font-name="Times New Roman" style:font-name-complex="Times New Roman" fo:color="#FF0000" style:letter-kerning="false" fo:font-size="10pt" style:font-size-asian="10pt" style:font-size-complex="10pt" fo:background-color="#FFFFFF" style:language-complex="ar" style:country-complex="SA"/>
    </style:style>
    <style:style style:name="T995"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996"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997"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998" style:parent-style-name="Fuentedepárrafopredeter." style:family="text">
      <style:text-properties style:font-name="Times New Roman" style:font-name-complex="Times New Roman" fo:color="#FF0000" style:letter-kerning="false" fo:font-size="10pt" style:font-size-asian="10pt" style:font-size-complex="10pt" fo:background-color="#FFFFFF" style:language-complex="ar" style:country-complex="SA"/>
    </style:style>
    <style:style style:name="T999"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000"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001"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002" style:parent-style-name="Fuentedepárrafopredeter." style:family="text">
      <style:text-properties style:font-name="Times New Roman" style:font-name-complex="Times New Roman" fo:color="#FF0000" style:letter-kerning="false" fo:font-size="10pt" style:font-size-asian="10pt" style:font-size-complex="10pt" fo:background-color="#FFFFFF" style:language-complex="ar" style:country-complex="SA"/>
    </style:style>
    <style:style style:name="T1003"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004"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005"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006"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1007"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1008" style:parent-style-name="Normal" style:family="paragraph">
      <style:paragraph-properties style:text-autospace="none" style:vertical-align="auto"/>
      <style:text-properties fo:hyphenate="true"/>
    </style:style>
    <style:style style:name="T1009" style:parent-style-name="Fuentedepárrafopredeter." style:family="text">
      <style:text-properties style:font-name="Times New Roman" style:font-name-complex="Times New Roman" fo:color="#008000" style:letter-kerning="false" fo:font-size="10pt" style:font-size-asian="10pt" style:font-size-complex="10pt" fo:background-color="#FFFFFF" style:language-complex="ar" style:country-complex="SA"/>
    </style:style>
    <style:style style:name="P1010" style:parent-style-name="Normal" style:family="paragraph">
      <style:paragraph-properties style:text-autospace="none" style:vertical-align="auto"/>
      <style:text-properties fo:hyphenate="true"/>
    </style:style>
    <style:style style:name="T1011"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012"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013"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014"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015"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016"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017"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018"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019"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1020"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1021" style:parent-style-name="Normal" style:family="paragraph">
      <style:paragraph-properties style:text-autospace="none" style:vertical-align="auto"/>
      <style:text-properties fo:hyphenate="true"/>
    </style:style>
    <style:style style:name="T1022"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023"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024"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025"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026"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027"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028"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029"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030"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1031"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1032" style:parent-style-name="Normal" style:family="paragraph">
      <style:paragraph-properties style:text-autospace="none" style:vertical-align="auto"/>
      <style:text-properties style:font-name="Times New Roman" style:font-name-complex="Times New Roman" fo:color="#000000" style:letter-kerning="false" fo:font-size="10pt" style:font-size-asian="10pt" style:font-size-complex="10pt" fo:background-color="#FFFFFF" style:language-complex="ar" style:country-complex="SA" fo:hyphenate="true"/>
    </style:style>
    <style:style style:name="P1033" style:parent-style-name="Normal" style:family="paragraph">
      <style:paragraph-properties style:text-autospace="none" style:vertical-align="auto"/>
      <style:text-properties fo:hyphenate="true"/>
    </style:style>
    <style:style style:name="T1034"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1035"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036"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037"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038"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1039"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P1040" style:parent-style-name="Normal" style:family="paragraph">
      <style:paragraph-properties style:text-autospace="none" style:vertical-align="auto"/>
      <style:text-properties fo:hyphenate="true"/>
    </style:style>
    <style:style style:name="T1041"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1042"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043"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044"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045"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1046"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P1047" style:parent-style-name="Normal" style:family="paragraph">
      <style:paragraph-properties style:text-autospace="none" style:vertical-align="auto"/>
      <style:text-properties fo:hyphenate="true"/>
    </style:style>
    <style:style style:name="T1048"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1049"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050"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051"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052" style:parent-style-name="Fuentedepárrafopredeter." style:family="text">
      <style:text-properties style:font-name="Times New Roman" style:font-name-complex="Times New Roman" fo:font-weight="bold" style:font-weight-asian="bold" style:font-weight-complex="bold" fo:color="#0000FF" style:letter-kerning="false" fo:font-size="10pt" style:font-size-asian="10pt" style:font-size-complex="10pt" fo:background-color="#FFFFFF" style:language-complex="ar" style:country-complex="SA"/>
    </style:style>
    <style:style style:name="T1053"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P1054" style:parent-style-name="Normal" style:family="paragraph">
      <style:paragraph-properties style:text-autospace="none" style:vertical-align="auto"/>
      <style:text-properties style:font-name="Times New Roman" style:font-name-complex="Times New Roman" fo:color="#000000" style:letter-kerning="false" fo:font-size="10pt" style:font-size-asian="10pt" style:font-size-complex="10pt" fo:background-color="#FFFFFF" style:language-complex="ar" style:country-complex="SA" fo:hyphenate="true"/>
    </style:style>
    <style:style style:name="P1055" style:parent-style-name="Normal" style:family="paragraph">
      <style:paragraph-properties style:text-autospace="none" style:vertical-align="auto"/>
      <style:text-properties style:font-name="Times New Roman" style:font-name-complex="Times New Roman" fo:color="#000000" style:letter-kerning="false" fo:font-size="10pt" style:font-size-asian="10pt" style:font-size-complex="10pt" fo:background-color="#FFFFFF" style:language-complex="ar" style:country-complex="SA" fo:hyphenate="true"/>
    </style:style>
    <style:style style:name="P1056" style:parent-style-name="Normal" style:family="paragraph">
      <style:paragraph-properties style:text-autospace="none" style:vertical-align="auto"/>
      <style:text-properties fo:hyphenate="true"/>
    </style:style>
    <style:style style:name="T1057" style:parent-style-name="Fuentedepárrafopredeter." style:family="text">
      <style:text-properties style:font-name="Times New Roman" style:font-name-complex="Times New Roman" fo:color="#008000" style:letter-kerning="false" fo:font-size="10pt" style:font-size-asian="10pt" style:font-size-complex="10pt" fo:background-color="#FFFFFF" style:language-complex="ar" style:country-complex="SA"/>
    </style:style>
    <style:style style:name="P1058" style:parent-style-name="Normal" style:family="paragraph">
      <style:paragraph-properties style:text-autospace="none" style:vertical-align="auto"/>
      <style:text-properties fo:hyphenate="true"/>
    </style:style>
    <style:style style:name="T1059"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060"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061"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062"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063"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064"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065"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066"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067"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068"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069"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070"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071"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072"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073"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1074"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075"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076"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077" style:parent-style-name="Fuentedepárrafopredeter." style:family="text">
      <style:text-properties style:font-name="Times New Roman" style:font-name-complex="Times New Roman" fo:color="#FF0000" style:letter-kerning="false" fo:font-size="10pt" style:font-size-asian="10pt" style:font-size-complex="10pt" fo:background-color="#FFFFFF" style:language-complex="ar" style:country-complex="SA"/>
    </style:style>
    <style:style style:name="T1078"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079"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080"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081" style:parent-style-name="Fuentedepárrafopredeter." style:family="text">
      <style:text-properties style:font-name="Times New Roman" style:font-name-complex="Times New Roman" fo:color="#FF0000" style:letter-kerning="false" fo:font-size="10pt" style:font-size-asian="10pt" style:font-size-complex="10pt" fo:background-color="#FFFFFF" style:language-complex="ar" style:country-complex="SA"/>
    </style:style>
    <style:style style:name="T1082"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1083" style:parent-style-name="Normal" style:family="paragraph">
      <style:paragraph-properties style:text-autospace="none" style:vertical-align="auto"/>
      <style:text-properties style:font-name="Times New Roman" style:font-name-complex="Times New Roman" fo:color="#000000" style:letter-kerning="false" fo:font-size="10pt" style:font-size-asian="10pt" style:font-size-complex="10pt" fo:background-color="#FFFFFF" style:language-complex="ar" style:country-complex="SA" fo:hyphenate="true"/>
    </style:style>
    <style:style style:name="P1084" style:parent-style-name="Normal" style:family="paragraph">
      <style:paragraph-properties style:text-autospace="none" style:vertical-align="auto"/>
      <style:text-properties fo:hyphenate="true"/>
    </style:style>
    <style:style style:name="T1085" style:parent-style-name="Fuentedepárrafopredeter." style:family="text">
      <style:text-properties style:font-name="Times New Roman" style:font-name-complex="Times New Roman" fo:color="#008000" style:letter-kerning="false" fo:font-size="10pt" style:font-size-asian="10pt" style:font-size-complex="10pt" fo:background-color="#FFFFFF" style:language-complex="ar" style:country-complex="SA"/>
    </style:style>
    <style:style style:name="P1086" style:parent-style-name="Normal" style:family="paragraph">
      <style:paragraph-properties style:text-autospace="none" style:vertical-align="auto"/>
      <style:text-properties fo:hyphenate="true"/>
    </style:style>
    <style:style style:name="T1087" style:parent-style-name="Fuentedepárrafopredeter." style:family="text">
      <style:text-properties style:font-name="Times New Roman" style:font-name-complex="Times New Roman" fo:color="#FF8000" style:letter-kerning="false" fo:font-size="10pt" style:font-size-asian="10pt" style:font-size-complex="10pt" fo:background-color="#FFFFFF" style:language-complex="ar" style:country-complex="SA"/>
    </style:style>
    <style:style style:name="P1088" style:parent-style-name="Normal" style:family="paragraph">
      <style:paragraph-properties style:text-autospace="none" style:vertical-align="auto"/>
      <style:text-properties style:font-name="Times New Roman" style:font-name-complex="Times New Roman" fo:color="#000000" style:letter-kerning="false" fo:font-size="10pt" style:font-size-asian="10pt" style:font-size-complex="10pt" fo:background-color="#FFFFFF" style:language-complex="ar" style:country-complex="SA" fo:hyphenate="true"/>
    </style:style>
    <style:style style:name="P1089" style:parent-style-name="Normal" style:family="paragraph">
      <style:paragraph-properties style:text-autospace="none" style:vertical-align="auto"/>
      <style:text-properties fo:hyphenate="true"/>
    </style:style>
    <style:style style:name="T1090"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091"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092"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093"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1094" style:parent-style-name="Normal" style:family="paragraph">
      <style:paragraph-properties style:text-autospace="none" style:vertical-align="auto"/>
      <style:text-properties fo:hyphenate="true"/>
    </style:style>
    <style:style style:name="T1095"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096"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097"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098"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099"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100"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101"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102"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103"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104" style:parent-style-name="Fuentedepárrafopredeter." style:family="text">
      <style:text-properties style:font-name="Times New Roman" style:font-name-complex="Times New Roman" fo:color="#008000" style:letter-kerning="false" fo:font-size="10pt" style:font-size-asian="10pt" style:font-size-complex="10pt" fo:background-color="#FFFFFF" style:language-complex="ar" style:country-complex="SA"/>
    </style:style>
    <style:style style:name="P1105" style:parent-style-name="Normal" style:family="paragraph">
      <style:paragraph-properties style:text-autospace="none" style:vertical-align="auto"/>
      <style:text-properties style:font-name="Times New Roman" style:font-name-complex="Times New Roman" fo:color="#000000" style:letter-kerning="false" fo:font-size="10pt" style:font-size-asian="10pt" style:font-size-complex="10pt" fo:background-color="#FFFFFF" style:language-complex="ar" style:country-complex="SA" fo:hyphenate="true"/>
    </style:style>
    <style:style style:name="P1106" style:parent-style-name="Normal" style:family="paragraph">
      <style:paragraph-properties style:text-autospace="none" style:vertical-align="auto"/>
      <style:text-properties fo:hyphenate="true"/>
    </style:style>
    <style:style style:name="T1107"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108"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109"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110"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111"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112"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113"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114"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115"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116" style:parent-style-name="Fuentedepárrafopredeter." style:family="text">
      <style:text-properties style:font-name="Times New Roman" style:font-name-complex="Times New Roman" fo:color="#008000" style:letter-kerning="false" fo:font-size="10pt" style:font-size-asian="10pt" style:font-size-complex="10pt" fo:background-color="#FFFFFF" style:language-complex="ar" style:country-complex="SA"/>
    </style:style>
    <style:style style:name="P1117" style:parent-style-name="Normal" style:family="paragraph">
      <style:paragraph-properties style:text-autospace="none" style:vertical-align="auto"/>
      <style:text-properties fo:hyphenate="true"/>
    </style:style>
    <style:style style:name="T1118"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119"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120"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121"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122" style:parent-style-name="Fuentedepárrafopredeter." style:family="text">
      <style:text-properties style:font-name="Times New Roman" style:font-name-complex="Times New Roman" fo:color="#FF0000" style:letter-kerning="false" fo:font-size="10pt" style:font-size-asian="10pt" style:font-size-complex="10pt" fo:background-color="#FFFFFF" style:language-complex="ar" style:country-complex="SA"/>
    </style:style>
    <style:style style:name="T1123"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124"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125"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126"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127" style:parent-style-name="Fuentedepárrafopredeter." style:family="text">
      <style:text-properties style:font-name="Times New Roman" style:font-name-complex="Times New Roman" fo:color="#FF0000" style:letter-kerning="false" fo:font-size="10pt" style:font-size-asian="10pt" style:font-size-complex="10pt" fo:background-color="#FFFFFF" style:language-complex="ar" style:country-complex="SA"/>
    </style:style>
    <style:style style:name="T1128"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129" style:parent-style-name="Fuentedepárrafopredeter." style:family="text">
      <style:text-properties style:font-name="Times New Roman" style:font-name-complex="Times New Roman" fo:color="#008000" style:letter-kerning="false" fo:font-size="10pt" style:font-size-asian="10pt" style:font-size-complex="10pt" fo:background-color="#FFFFFF" style:language-complex="ar" style:country-complex="SA"/>
    </style:style>
    <style:style style:name="P1130" style:parent-style-name="Normal" style:family="paragraph">
      <style:paragraph-properties style:text-autospace="none" style:vertical-align="auto"/>
      <style:text-properties fo:hyphenate="true"/>
    </style:style>
    <style:style style:name="T1131"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132"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133"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134"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135"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136"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137"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138"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139" style:parent-style-name="Fuentedepárrafopredeter." style:family="text">
      <style:text-properties style:font-name="Times New Roman" style:font-name-complex="Times New Roman" fo:font-weight="bold" style:font-weight-asian="bold" style:font-weight-complex="bold" fo:color="#880088" style:letter-kerning="false" fo:font-size="10pt" style:font-size-asian="10pt" style:font-size-complex="10pt" fo:background-color="#FFFFFF" style:language-complex="ar" style:country-complex="SA"/>
    </style:style>
    <style:style style:name="T1140"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1141" style:parent-style-name="Normal" style:family="paragraph">
      <style:paragraph-properties style:text-autospace="none" style:vertical-align="auto"/>
      <style:text-properties style:font-name="Times New Roman" style:font-name-complex="Times New Roman" fo:color="#000000" style:letter-kerning="false" fo:font-size="10pt" style:font-size-asian="10pt" style:font-size-complex="10pt" fo:background-color="#FFFFFF" style:language-complex="ar" style:country-complex="SA" fo:hyphenate="true"/>
    </style:style>
    <style:style style:name="P1142" style:parent-style-name="Normal" style:family="paragraph">
      <style:paragraph-properties style:text-autospace="none" style:vertical-align="auto"/>
      <style:text-properties fo:hyphenate="true"/>
    </style:style>
    <style:style style:name="T1143"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144"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145"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146"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147"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148"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149"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150" style:parent-style-name="Fuentedepárrafopredeter." style:family="text">
      <style:text-properties style:font-name="Times New Roman" style:font-name-complex="Times New Roman" fo:color="#008000" style:letter-kerning="false" fo:font-size="10pt" style:font-size-asian="10pt" style:font-size-complex="10pt" fo:background-color="#FFFFFF" style:language-complex="ar" style:country-complex="SA"/>
    </style:style>
    <style:style style:name="P1151" style:parent-style-name="Normal" style:family="paragraph">
      <style:paragraph-properties style:text-autospace="none" style:vertical-align="auto"/>
      <style:text-properties style:font-name="Times New Roman" style:font-name-complex="Times New Roman" fo:color="#000000" style:letter-kerning="false" fo:font-size="10pt" style:font-size-asian="10pt" style:font-size-complex="10pt" fo:background-color="#FFFFFF" style:language-complex="ar" style:country-complex="SA" fo:hyphenate="true"/>
    </style:style>
    <style:style style:name="P1152" style:parent-style-name="Normal" style:family="paragraph">
      <style:paragraph-properties style:text-autospace="none" style:vertical-align="auto"/>
      <style:text-properties fo:hyphenate="true"/>
    </style:style>
    <style:style style:name="T1153" style:parent-style-name="Fuentedepárrafopredeter." style:family="text">
      <style:text-properties style:font-name="Times New Roman" style:font-name-complex="Times New Roman" fo:color="#008000" style:letter-kerning="false" fo:font-size="10pt" style:font-size-asian="10pt" style:font-size-complex="10pt" fo:background-color="#FFFFFF" style:language-complex="ar" style:country-complex="SA"/>
    </style:style>
    <style:style style:name="P1154" style:parent-style-name="Normal" style:family="paragraph">
      <style:paragraph-properties style:text-autospace="none" style:vertical-align="auto"/>
      <style:text-properties fo:hyphenate="true"/>
    </style:style>
    <style:style style:name="T1155" style:parent-style-name="Fuentedepárrafopredeter." style:family="text">
      <style:text-properties style:font-name="Times New Roman" style:font-name-complex="Times New Roman" fo:color="#FF8000" style:letter-kerning="false" fo:font-size="10pt" style:font-size-asian="10pt" style:font-size-complex="10pt" fo:background-color="#FFFFFF" style:language-complex="ar" style:country-complex="SA"/>
    </style:style>
    <style:style style:name="P1156" style:parent-style-name="Normal" style:family="paragraph">
      <style:paragraph-properties style:text-autospace="none" style:vertical-align="auto"/>
      <style:text-properties style:font-name="Times New Roman" style:font-name-complex="Times New Roman" fo:color="#000000" style:letter-kerning="false" fo:font-size="10pt" style:font-size-asian="10pt" style:font-size-complex="10pt" fo:background-color="#FFFFFF" style:language-complex="ar" style:country-complex="SA" fo:hyphenate="true"/>
    </style:style>
    <style:style style:name="P1157" style:parent-style-name="Normal" style:family="paragraph">
      <style:paragraph-properties style:text-autospace="none" style:vertical-align="auto"/>
      <style:text-properties fo:hyphenate="true"/>
    </style:style>
    <style:style style:name="T1158"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159"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160"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161"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162"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163"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164"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165"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1166" style:parent-style-name="Normal" style:family="paragraph">
      <style:paragraph-properties style:text-autospace="none" style:vertical-align="auto"/>
      <style:text-properties fo:hyphenate="true"/>
    </style:style>
    <style:style style:name="T1167"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168"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169"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170"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171" style:parent-style-name="Fuentedepárrafopredeter." style:family="text">
      <style:text-properties style:font-name="Times New Roman" style:font-name-complex="Times New Roman" fo:color="#FF0000" style:letter-kerning="false" fo:font-size="10pt" style:font-size-asian="10pt" style:font-size-complex="10pt" fo:background-color="#FFFFFF" style:language-complex="ar" style:country-complex="SA"/>
    </style:style>
    <style:style style:name="T1172"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173"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174"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175"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176" style:parent-style-name="Fuentedepárrafopredeter." style:family="text">
      <style:text-properties style:font-name="Times New Roman" style:font-name-complex="Times New Roman" fo:color="#FF0000" style:letter-kerning="false" fo:font-size="10pt" style:font-size-asian="10pt" style:font-size-complex="10pt" fo:background-color="#FFFFFF" style:language-complex="ar" style:country-complex="SA"/>
    </style:style>
    <style:style style:name="P1177" style:parent-style-name="Normal" style:family="paragraph">
      <style:paragraph-properties style:text-autospace="none" style:vertical-align="auto"/>
      <style:text-properties fo:hyphenate="true"/>
    </style:style>
    <style:style style:name="T1178"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179"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180"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181"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182"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183"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184"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185"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186" style:parent-style-name="Fuentedepárrafopredeter." style:family="text">
      <style:text-properties style:font-name="Times New Roman" style:font-name-complex="Times New Roman" fo:font-weight="bold" style:font-weight-asian="bold" style:font-weight-complex="bold" fo:color="#880088" style:letter-kerning="false" fo:font-size="10pt" style:font-size-asian="10pt" style:font-size-complex="10pt" fo:background-color="#FFFFFF" style:language-complex="ar" style:country-complex="SA"/>
    </style:style>
    <style:style style:name="T1187"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1188" style:parent-style-name="Normal" style:family="paragraph">
      <style:paragraph-properties style:text-autospace="none" style:vertical-align="auto"/>
      <style:text-properties fo:hyphenate="true"/>
    </style:style>
    <style:style style:name="T1189"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190"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191"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1192"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193"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194"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195"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P1196" style:parent-style-name="Normal" style:family="paragraph">
      <style:paragraph-properties style:text-autospace="none" style:vertical-align="auto"/>
      <style:text-properties fo:hyphenate="true"/>
    </style:style>
    <style:style style:name="T1197"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198"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199"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200"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201"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1202"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203"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1204"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205"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1206"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P1207" style:parent-style-name="Normal" style:family="paragraph">
      <style:paragraph-properties style:text-autospace="none" style:vertical-align="auto"/>
      <style:text-properties fo:hyphenate="true"/>
    </style:style>
    <style:style style:name="T1208"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209"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210"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211"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212" style:parent-style-name="Fuentedepárrafopredeter." style:family="text">
      <style:text-properties style:font-name="Times New Roman" style:font-name-complex="Times New Roman" fo:color="#808080" style:letter-kerning="false" fo:font-size="10pt" style:font-size-asian="10pt" style:font-size-complex="10pt" fo:background-color="#FFFFFF" style:language-complex="ar" style:country-complex="SA"/>
    </style:style>
    <style:style style:name="T1213"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214"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215"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216" style:parent-style-name="Fuentedepárrafopredeter." style:family="text">
      <style:text-properties style:font-name="Times New Roman" style:font-name-complex="Times New Roman" fo:font-weight="bold" style:font-weight-asian="bold" style:font-weight-complex="bold" fo:color="#880088" style:letter-kerning="false" fo:font-size="10pt" style:font-size-asian="10pt" style:font-size-complex="10pt" fo:background-color="#FFFFFF" style:language-complex="ar" style:country-complex="SA"/>
    </style:style>
    <style:style style:name="T1217" style:parent-style-name="Fuentedepárrafopredeter." style:family="text">
      <style:text-properties style:font-name="Times New Roman" style:font-name-complex="Times New Roman" fo:font-weight="bold" style:font-weight-asian="bold" style:font-weight-complex="bold" fo:color="#000080" style:letter-kerning="false" fo:font-size="10pt" style:font-size-asian="10pt" style:font-size-complex="10pt" fo:background-color="#FFFFFF" style:language-complex="ar" style:country-complex="SA"/>
    </style:style>
    <style:style style:name="T1218" style:parent-style-name="Fuentedepárrafopredeter." style:family="text">
      <style:text-properties style:font-name="Times New Roman" style:font-name-complex="Times New Roman" fo:color="#000000" style:letter-kerning="false" fo:font-size="10pt" style:font-size-asian="10pt" style:font-size-complex="10pt" fo:background-color="#FFFFFF" style:language-complex="ar" style:country-complex="SA"/>
    </style:style>
    <style:style style:name="T1219" style:parent-style-name="Fuentedepárrafopredeter." style:family="text">
      <style:text-properties style:font-name="Times New Roman" style:font-name-complex="Times New Roman" fo:color="#008000" style:letter-kerning="false" fo:font-size="10pt" style:font-size-asian="10pt" style:font-size-complex="10pt" fo:background-color="#FFFFFF" style:language-complex="ar" style:country-complex="SA"/>
    </style:style>
    <style:style style:name="P1220" style:parent-style-name="Standard" style:family="paragraph">
      <style:paragraph-properties fo:text-align="justify"/>
      <style:text-properties style:font-name="Times New Roman" style:font-name-complex="Times New Roman" fo:color="#C9211E"/>
    </style:style>
    <style:style style:name="P1221" style:parent-style-name="Normal" style:family="paragraph">
      <style:text-properties style:font-name="Times New Roman" style:font-name-complex="Times New Roman" fo:font-weight="bold" style:font-weight-asian="bold" style:font-weight-complex="bold"/>
    </style:style>
  </office:automatic-styles>
  <office:body>
    <office:text text:use-soft-page-breaks="true">
      <text:p text:style-name="P1">John Alexander Tami Buitrago</text:p>
      <text:p text:style-name="P2"/>
      <text:p text:style-name="P3">Prueba de Programación</text:p>
      <text:p text:style-name="P4">Preguntas teóricas</text:p>
      <text:p text:style-name="P5"/>
      <text:p text:style-name="P6">Pregunta 1: ¿Qué es Python?</text:p>
      <text:p text:style-name="P7"/>
      <text:p text:style-name="P8">Python es un lenguaje de programación<text:s/>interpretado orientado a objetos.</text:p>
      <text:p text:style-name="P9"/>
      <text:p text:style-name="P10">Pregunta 2: ¿Consideras que Python es mejor a Java? ¿Por qué?</text:p>
      <text:p text:style-name="P11"/>
      <text:p text:style-name="P12">No, cada uno de los lenguajes de programación tiene<text:s/>sus pros<text:s/>y<text:s/>sus contras. En particular<text:s/>me gusta por legibilidad y facilidad de uso, Python.</text:p>
      <text:p text:style-name="P13"/>
      <text:p text:style-name="P14">Pregunta 3: ¿Cuántos tipos de datos existen en Python?</text:p>
      <text:p text:style-name="P15"/>
      <text:p text:style-name="P16">Los tipos incorporados de Python son:</text:p>
      <text:p text:style-name="P17"/>
      <text:list text:style-name="LFO4" text:continue-numbering="true">
        <text:list-item>
          <text:p text:style-name="P18">String</text:p>
        </text:list-item>
        <text:list-item>
          <text:p text:style-name="P19">Lista</text:p>
        </text:list-item>
        <text:list-item>
          <text:p text:style-name="P20">Número</text:p>
        </text:list-item>
        <text:list-item>
          <text:p text:style-name="P21">Diccionario</text:p>
        </text:list-item>
        <text:list-item>
          <text:p text:style-name="P22">Tupla</text:p>
        </text:list-item>
      </text:list>
      <text:p text:style-name="P23"/>
      <text:p text:style-name="P24">Pregunta 4: ¿Cuál es la diferencia entre tupla y lista?</text:p>
      <text:p text:style-name="P25"/>
      <text:p text:style-name="P26">Las tuplas no<text:s/>pueden modificarse, mientras que las listas sí.</text:p>
      <text:p text:style-name="P27"/>
      <text:p text:style-name="P28">Pregunta 5: ¿Qué es PEP8?</text:p>
      <text:p text:style-name="P29"/>
      <text:p text:style-name="P30">PEP son siglas que representan a Python Enhancement Proposal. Y que especifican cómo formatear el código de Python para que tenga una máxima legibilidad.</text:p>
      <text:p text:style-name="P31"/>
      <text:p text:style-name="P32">Pregunta 6: ¿Qué es "pickling" y "unpickling"?</text:p>
      <text:p text:style-name="P33"/>
      <text:p text:style-name="P34">Ocurre cuando un módulo dentro del lenguaje Python es aceptado y convertido en un módulo string para luego ser volcado en el archivo. Por el contrario, unpickling es cuando retiras el módulo string del archivo.</text:p>
      <text:p text:style-name="P35"/>
      <text:p text:style-name="P36">Pregunta 7: ¿Qué es "lambda"?</text:p>
      <text:p text:style-name="P37"/>
      <text:p text:style-name="P38"><text:span text:style-name="T39">Es una función anónima la cual puede tener diferentes números de parámetros, pero una sola sentencia. A diferencia de las funciones definidas con<text:s/></text:span><text:span text:style-name="T40">def</text:span><text:span text:style-name="T41"><text:s/>las funciones lambda no poseen un nombre.</text:span></text:p>
      <text:p text:style-name="P42"/>
      <text:p text:style-name="P43">Pregunta 8: ¿Cómo se administra la memoria dentro del lenguaje Python?</text:p>
      <text:p text:style-name="P44"/>
      <text:soft-page-break/>
      <text:p text:style-name="P45">El conjunto privado de Python es el encargado de administrar la memoria, como hay un espacio finito de memoria lo que realiza es encontrar espacios libres donde ocupar memoria para así asignarlos,<text:s/>los datos que ya no son usados, son eliminados.</text:p>
      <text:p text:style-name="P46"/>
      <text:p text:style-name="P47">Pregunta 9: ¿Qué<text:s/>es "pass"?</text:p>
      <text:p text:style-name="P48"/>
      <text:p text:style-name="P49">Es una declaración nula que se usa como marcador de posición con el fin de saltar errores o bien<text:s/>omitir la ejecución de un bloque de código.</text:p>
      <text:p text:style-name="P50"/>
      <text:p text:style-name="P51">Pregunta 10: ¿Puedes copiar un objeto en el lenguaje Python?</text:p>
      <text:p text:style-name="P52"/>
      <text:p text:style-name="P53">Sí, por medio del comando copy()</text:p>
      <text:p text:style-name="P54"/>
      <text:p text:style-name="P55">Pregunta 11; ?Cómo borrar un archivo dentro de Python?</text:p>
      <text:p text:style-name="P56"/>
      <text:p text:style-name="P57">Para eliminar un archivo es necesario importar el módulo OS, para posteriormente usar la función remove. (os.remove())</text:p>
      <text:p text:style-name="P58"/>
      <text:p text:style-name="P59">Pregunta 12: ¿Qué es un "diccionario"?</text:p>
      <text:p text:style-name="P60"/>
      <text:p text:style-name="P61">Es un tipo de dato en Python con características especiales<text:s/>en el cual se puede almacenar cualquier tipo de valor, identificando cada uno de estos elementos por medio de una clave.</text:p>
      <text:p text:style-name="P62"/>
      <text:p text:style-name="P63">Pregunta 13: ¿Es Python un lenguaje de programación interpretado?</text:p>
      <text:p text:style-name="P64"/>
      <text:p text:style-name="P65">Sí, ya que el código fuente, se convierte en lenguaje de programación para posteriormente ser cambiado a código de computadora y así poder ser ejecutado.</text:p>
      <text:p text:style-name="P66"/>
      <text:p text:style-name="P67">Pregunta 14: ¿Cómo Python se considera un lenguaje orientado a objetos?</text:p>
      <text:p text:style-name="P68"/>
      <text:p text:style-name="P69">Como los datos y las operaciones que se realizan con los datos se agrupan en unidades lógitas denominadas objetos, dichos objetos representan un concepto del programa por medio de características denominadas atributos.</text:p>
      <text:p text:style-name="P70"/>
      <text:p text:style-name="P71">Pregunta 15: ¿Qué es “slicing"?</text:p>
      <text:p text:style-name="P72"/>
      <text:p text:style-name="P73">Es la selección de múltiples objetos<text:s/>de diferentes lugares como por ejemplo de una lista, un string.</text:p>
      <text:p text:style-name="P74"/>
      <text:p text:style-name="P75">Pregunta 16: Según la guía de estilos PEP8 ¿cómo deben escribirse las constantes?</text:p>
      <text:p text:style-name="P76"/>
      <text:p text:style-name="P77">Las constantes son generalmente definidas a nivel módulo, escritas todas con letras mayúsculas y con guiones bajos separando las palabras.</text:p>
      <text:p text:style-name="P78"/>
      <text:p text:style-name="P79">Pregunta 17: ¿Qué es virtualenv y como lo inicias con un interpretador de Python especifico?</text:p>
      <text:p text:style-name="P80"/>
      <text:p text:style-name="P81"><text:span text:style-name="T82">Virtualenv es un programa que permite crear entornos virtuales de Python.</text:span><text:span text:style-name="T83"><text:s/>Se debe instalar desde la consola de Python con el comando (</text:span><text:span text:style-name="T84">pip install virtualenv</text:span><text:span text:style-name="T85">)</text:span><text:span text:style-name="T86">, en mi caso particular puedo inicializar el entorno virtual desde la consola de anaconda promp colocando en la ubicación que desee el comando (</text:span><text:span text:style-name="T87">virtualenv nombre_del_entorno_virtual</text:span><text:span text:style-name="T88">).</text:span></text:p>
      <text:soft-page-break/>
      <text:p text:style-name="P89"><text:span text:style-name="T90">Ejercicio práctico</text:span></text:p>
      <text:p text:style-name="P91">(Ejercicio_practico.py)</text:p>
      <text:p text:style-name="P92"/>
      <text:p text:style-name="P93">En el correo, se adjunta un archivo JSON con tweets.<text:s/>Debes leer el archivo en Python y obtener las siguientes métricas:</text:p>
      <text:p text:style-name="P94"/>
      <text:list text:style-name="LFO1" text:continue-numbering="true">
        <text:list-item>
          <text:p text:style-name="P95">Numero de tweets</text:p>
        </text:list-item>
      </text:list>
      <text:p text:style-name="P96"/>
      <text:p text:style-name="P97"><text:span text:style-name="T98">import</text:span><text:span text:style-name="T99"><text:s/>json</text:span></text:p>
      <text:p text:style-name="P100"/>
      <text:p text:style-name="P101"><text:span text:style-name="T102">with</text:span><text:span text:style-name="T103"><text:s/></text:span><text:span text:style-name="T104">open</text:span><text:span text:style-name="T105">(</text:span><text:span text:style-name="T106">'tweets_test.json'</text:span><text:span text:style-name="T107">)</text:span><text:span text:style-name="T108"><text:s/></text:span><text:span text:style-name="T109">as</text:span><text:span text:style-name="T110"><text:s/>file</text:span><text:span text:style-name="T111">:</text:span></text:p>
      <text:p text:style-name="P112"><text:span text:style-name="T113"><text:s text:c="4"/>data<text:s/></text:span><text:span text:style-name="T114">=</text:span><text:span text:style-name="T115"><text:s/>json</text:span><text:span text:style-name="T116">.</text:span><text:span text:style-name="T117">load</text:span><text:span text:style-name="T118">(</text:span><text:span text:style-name="T119">file</text:span><text:span text:style-name="T120">)</text:span></text:p>
      <text:p text:style-name="P121"/>
      <text:p text:style-name="P122"><text:span text:style-name="T123">print</text:span><text:span text:style-name="T124">(</text:span><text:span text:style-name="T125">"El número de Tweets es"</text:span><text:span text:style-name="T126">,</text:span><text:span text:style-name="T127"><text:s/></text:span><text:span text:style-name="T128">len</text:span><text:span text:style-name="T129">(</text:span><text:span text:style-name="T130">data</text:span><text:span text:style-name="T131">))</text:span></text:p>
      <text:p text:style-name="P132"/>
      <text:p text:style-name="P133"/>
      <text:p text:style-name="P134"/>
      <text:list text:style-name="LFO1" text:continue-numbering="true">
        <text:list-item>
          <text:p text:style-name="P135">Lista de los usuarios autores de los tweets (tip: el nombre de usuario está en user &gt; screen_name).</text:p>
        </text:list-item>
      </text:list>
      <text:p text:style-name="P136"/>
      <text:p text:style-name="P137"><text:span text:style-name="T138">Usuarios</text:span><text:span text:style-name="T139">=[]</text:span></text:p>
      <text:p text:style-name="P140"><text:span text:style-name="T141">for</text:span><text:span text:style-name="T142"><text:s/>n<text:s/></text:span><text:span text:style-name="T143">in</text:span><text:span text:style-name="T144"><text:s/>data</text:span><text:span text:style-name="T145">.</text:span><text:span text:style-name="T146">keys</text:span><text:span text:style-name="T147">():</text:span></text:p>
      <text:p text:style-name="P148"><text:span text:style-name="T149"><text:s text:c="4"/>Usuarios</text:span><text:span text:style-name="T150">.</text:span><text:span text:style-name="T151">append</text:span><text:span text:style-name="T152">(</text:span><text:span text:style-name="T153">data</text:span><text:span text:style-name="T154">[</text:span><text:span text:style-name="T155">n</text:span><text:span text:style-name="T156">][</text:span><text:span text:style-name="T157">"user"</text:span><text:span text:style-name="T158">][</text:span><text:span text:style-name="T159">"screen_name"</text:span><text:span text:style-name="T160">])</text:span></text:p>
      <text:p text:style-name="P161"><text:span text:style-name="T162"><text:s text:c="4"/></text:span><text:span text:style-name="T163">#print(data[n]["user"]["screen_name"])</text:span></text:p>
      <text:p text:style-name="P164"><text:span text:style-name="T165">Usuarios1</text:span><text:span text:style-name="T166">=</text:span><text:span text:style-name="T167">set</text:span><text:span text:style-name="T168">(</text:span><text:span text:style-name="T169">Usuarios</text:span><text:span text:style-name="T170">)</text:span><text:span text:style-name="T171"><text:s text:c="2"/></text:span></text:p>
      <text:p text:style-name="P172"><text:span text:style-name="T173">print</text:span><text:span text:style-name="T174">(</text:span><text:span text:style-name="T175">"Lista de usuarios:\n"</text:span><text:span text:style-name="T176">,</text:span><text:span text:style-name="T177">"\n"</text:span><text:span text:style-name="T178">.</text:span><text:span text:style-name="T179">join</text:span><text:span text:style-name="T180">(</text:span><text:span text:style-name="T181">Usuarios1</text:span><text:span text:style-name="T182">))</text:span></text:p>
      <text:p text:style-name="P183"/>
      <text:p text:style-name="P184"/>
      <text:list text:style-name="LFO1" text:continue-numbering="true">
        <text:list-item>
          <text:p text:style-name="P185"><text:s/>Totalizador del numero de seguidores de todos los usuarios (tip: los seguidores están en user &gt; followers_count)</text:p>
        </text:list-item>
      </text:list>
      <text:p text:style-name="P186"/>
      <text:p text:style-name="P187"><text:span text:style-name="T188">Total_seguidores</text:span><text:span text:style-name="T189">=</text:span><text:span text:style-name="T190">0</text:span></text:p>
      <text:p text:style-name="P191"><text:span text:style-name="T192">for</text:span><text:span text:style-name="T193"><text:s/>n<text:s/></text:span><text:span text:style-name="T194">in</text:span><text:span text:style-name="T195"><text:s/>data</text:span><text:span text:style-name="T196">.</text:span><text:span text:style-name="T197">keys</text:span><text:span text:style-name="T198">():</text:span></text:p>
      <text:p text:style-name="P199"><text:span text:style-name="T200"><text:s text:c="4"/>Total_seguidores</text:span><text:span text:style-name="T201">=</text:span><text:span text:style-name="T202">Total_seguidores<text:s/></text:span><text:span text:style-name="T203">+</text:span><text:span text:style-name="T204"><text:s/>data</text:span><text:span text:style-name="T205">[</text:span><text:span text:style-name="T206">n</text:span><text:span text:style-name="T207">][</text:span><text:span text:style-name="T208">"user"</text:span><text:span text:style-name="T209">][</text:span><text:span text:style-name="T210">"followers_count"</text:span><text:span text:style-name="T211">]</text:span></text:p>
      <text:p text:style-name="P212"><text:span text:style-name="T213">print</text:span><text:span text:style-name="T214">(</text:span><text:span text:style-name="T215">"El número de seguidores de todos los usuarios es "</text:span><text:span text:style-name="T216">,</text:span><text:span text:style-name="T217">Total_seguidores</text:span><text:span text:style-name="T218">)</text:span></text:p>
      <text:p text:style-name="P219"/>
      <text:p text:style-name="P220"/>
      <text:list text:style-name="LFO1" text:continue-numbering="true">
        <text:list-item>
          <text:p text:style-name="P221"><text:s/>Obtén una lista de todos los usuarios mencionados en<text:s/>los tweets</text:p>
        </text:list-item>
      </text:list>
      <text:p text:style-name="P222"/>
      <text:p text:style-name="P223"><text:span text:style-name="T224">Usuarios_menc</text:span><text:span text:style-name="T225">=[]</text:span></text:p>
      <text:p text:style-name="P226"><text:span text:style-name="T227">for</text:span><text:span text:style-name="T228"><text:s/>n<text:s/></text:span><text:span text:style-name="T229">in</text:span><text:span text:style-name="T230"><text:s/>data</text:span><text:span text:style-name="T231">.</text:span><text:span text:style-name="T232">keys</text:span><text:span text:style-name="T233">():</text:span></text:p>
      <text:p text:style-name="P234"><text:span text:style-name="T235"><text:s text:c="4"/></text:span><text:span text:style-name="T236">for</text:span><text:span text:style-name="T237"><text:s/>i<text:s/></text:span><text:span text:style-name="T238">in</text:span><text:span text:style-name="T239"><text:s/>data</text:span><text:span text:style-name="T240">[</text:span><text:span text:style-name="T241">n</text:span><text:span text:style-name="T242">][</text:span><text:span text:style-name="T243">"real_entities"</text:span><text:span text:style-name="T244">][</text:span><text:span text:style-name="T245">"user_mentions"</text:span><text:span text:style-name="T246">]:</text:span></text:p>
      <text:p text:style-name="P247"><text:span text:style-name="T248"><text:s text:c="8"/>Usuarios_menc</text:span><text:span text:style-name="T249">.</text:span><text:span text:style-name="T250">append</text:span><text:span text:style-name="T251">(</text:span><text:span text:style-name="T252">i</text:span><text:span text:style-name="T253">[</text:span><text:span text:style-name="T254">"screen_name"</text:span><text:span text:style-name="T255">])</text:span></text:p>
      <text:p text:style-name="P256"><text:span text:style-name="T257"><text:s text:c="8"/></text:span><text:span text:style-name="T258">#print(data[n]["user"]["screen_name"])</text:span></text:p>
      <text:p text:style-name="P259"><text:span text:style-name="T260">Usuarios_menc1</text:span><text:span text:style-name="T261">=</text:span><text:span text:style-name="T262">set</text:span><text:span text:style-name="T263">(</text:span><text:span text:style-name="T264">Usuarios_menc</text:span><text:span text:style-name="T265">)</text:span><text:span text:style-name="T266"><text:s text:c="2"/></text:span></text:p>
      <text:p text:style-name="P267"><text:span text:style-name="T268">print</text:span><text:span text:style-name="T269">(</text:span><text:span text:style-name="T270">"Lista de usuarios mencionados en todos los tweets:\n"</text:span><text:span text:style-name="T271">,</text:span><text:span text:style-name="T272">"\n"</text:span><text:span text:style-name="T273">.</text:span><text:span text:style-name="T274">join</text:span><text:span text:style-name="T275">(</text:span><text:span text:style-name="T276">Usuarios1</text:span><text:span text:style-name="T277">))</text:span></text:p>
      <text:p text:style-name="P278"/>
      <text:p text:style-name="P279"/>
      <text:list text:style-name="LFO1" text:continue-numbering="true">
        <text:list-item>
          <text:p text:style-name="P280"><text:s/>Obtén el total de tweets con tendencia 0, 1 y 2 respectivamente</text:p>
        </text:list-item>
      </text:list>
      <text:p text:style-name="P281"/>
      <text:p text:style-name="P282"><text:span text:style-name="T283">Tend_0</text:span><text:span text:style-name="T284">=</text:span><text:span text:style-name="T285">0</text:span></text:p>
      <text:p text:style-name="P286"><text:span text:style-name="T287">Tend_1</text:span><text:span text:style-name="T288">=</text:span><text:span text:style-name="T289">0</text:span></text:p>
      <text:p text:style-name="P290"><text:span text:style-name="T291">Tend_2</text:span><text:span text:style-name="T292">=</text:span><text:span text:style-name="T293">0</text:span></text:p>
      <text:soft-page-break/>
      <text:p text:style-name="P294"><text:span text:style-name="T295">for</text:span><text:span text:style-name="T296"><text:s/>n<text:s/></text:span><text:span text:style-name="T297">in</text:span><text:span text:style-name="T298"><text:s/>data</text:span><text:span text:style-name="T299">.</text:span><text:span text:style-name="T300">keys</text:span><text:span text:style-name="T301">():</text:span></text:p>
      <text:p text:style-name="P302"><text:span text:style-name="T303"><text:s text:c="4"/></text:span><text:span text:style-name="T304">print</text:span><text:span text:style-name="T305">(</text:span><text:span text:style-name="T306">n</text:span><text:span text:style-name="T307">)</text:span></text:p>
      <text:p text:style-name="P308"><text:span text:style-name="T309"><text:s text:c="4"/></text:span><text:span text:style-name="T310">if</text:span><text:span text:style-name="T311"><text:s/>data</text:span><text:span text:style-name="T312">[</text:span><text:span text:style-name="T313">n</text:span><text:span text:style-name="T314">][</text:span><text:span text:style-name="T315">"tendencia"</text:span><text:span text:style-name="T316">]</text:span><text:span text:style-name="T317"><text:s/></text:span><text:span text:style-name="T318">==</text:span><text:span text:style-name="T319"><text:s/></text:span><text:span text:style-name="T320">"0"</text:span><text:span text:style-name="T321">:</text:span></text:p>
      <text:p text:style-name="P322"><text:span text:style-name="T323"><text:s text:c="8"/>Tend_0</text:span><text:span text:style-name="T324">=</text:span><text:span text:style-name="T325">Tend_0</text:span><text:span text:style-name="T326">+</text:span><text:span text:style-name="T327">1</text:span></text:p>
      <text:p text:style-name="P328"><text:span text:style-name="T329"><text:s text:c="4"/></text:span><text:span text:style-name="T330">elif</text:span><text:span text:style-name="T331"><text:s/>data</text:span><text:span text:style-name="T332">[</text:span><text:span text:style-name="T333">n</text:span><text:span text:style-name="T334">][</text:span><text:span text:style-name="T335">"tendencia"</text:span><text:span text:style-name="T336">]</text:span><text:span text:style-name="T337"><text:s/></text:span><text:span text:style-name="T338">==</text:span><text:span text:style-name="T339"><text:s/></text:span><text:span text:style-name="T340">"1"</text:span><text:span text:style-name="T341">:</text:span></text:p>
      <text:p text:style-name="P342"><text:span text:style-name="T343"><text:s text:c="8"/>Tend_1</text:span><text:span text:style-name="T344">=</text:span><text:span text:style-name="T345">Tend_1</text:span><text:span text:style-name="T346">+</text:span><text:span text:style-name="T347">1</text:span></text:p>
      <text:p text:style-name="P348"><text:span text:style-name="T349"><text:s text:c="4"/></text:span><text:span text:style-name="T350">elif</text:span><text:span text:style-name="T351"><text:s/>data</text:span><text:span text:style-name="T352">[</text:span><text:span text:style-name="T353">n</text:span><text:span text:style-name="T354">][</text:span><text:span text:style-name="T355">"tendencia"</text:span><text:span text:style-name="T356">]</text:span><text:span text:style-name="T357"><text:s/></text:span><text:span text:style-name="T358">==</text:span><text:span text:style-name="T359"><text:s/></text:span><text:span text:style-name="T360">"2"</text:span><text:span text:style-name="T361">:</text:span></text:p>
      <text:p text:style-name="P362"><text:span text:style-name="T363"><text:s text:c="8"/>Tend_2</text:span><text:span text:style-name="T364">=</text:span><text:span text:style-name="T365">Tend_2</text:span><text:span text:style-name="T366">+</text:span><text:span text:style-name="T367">1</text:span></text:p>
      <text:p text:style-name="P368"><text:s text:c="8"/></text:p>
      <text:p text:style-name="P369"><text:span text:style-name="T370">print</text:span><text:span text:style-name="T371">(</text:span><text:span text:style-name="T372">"Total de Tweets con tendencia 0 es: "</text:span><text:span text:style-name="T373">,</text:span><text:span text:style-name="T374">Tend_0</text:span><text:span text:style-name="T375">)</text:span></text:p>
      <text:p text:style-name="P376"><text:span text:style-name="T377">print</text:span><text:span text:style-name="T378">(</text:span><text:span text:style-name="T379">"Total de Tweets con tendencia 1 es: "</text:span><text:span text:style-name="T380">,</text:span><text:span text:style-name="T381">Tend_1</text:span><text:span text:style-name="T382">)</text:span></text:p>
      <text:p text:style-name="P383"><text:span text:style-name="T384">print</text:span><text:span text:style-name="T385">(</text:span><text:span text:style-name="T386">"Total de Tweets con tendencia 2 es: "</text:span><text:span text:style-name="T387">,</text:span><text:span text:style-name="T388">Tend_2</text:span><text:span text:style-name="T389">)</text:span></text:p>
      <text:p text:style-name="P390"/>
      <text:p text:style-name="P391"/>
      <text:soft-page-break/>
      <text:p text:style-name="P392">Análisis de sentimientos</text:p>
      <text:p text:style-name="P393">(Analisis_de_sentimientos.py)</text:p>
      <text:p text:style-name="P394"/>
      <text:p text:style-name="P395">El objetivo es detectar el “discurso de odio” en los tweets.</text:p>
      <text:p text:style-name="P396"/>
      <text:list text:style-name="LFO2" text:continue-numbering="true">
        <text:list-item>
          <text:p text:style-name="P397">Decimos que un tweet contiene discurso de odio si tiene un sentimiento racista o sexista asociado con él. Por lo tanto, la tarea es clasificar los tweets<text:s/>racistas o sexistas de otros tweets.</text:p>
        </text:list-item>
      </text:list>
      <text:p text:style-name="P398"/>
      <text:list text:style-name="LFO2" text:continue-numbering="true">
        <text:list-item>
          <text:p text:style-name="P399">Dada una muestra de entrenamiento de tweets y etiquetas, donde la etiqueta '1' denota que el tweet es racista/sexista y la etiqueta '0' denota que el tweet no es racista/sexista, su objetivo es predecir las etiquetas en el conjunto de datos de prueba.</text:p>
        </text:list-item>
      </text:list>
      <text:p text:style-name="P400"/>
      <text:list text:style-name="LFO3" text:continue-numbering="true">
        <text:list-item>
          <text:p text:style-name="P401">Base de datos: analisis_sentimientos.zip</text:p>
        </text:list-item>
      </text:list>
      <text:p text:style-name="P402"/>
      <text:p text:style-name="P403"><text:span text:style-name="T404"># -*- coding: utf-8 -*-</text:span></text:p>
      <text:p text:style-name="P405">"""</text:p>
      <text:p text:style-name="P406">Created on Thu Dec 23 11:02:21 2021</text:p>
      <text:p text:style-name="P407"/>
      <text:p text:style-name="P408">@author: John Tami</text:p>
      <text:p text:style-name="P409"><text:span text:style-name="T410">"""</text:span></text:p>
      <text:p text:style-name="P411"/>
      <text:p text:style-name="P412"><text:span text:style-name="T413">""" Lectura de los datos de entrenamiento y de test """</text:span></text:p>
      <text:p text:style-name="P414"><text:span text:style-name="T415">import</text:span><text:span text:style-name="T416"><text:s/>pandas<text:s/></text:span><text:span text:style-name="T417">as</text:span><text:span text:style-name="T418"><text:s/>pd</text:span></text:p>
      <text:p text:style-name="P419"/>
      <text:p text:style-name="P420"><text:span text:style-name="T421">train <text:s/></text:span><text:span text:style-name="T422">=</text:span><text:span text:style-name="T423"><text:s/>pd</text:span><text:span text:style-name="T424">.</text:span><text:span text:style-name="T425">read_csv</text:span><text:span text:style-name="T426">(</text:span><text:span text:style-name="T427">'train.csv'</text:span><text:span text:style-name="T428">)</text:span></text:p>
      <text:p text:style-name="P429"><text:span text:style-name="T430">test<text:s/></text:span><text:span text:style-name="T431">=</text:span><text:span text:style-name="T432"><text:s/>pd</text:span><text:span text:style-name="T433">.</text:span><text:span text:style-name="T434">read_csv</text:span><text:span text:style-name="T435">(</text:span><text:span text:style-name="T436">'test.csv'</text:span><text:span text:style-name="T437">)</text:span></text:p>
      <text:p text:style-name="P438"/>
      <text:p text:style-name="P439"><text:span text:style-name="T440">#%%</text:span></text:p>
      <text:p text:style-name="P441"><text:span text:style-name="T442">""" Limpieza de los Tweets """</text:span></text:p>
      <text:p text:style-name="P443"/>
      <text:p text:style-name="P444"><text:span text:style-name="T445">import</text:span><text:span text:style-name="T446"><text:s/>numpy<text:s/></text:span><text:span text:style-name="T447">as</text:span><text:span text:style-name="T448"><text:s/>np<text:s/></text:span></text:p>
      <text:p text:style-name="P449"><text:span text:style-name="T450">import</text:span><text:span text:style-name="T451"><text:s/>re</text:span></text:p>
      <text:p text:style-name="P452"/>
      <text:p text:style-name="P453"><text:span text:style-name="T454"># Función para limpieza de datos</text:span></text:p>
      <text:p text:style-name="P455"><text:span text:style-name="T456">def</text:span><text:span text:style-name="T457"><text:s/></text:span><text:span text:style-name="T458">eliminar_patrones</text:span><text:span text:style-name="T459">(</text:span><text:span text:style-name="T460">tex_original</text:span><text:span text:style-name="T461">,</text:span><text:span text:style-name="T462"><text:s/>patron</text:span><text:span text:style-name="T463">):</text:span></text:p>
      <text:p text:style-name="P464"><text:span text:style-name="T465"><text:s text:c="4"/>r<text:s/></text:span><text:span text:style-name="T466">=</text:span><text:span text:style-name="T467"><text:s/>re</text:span><text:span text:style-name="T468">.</text:span><text:span text:style-name="T469">findall</text:span><text:span text:style-name="T470">(</text:span><text:span text:style-name="T471">patron</text:span><text:span text:style-name="T472">,</text:span><text:span text:style-name="T473"><text:s/>tex_original</text:span><text:span text:style-name="T474">)</text:span></text:p>
      <text:p text:style-name="P475"><text:span text:style-name="T476"><text:s text:c="4"/></text:span><text:span text:style-name="T477">for</text:span><text:span text:style-name="T478"><text:s/>i<text:s/></text:span><text:span text:style-name="T479">in</text:span><text:span text:style-name="T480"><text:s/>r</text:span><text:span text:style-name="T481">:</text:span></text:p>
      <text:p text:style-name="P482"><text:span text:style-name="T483"><text:s text:c="8"/>tex_original<text:s/></text:span><text:span text:style-name="T484">=</text:span><text:span text:style-name="T485"><text:s/>re</text:span><text:span text:style-name="T486">.</text:span><text:span text:style-name="T487">sub</text:span><text:span text:style-name="T488">(</text:span><text:span text:style-name="T489">i</text:span><text:span text:style-name="T490">,</text:span><text:span text:style-name="T491"><text:s/></text:span><text:span text:style-name="T492">''</text:span><text:span text:style-name="T493">,</text:span><text:span text:style-name="T494"><text:s/>tex_original</text:span><text:span text:style-name="T495">)</text:span></text:p>
      <text:p text:style-name="P496"><text:span text:style-name="T497"><text:s text:c="4"/></text:span><text:span text:style-name="T498">return</text:span><text:span text:style-name="T499"><text:s/>tex_original<text:s/></text:span></text:p>
      <text:p text:style-name="P500"/>
      <text:p text:style-name="P501"><text:span text:style-name="T502"># Eliminar palabras que inicien con @ (@usuarios)</text:span></text:p>
      <text:p text:style-name="P503"><text:span text:style-name="T504">train</text:span><text:span text:style-name="T505">[</text:span><text:span text:style-name="T506">'tweet_limpio'</text:span><text:span text:style-name="T507">]</text:span><text:span text:style-name="T508"><text:s/></text:span><text:span text:style-name="T509">=</text:span><text:span text:style-name="T510"><text:s/>np</text:span><text:span text:style-name="T511">.</text:span><text:span text:style-name="T512">vectorize</text:span><text:span text:style-name="T513">(</text:span><text:span text:style-name="T514">eliminar_patrones</text:span><text:span text:style-name="T515">)(</text:span><text:span text:style-name="T516">train</text:span><text:span text:style-name="T517">[</text:span><text:span text:style-name="T518">'tweet'</text:span><text:span text:style-name="T519">],</text:span><text:span text:style-name="T520"><text:s/></text:span><text:span text:style-name="T521">"@[\w]*"</text:span><text:span text:style-name="T522">)</text:span></text:p>
      <text:p text:style-name="P523"><text:span text:style-name="T524">test</text:span><text:span text:style-name="T525">[</text:span><text:span text:style-name="T526">'tweet_limpio'</text:span><text:span text:style-name="T527">]</text:span><text:span text:style-name="T528"><text:s/></text:span><text:span text:style-name="T529">=</text:span><text:span text:style-name="T530"><text:s/>np</text:span><text:span text:style-name="T531">.</text:span><text:span text:style-name="T532">vectorize</text:span><text:span text:style-name="T533">(</text:span><text:span text:style-name="T534">eliminar_patrones</text:span><text:span text:style-name="T535">)(</text:span><text:span text:style-name="T536">test</text:span><text:span text:style-name="T537">[</text:span><text:span text:style-name="T538">'tweet'</text:span><text:span text:style-name="T539">],</text:span><text:span text:style-name="T540"><text:s/></text:span><text:span text:style-name="T541">"@[\w]*"</text:span><text:span text:style-name="T542">)</text:span></text:p>
      <text:p text:style-name="P543"/>
      <text:p text:style-name="P544"><text:span text:style-name="T545"># Eliminar números, puntuaciones y caracteres especiales</text:span></text:p>
      <text:p text:style-name="P546"><text:span text:style-name="T547">train</text:span><text:span text:style-name="T548">[</text:span><text:span text:style-name="T549">'tweet_limpio'</text:span><text:span text:style-name="T550">]</text:span><text:span text:style-name="T551"><text:s/></text:span><text:span text:style-name="T552">=</text:span><text:span text:style-name="T553"><text:s/>train</text:span><text:span text:style-name="T554">[</text:span><text:span text:style-name="T555">'tweet_limpio'</text:span><text:span text:style-name="T556">].</text:span><text:span text:style-name="T557">str</text:span><text:span text:style-name="T558">.</text:span><text:span text:style-name="T559">replace</text:span><text:span text:style-name="T560">(</text:span><text:span text:style-name="T561">"[^a-zA-Z#]"</text:span><text:span text:style-name="T562">,</text:span><text:span text:style-name="T563"><text:s/></text:span><text:span text:style-name="T564">" "</text:span><text:span text:style-name="T565">)</text:span></text:p>
      <text:p text:style-name="P566"><text:span text:style-name="T567">test</text:span><text:span text:style-name="T568">[</text:span><text:span text:style-name="T569">'tweet_limpio'</text:span><text:span text:style-name="T570">]</text:span><text:span text:style-name="T571"><text:s/></text:span><text:span text:style-name="T572">=</text:span><text:span text:style-name="T573"><text:s/>test</text:span><text:span text:style-name="T574">[</text:span><text:span text:style-name="T575">'tweet_limpio'</text:span><text:span text:style-name="T576">].</text:span><text:span text:style-name="T577">str</text:span><text:span text:style-name="T578">.</text:span><text:span text:style-name="T579">replace</text:span><text:span text:style-name="T580">(</text:span><text:span text:style-name="T581">"[^a-zA-Z#]"</text:span><text:span text:style-name="T582">,</text:span><text:span text:style-name="T583"><text:s/></text:span><text:span text:style-name="T584">" "</text:span><text:span text:style-name="T585">)</text:span></text:p>
      <text:p text:style-name="P586"/>
      <text:p text:style-name="P587"><text:span text:style-name="T588"># Eliminar palabras con menos de 4 letras de longitud</text:span></text:p>
      <text:p text:style-name="P589"><text:span text:style-name="T590">train</text:span><text:span text:style-name="T591">[</text:span><text:span text:style-name="T592">'tweet_limpio'</text:span><text:span text:style-name="T593">]</text:span><text:span text:style-name="T594"><text:s/></text:span><text:span text:style-name="T595">=</text:span><text:span text:style-name="T596"><text:s/>train</text:span><text:span text:style-name="T597">[</text:span><text:span text:style-name="T598">'tweet_limpio'</text:span><text:span text:style-name="T599">].</text:span><text:span text:style-name="T600">apply</text:span><text:span text:style-name="T601">(</text:span><text:span text:style-name="T602">lambda</text:span><text:span text:style-name="T603"><text:s/>x</text:span><text:span text:style-name="T604">:</text:span><text:span text:style-name="T605"><text:s/></text:span><text:span text:style-name="T606">' '</text:span><text:span text:style-name="T607">.</text:span><text:span text:style-name="T608">join</text:span><text:span text:style-name="T609">([</text:span><text:span text:style-name="T610">w<text:s/></text:span><text:span text:style-name="T611">for</text:span><text:span text:style-name="T612"><text:s/>w<text:s/></text:span><text:span text:style-name="T613">in</text:span><text:span text:style-name="T614"><text:s/>x</text:span><text:span text:style-name="T615">.</text:span><text:span text:style-name="T616">split</text:span><text:span text:style-name="T617">()</text:span><text:span text:style-name="T618"><text:s/></text:span><text:span text:style-name="T619">if</text:span><text:span text:style-name="T620"><text:s/></text:span><text:span text:style-name="T621">len</text:span><text:span text:style-name="T622">(</text:span><text:span text:style-name="T623">w</text:span><text:span text:style-name="T624">)&gt;</text:span><text:span text:style-name="T625">3</text:span><text:span text:style-name="T626">]))</text:span></text:p>
      <text:p text:style-name="P627"><text:span text:style-name="T628">test</text:span><text:span text:style-name="T629">[</text:span><text:span text:style-name="T630">'tweet_limpio'</text:span><text:span text:style-name="T631">]</text:span><text:span text:style-name="T632"><text:s/></text:span><text:span text:style-name="T633">=</text:span><text:span text:style-name="T634"><text:s/>test</text:span><text:span text:style-name="T635">[</text:span><text:span text:style-name="T636">'tweet_limpio'</text:span><text:span text:style-name="T637">].</text:span><text:span text:style-name="T638">apply</text:span><text:span text:style-name="T639">(</text:span><text:span text:style-name="T640">lambda</text:span><text:span text:style-name="T641"><text:s/>x</text:span><text:span text:style-name="T642">:</text:span><text:span text:style-name="T643"><text:s/></text:span><text:span text:style-name="T644">' '</text:span><text:span text:style-name="T645">.</text:span><text:span text:style-name="T646">join</text:span><text:span text:style-name="T647">([</text:span><text:span text:style-name="T648">w<text:s/></text:span><text:span text:style-name="T649">for</text:span><text:span text:style-name="T650"><text:s/>w<text:s/></text:span><text:span text:style-name="T651">in</text:span><text:span text:style-name="T652"><text:s/>x</text:span><text:span text:style-name="T653">.</text:span><text:span text:style-name="T654">split</text:span><text:span text:style-name="T655">()</text:span><text:span text:style-name="T656"><text:s/></text:span><text:span text:style-name="T657">if</text:span><text:span text:style-name="T658"><text:s/></text:span><text:span text:style-name="T659">len</text:span><text:span text:style-name="T660">(</text:span><text:span text:style-name="T661">w</text:span><text:span text:style-name="T662">)&gt;</text:span><text:span text:style-name="T663">3</text:span><text:span text:style-name="T664">]))</text:span></text:p>
      <text:p text:style-name="P665"><text:s/></text:p>
      <text:p text:style-name="P666"/>
      <text:p text:style-name="P667"><text:span text:style-name="T668">#%%</text:span></text:p>
      <text:p text:style-name="P669"><text:span text:style-name="T670">""""Tokenización"""</text:span></text:p>
      <text:p text:style-name="P671"/>
      <text:p text:style-name="P672"><text:span text:style-name="T673">tokenized_tweet_train<text:s/></text:span><text:span text:style-name="T674">=</text:span><text:span text:style-name="T675"><text:s/>train</text:span><text:span text:style-name="T676">[</text:span><text:span text:style-name="T677">'tweet_limpio'</text:span><text:span text:style-name="T678">].</text:span><text:span text:style-name="T679">apply</text:span><text:span text:style-name="T680">(</text:span><text:span text:style-name="T681">lambda</text:span><text:span text:style-name="T682"><text:s/>x</text:span><text:span text:style-name="T683">:</text:span><text:span text:style-name="T684"><text:s/>x</text:span><text:span text:style-name="T685">.</text:span><text:span text:style-name="T686">split</text:span><text:span text:style-name="T687">())</text:span></text:p>
      <text:p text:style-name="P688"><text:span text:style-name="T689">tokenized_tweet_test<text:s/></text:span><text:span text:style-name="T690">=</text:span><text:span text:style-name="T691"><text:s/>test</text:span><text:span text:style-name="T692">[</text:span><text:span text:style-name="T693">'tweet_limpio'</text:span><text:span text:style-name="T694">].</text:span><text:span text:style-name="T695">apply</text:span><text:span text:style-name="T696">(</text:span><text:span text:style-name="T697">lambda</text:span><text:span text:style-name="T698"><text:s/>x</text:span><text:span text:style-name="T699">:</text:span><text:span text:style-name="T700"><text:s/>x</text:span><text:span text:style-name="T701">.</text:span><text:span text:style-name="T702">split</text:span><text:span text:style-name="T703">())</text:span></text:p>
      <text:p text:style-name="P704"/>
      <text:p text:style-name="P705"/>
      <text:p text:style-name="P706"><text:span text:style-name="T707">from</text:span><text:span text:style-name="T708"><text:s/>nltk</text:span><text:span text:style-name="T709">.</text:span><text:span text:style-name="T710">stem</text:span><text:span text:style-name="T711">.</text:span><text:span text:style-name="T712">porter<text:s/></text:span><text:span text:style-name="T713">import</text:span><text:span text:style-name="T714"><text:s/></text:span><text:span text:style-name="T715">*</text:span></text:p>
      <text:p text:style-name="P716"><text:span text:style-name="T717">stemmer<text:s/></text:span><text:span text:style-name="T718">=</text:span><text:span text:style-name="T719"><text:s/>PorterStemmer</text:span><text:span text:style-name="T720">()</text:span></text:p>
      <text:p text:style-name="P721"><text:s/></text:p>
      <text:p text:style-name="P722"><text:span text:style-name="T723">tokenized_tweet_train<text:s/></text:span><text:span text:style-name="T724">=</text:span><text:span text:style-name="T725"><text:s/>tokenized_tweet_train</text:span><text:span text:style-name="T726">.</text:span><text:span text:style-name="T727">apply</text:span><text:span text:style-name="T728">(</text:span><text:span text:style-name="T729">lambda</text:span><text:span text:style-name="T730"><text:s/>x</text:span><text:span text:style-name="T731">:</text:span><text:span text:style-name="T732"><text:s/></text:span><text:span text:style-name="T733">[</text:span><text:span text:style-name="T734">stemmer</text:span><text:span text:style-name="T735">.</text:span><text:span text:style-name="T736">stem</text:span><text:span text:style-name="T737">(</text:span><text:span text:style-name="T738">i</text:span><text:span text:style-name="T739">)</text:span><text:span text:style-name="T740"><text:s/></text:span><text:span text:style-name="T741">for</text:span><text:span text:style-name="T742"><text:s/>i<text:s/></text:span><text:span text:style-name="T743">in</text:span><text:span text:style-name="T744"><text:s/>x</text:span><text:span text:style-name="T745">])</text:span><text:span text:style-name="T746"><text:s/></text:span><text:span text:style-name="T747"># stemming</text:span></text:p>
      <text:p text:style-name="P748"><text:span text:style-name="T749">tokenized_tweet_test<text:s/></text:span><text:span text:style-name="T750">=</text:span><text:span text:style-name="T751"><text:s/>tokenized_tweet_test</text:span><text:span text:style-name="T752">.</text:span><text:span text:style-name="T753">apply</text:span><text:span text:style-name="T754">(</text:span><text:span text:style-name="T755">lambda</text:span><text:span text:style-name="T756"><text:s/>x</text:span><text:span text:style-name="T757">:</text:span><text:span text:style-name="T758"><text:s/></text:span><text:span text:style-name="T759">[</text:span><text:span text:style-name="T760">stemmer</text:span><text:span text:style-name="T761">.</text:span><text:span text:style-name="T762">stem</text:span><text:span text:style-name="T763">(</text:span><text:span text:style-name="T764">i</text:span><text:span text:style-name="T765">)</text:span><text:span text:style-name="T766"><text:s/></text:span><text:span text:style-name="T767">for</text:span><text:span text:style-name="T768"><text:s/>i<text:s/></text:span><text:span text:style-name="T769">in</text:span><text:span text:style-name="T770"><text:s/>x</text:span><text:span text:style-name="T771">])</text:span></text:p>
      <text:p text:style-name="P772"/>
      <text:p text:style-name="P773"><text:span text:style-name="T774">#%%</text:span></text:p>
      <text:p text:style-name="P775"/>
      <text:p text:style-name="P776"><text:span text:style-name="T777">""" <text:s text:c="19"/>Nube de <text:s/>palabras - Palabras negativas <text:s text:c="13"/>"""</text:span></text:p>
      <text:p text:style-name="P778"/>
      <text:p text:style-name="P779"><text:span text:style-name="T780">import</text:span><text:span text:style-name="T781"><text:s/>matplotlib</text:span><text:span text:style-name="T782">.</text:span><text:span text:style-name="T783">pyplot<text:s/></text:span><text:span text:style-name="T784">as</text:span><text:span text:style-name="T785"><text:s/>plt<text:s/></text:span></text:p>
      <text:p text:style-name="P786"><text:span text:style-name="T787">from</text:span><text:span text:style-name="T788"><text:s/>wordcloud<text:s/></text:span><text:span text:style-name="T789">import</text:span><text:span text:style-name="T790"><text:s/>WordCloud</text:span></text:p>
      <text:p text:style-name="P791"/>
      <text:p text:style-name="P792"><text:span text:style-name="T793">negative_words<text:s/></text:span><text:span text:style-name="T794">=</text:span><text:span text:style-name="T795"><text:s/></text:span><text:span text:style-name="T796">' '</text:span><text:span text:style-name="T797">.</text:span><text:span text:style-name="T798">join</text:span><text:span text:style-name="T799">([</text:span><text:span text:style-name="T800">text<text:s/></text:span><text:span text:style-name="T801">for</text:span><text:span text:style-name="T802"><text:s/>text<text:s/></text:span><text:span text:style-name="T803">in</text:span><text:span text:style-name="T804"><text:s/>train</text:span><text:span text:style-name="T805">[</text:span><text:span text:style-name="T806">'tweet_limpio'</text:span><text:span text:style-name="T807">][</text:span><text:span text:style-name="T808">train</text:span><text:span text:style-name="T809">[</text:span><text:span text:style-name="T810">'label'</text:span><text:span text:style-name="T811">]</text:span><text:span text:style-name="T812"><text:s/></text:span><text:span text:style-name="T813">==</text:span><text:span text:style-name="T814"><text:s/></text:span><text:span text:style-name="T815">1</text:span><text:span text:style-name="T816">]])</text:span></text:p>
      <text:p text:style-name="P817"><text:span text:style-name="T818">wordcloud<text:s/></text:span><text:span text:style-name="T819">=</text:span><text:span text:style-name="T820"><text:s/>WordCloud</text:span><text:span text:style-name="T821">(</text:span><text:span text:style-name="T822">width</text:span><text:span text:style-name="T823">=</text:span><text:span text:style-name="T824">800</text:span><text:span text:style-name="T825">,</text:span><text:span text:style-name="T826"><text:s/>height</text:span><text:span text:style-name="T827">=</text:span><text:span text:style-name="T828">500</text:span><text:span text:style-name="T829">,</text:span></text:p>
      <text:p text:style-name="P830"><text:span text:style-name="T831">random_state</text:span><text:span text:style-name="T832">=</text:span><text:span text:style-name="T833">21</text:span><text:span text:style-name="T834">,</text:span><text:span text:style-name="T835"><text:s/>max_font_size</text:span><text:span text:style-name="T836">=</text:span><text:span text:style-name="T837">110</text:span><text:span text:style-name="T838">).</text:span><text:span text:style-name="T839">generate</text:span><text:span text:style-name="T840">(</text:span><text:span text:style-name="T841">negative_words</text:span><text:span text:style-name="T842">)</text:span></text:p>
      <text:p text:style-name="P843"><text:span text:style-name="T844">plt</text:span><text:span text:style-name="T845">.</text:span><text:span text:style-name="T846">figure</text:span><text:span text:style-name="T847">(</text:span><text:span text:style-name="T848">figsize</text:span><text:span text:style-name="T849">=(</text:span><text:span text:style-name="T850">10</text:span><text:span text:style-name="T851">,</text:span><text:span text:style-name="T852"><text:s/></text:span><text:span text:style-name="T853">7</text:span><text:span text:style-name="T854">))</text:span></text:p>
      <text:p text:style-name="P855"><text:span text:style-name="T856">plt</text:span><text:span text:style-name="T857">.</text:span><text:span text:style-name="T858">imshow</text:span><text:span text:style-name="T859">(</text:span><text:span text:style-name="T860">wordcloud</text:span><text:span text:style-name="T861">,</text:span><text:span text:style-name="T862"><text:s/>interpolation</text:span><text:span text:style-name="T863">=</text:span><text:span text:style-name="T864">"bilinear"</text:span><text:span text:style-name="T865">)</text:span></text:p>
      <text:p text:style-name="P866"><text:span text:style-name="T867">plt</text:span><text:span text:style-name="T868">.</text:span><text:span text:style-name="T869">axis</text:span><text:span text:style-name="T870">(</text:span><text:span text:style-name="T871">'off'</text:span><text:span text:style-name="T872">)</text:span></text:p>
      <text:p text:style-name="P873"><text:span text:style-name="T874">plt</text:span><text:span text:style-name="T875">.</text:span><text:span text:style-name="T876">show</text:span><text:span text:style-name="T877">()</text:span></text:p>
      <text:p text:style-name="P878"/>
      <text:p text:style-name="P879"><text:span text:style-name="T880">#%%</text:span></text:p>
      <text:p text:style-name="P881"><text:span text:style-name="T882">""" Extraer hashtag dependiendo de si es o no racista o sexista"""</text:span></text:p>
      <text:p text:style-name="P883"/>
      <text:p text:style-name="P884"><text:span text:style-name="T885"># Función para extraer los hashtags</text:span></text:p>
      <text:p text:style-name="P886"><text:span text:style-name="T887">def</text:span><text:span text:style-name="T888"><text:s/></text:span><text:span text:style-name="T889">hashtag_extract</text:span><text:span text:style-name="T890">(</text:span><text:span text:style-name="T891">x</text:span><text:span text:style-name="T892">):</text:span></text:p>
      <text:p text:style-name="P893"><text:span text:style-name="T894"><text:s text:c="4"/>hashtags<text:s/></text:span><text:span text:style-name="T895">=</text:span><text:span text:style-name="T896"><text:s/></text:span><text:span text:style-name="T897">[]</text:span></text:p>
      <text:p text:style-name="P898"><text:span text:style-name="T899"><text:s text:c="4"/></text:span><text:span text:style-name="T900">for</text:span><text:span text:style-name="T901"><text:s/>i<text:s/></text:span><text:span text:style-name="T902">in</text:span><text:span text:style-name="T903"><text:s/>x</text:span><text:span text:style-name="T904">:</text:span></text:p>
      <text:p text:style-name="P905"><text:span text:style-name="T906"><text:s text:c="8"/>ht<text:s/></text:span><text:span text:style-name="T907">=</text:span><text:span text:style-name="T908"><text:s/>re</text:span><text:span text:style-name="T909">.</text:span><text:span text:style-name="T910">findall</text:span><text:span text:style-name="T911">(</text:span><text:span text:style-name="T912">r"#(\w+)"</text:span><text:span text:style-name="T913">,</text:span><text:span text:style-name="T914"><text:s/>i</text:span><text:span text:style-name="T915">)</text:span></text:p>
      <text:p text:style-name="P916"><text:span text:style-name="T917"><text:s text:c="8"/>hashtags</text:span><text:span text:style-name="T918">.</text:span><text:span text:style-name="T919">append</text:span><text:span text:style-name="T920">(</text:span><text:span text:style-name="T921">ht</text:span><text:span text:style-name="T922">)</text:span></text:p>
      <text:p text:style-name="P923"><text:span text:style-name="T924"><text:s text:c="4"/></text:span><text:span text:style-name="T925">return</text:span><text:span text:style-name="T926"><text:s/>hashtags</text:span></text:p>
      <text:p text:style-name="P927"><text:s/></text:p>
      <text:p text:style-name="P928"><text:span text:style-name="T929"># Extraer HT de Tweets no racistas, ni sexistas</text:span></text:p>
      <text:p text:style-name="P930"><text:span text:style-name="T931">HT_normal<text:s/></text:span><text:span text:style-name="T932">=</text:span><text:span text:style-name="T933"><text:s/>hashtag_extract</text:span><text:span text:style-name="T934">(</text:span><text:span text:style-name="T935">train</text:span><text:span text:style-name="T936">[</text:span><text:span text:style-name="T937">'tweet_limpio'</text:span><text:span text:style-name="T938">][</text:span><text:span text:style-name="T939">train</text:span><text:span text:style-name="T940">[</text:span><text:span text:style-name="T941">'label'</text:span><text:span text:style-name="T942">]</text:span><text:span text:style-name="T943"><text:s/></text:span><text:span text:style-name="T944">==</text:span><text:span text:style-name="T945"><text:s/></text:span><text:span text:style-name="T946">0</text:span><text:span text:style-name="T947">])</text:span></text:p>
      <text:p text:style-name="P948"><text:s/></text:p>
      <text:p text:style-name="P949"><text:span text:style-name="T950"># Extraer HT de Tweets racistas y sexistas</text:span></text:p>
      <text:p text:style-name="P951"><text:span text:style-name="T952">HT_negativo<text:s/></text:span><text:span text:style-name="T953">=</text:span><text:span text:style-name="T954"><text:s/>hashtag_extract</text:span><text:span text:style-name="T955">(</text:span><text:span text:style-name="T956">train</text:span><text:span text:style-name="T957">[</text:span><text:span text:style-name="T958">'tweet_limpio'</text:span><text:span text:style-name="T959">][</text:span><text:span text:style-name="T960">train</text:span><text:span text:style-name="T961">[</text:span><text:span text:style-name="T962">'label'</text:span><text:span text:style-name="T963">]</text:span><text:span text:style-name="T964"><text:s/></text:span><text:span text:style-name="T965">==</text:span><text:span text:style-name="T966"><text:s/></text:span><text:span text:style-name="T967">1</text:span><text:span text:style-name="T968">])</text:span></text:p>
      <text:p text:style-name="P969"/>
      <text:p text:style-name="P970"/>
      <text:p text:style-name="P971"><text:span text:style-name="T972">#%%</text:span></text:p>
      <text:p text:style-name="P973"/>
      <text:p text:style-name="P974"><text:span text:style-name="T975">""""Entrenamiento para clasificación de tweets"""</text:span></text:p>
      <text:p text:style-name="P976"/>
      <text:p text:style-name="P977"><text:span text:style-name="T978">from</text:span><text:span text:style-name="T979"><text:s/>sklearn</text:span><text:span text:style-name="T980">.</text:span><text:span text:style-name="T981">feature_extraction</text:span><text:span text:style-name="T982">.</text:span><text:span text:style-name="T983">text<text:s/></text:span><text:span text:style-name="T984">import</text:span><text:span text:style-name="T985"><text:s/>CountVectorizer</text:span></text:p>
      <text:p text:style-name="P986"/>
      <text:p text:style-name="P987"><text:span text:style-name="T988">bow_vectorizer<text:s/></text:span><text:span text:style-name="T989">=</text:span><text:span text:style-name="T990"><text:s/>CountVectorizer</text:span><text:span text:style-name="T991">(</text:span><text:span text:style-name="T992">max_df</text:span><text:span text:style-name="T993">=</text:span><text:span text:style-name="T994">0.90</text:span><text:span text:style-name="T995">,</text:span><text:span text:style-name="T996"><text:s/>min_df</text:span><text:span text:style-name="T997">=</text:span><text:span text:style-name="T998">2</text:span><text:span text:style-name="T999">,</text:span><text:span text:style-name="T1000"><text:s/>max_features</text:span><text:span text:style-name="T1001">=</text:span><text:span text:style-name="T1002">1000</text:span><text:span text:style-name="T1003">,</text:span><text:span text:style-name="T1004"><text:s/>stop_words</text:span><text:span text:style-name="T1005">=</text:span><text:span text:style-name="T1006">'english'</text:span><text:span text:style-name="T1007">)</text:span></text:p>
      <text:p text:style-name="P1008"><text:span text:style-name="T1009"># bag-of-words feature matrix</text:span></text:p>
      <text:p text:style-name="P1010"><text:span text:style-name="T1011">train_bow<text:s/></text:span><text:span text:style-name="T1012">=</text:span><text:span text:style-name="T1013"><text:s/>bow_vectorizer</text:span><text:span text:style-name="T1014">.</text:span><text:span text:style-name="T1015">fit_transform</text:span><text:span text:style-name="T1016">(</text:span><text:span text:style-name="T1017">train</text:span><text:span text:style-name="T1018">[</text:span><text:span text:style-name="T1019">'tweet_limpio'</text:span><text:span text:style-name="T1020">])</text:span></text:p>
      <text:p text:style-name="P1021"><text:span text:style-name="T1022">test_bow<text:s/></text:span><text:span text:style-name="T1023">=</text:span><text:span text:style-name="T1024"><text:s/>bow_vectorizer</text:span><text:span text:style-name="T1025">.</text:span><text:span text:style-name="T1026">fit_transform</text:span><text:span text:style-name="T1027">(</text:span><text:span text:style-name="T1028">test</text:span><text:span text:style-name="T1029">[</text:span><text:span text:style-name="T1030">'tweet_limpio'</text:span><text:span text:style-name="T1031">])</text:span></text:p>
      <text:p text:style-name="P1032"/>
      <text:p text:style-name="P1033"><text:span text:style-name="T1034">from</text:span><text:span text:style-name="T1035"><text:s/>sklearn</text:span><text:span text:style-name="T1036">.</text:span><text:span text:style-name="T1037">linear_model<text:s/></text:span><text:span text:style-name="T1038">import</text:span><text:span text:style-name="T1039"><text:s/>LogisticRegression</text:span></text:p>
      <text:p text:style-name="P1040"><text:span text:style-name="T1041">from</text:span><text:span text:style-name="T1042"><text:s/>sklearn</text:span><text:span text:style-name="T1043">.</text:span><text:span text:style-name="T1044">model_selection<text:s/></text:span><text:span text:style-name="T1045">import</text:span><text:span text:style-name="T1046"><text:s/>train_test_split</text:span></text:p>
      <text:p text:style-name="P1047"><text:span text:style-name="T1048">from</text:span><text:span text:style-name="T1049"><text:s/>sklearn</text:span><text:span text:style-name="T1050">.</text:span><text:span text:style-name="T1051">metrics<text:s/></text:span><text:span text:style-name="T1052">import</text:span><text:span text:style-name="T1053"><text:s/>f1_score</text:span></text:p>
      <text:p text:style-name="P1054"><text:s/></text:p>
      <text:p text:style-name="P1055"/>
      <text:p text:style-name="P1056"><text:span text:style-name="T1057"># splitting data into training and validation set</text:span></text:p>
      <text:p text:style-name="P1058"><text:span text:style-name="T1059">xtrain_bow</text:span><text:span text:style-name="T1060">,</text:span><text:span text:style-name="T1061"><text:s/>xvalid_bow</text:span><text:span text:style-name="T1062">,</text:span><text:span text:style-name="T1063"><text:s/>ytrain</text:span><text:span text:style-name="T1064">,</text:span><text:span text:style-name="T1065"><text:s/>yvalid<text:s/></text:span><text:span text:style-name="T1066">=</text:span><text:span text:style-name="T1067"><text:s/>train_test_split</text:span><text:span text:style-name="T1068">(</text:span><text:span text:style-name="T1069">train_bow</text:span><text:span text:style-name="T1070">,</text:span><text:span text:style-name="T1071"><text:s/>train</text:span><text:span text:style-name="T1072">[</text:span><text:span text:style-name="T1073">'label'</text:span><text:span text:style-name="T1074">],</text:span><text:span text:style-name="T1075"><text:s/>random_state</text:span><text:span text:style-name="T1076">=</text:span><text:span text:style-name="T1077">42</text:span><text:span text:style-name="T1078">,</text:span><text:span text:style-name="T1079"><text:s/>test_size</text:span><text:span text:style-name="T1080">=</text:span><text:span text:style-name="T1081">0.3</text:span><text:span text:style-name="T1082">)</text:span></text:p>
      <text:p text:style-name="P1083"/>
      <text:p text:style-name="P1084"><text:span text:style-name="T1085">#%%</text:span></text:p>
      <text:p text:style-name="P1086"><text:span text:style-name="T1087">"""Regresión Logística"""</text:span></text:p>
      <text:p text:style-name="P1088"/>
      <text:p text:style-name="P1089"><text:span text:style-name="T1090">lreg<text:s/></text:span><text:span text:style-name="T1091">=</text:span><text:span text:style-name="T1092"><text:s/>LogisticRegression</text:span><text:span text:style-name="T1093">()</text:span></text:p>
      <text:p text:style-name="P1094"><text:span text:style-name="T1095">lreg</text:span><text:span text:style-name="T1096">.</text:span><text:span text:style-name="T1097">fit</text:span><text:span text:style-name="T1098">(</text:span><text:span text:style-name="T1099">xtrain_bow</text:span><text:span text:style-name="T1100">,</text:span><text:span text:style-name="T1101"><text:s/>ytrain</text:span><text:span text:style-name="T1102">)</text:span><text:span text:style-name="T1103"><text:s/></text:span><text:span text:style-name="T1104"># training the model</text:span></text:p>
      <text:p text:style-name="P1105"><text:s/></text:p>
      <text:p text:style-name="P1106"><text:span text:style-name="T1107">prediction<text:s/></text:span><text:span text:style-name="T1108">=</text:span><text:span text:style-name="T1109"><text:s/>lreg</text:span><text:span text:style-name="T1110">.</text:span><text:span text:style-name="T1111">predict_proba</text:span><text:span text:style-name="T1112">(</text:span><text:span text:style-name="T1113">xvalid_bow</text:span><text:span text:style-name="T1114">)</text:span><text:span text:style-name="T1115"><text:s/></text:span><text:span text:style-name="T1116"># predicting on the validation set</text:span></text:p>
      <text:p text:style-name="P1117"><text:span text:style-name="T1118">prediction_int<text:s/></text:span><text:span text:style-name="T1119">=</text:span><text:span text:style-name="T1120"><text:s/>prediction</text:span><text:span text:style-name="T1121">[:,</text:span><text:span text:style-name="T1122">1</text:span><text:span text:style-name="T1123">]</text:span><text:span text:style-name="T1124"><text:s/></text:span><text:span text:style-name="T1125">&gt;=</text:span><text:span text:style-name="T1126"><text:s/></text:span><text:span text:style-name="T1127">0.3</text:span><text:span text:style-name="T1128"><text:s/></text:span><text:span text:style-name="T1129"># if prediction is greater than or equal to 0.3 than 1 else 0</text:span></text:p>
      <text:p text:style-name="P1130"><text:span text:style-name="T1131">prediction_int<text:s/></text:span><text:span text:style-name="T1132">=</text:span><text:span text:style-name="T1133"><text:s/>prediction_int</text:span><text:span text:style-name="T1134">.</text:span><text:span text:style-name="T1135">astype</text:span><text:span text:style-name="T1136">(</text:span><text:span text:style-name="T1137">np</text:span><text:span text:style-name="T1138">.</text:span><text:span text:style-name="T1139">int</text:span><text:span text:style-name="T1140">)</text:span></text:p>
      <text:p text:style-name="P1141"><text:s/></text:p>
      <text:p text:style-name="P1142"><text:span text:style-name="T1143">f1_score</text:span><text:span text:style-name="T1144">(</text:span><text:span text:style-name="T1145">yvalid</text:span><text:span text:style-name="T1146">,</text:span><text:span text:style-name="T1147"><text:s/>prediction_int</text:span><text:span text:style-name="T1148">)</text:span><text:span text:style-name="T1149"><text:s/></text:span><text:span text:style-name="T1150"># calculating f1 score</text:span></text:p>
      <text:p text:style-name="P1151"/>
      <text:p text:style-name="P1152"><text:span text:style-name="T1153">#%%</text:span></text:p>
      <text:p text:style-name="P1154"><text:span text:style-name="T1155">"""Predicción y exportación de los datos"""</text:span></text:p>
      <text:p text:style-name="P1156"/>
      <text:p text:style-name="P1157"><text:span text:style-name="T1158">test_pred<text:s/></text:span><text:span text:style-name="T1159">=</text:span><text:span text:style-name="T1160"><text:s/>lreg</text:span><text:span text:style-name="T1161">.</text:span><text:span text:style-name="T1162">predict_proba</text:span><text:span text:style-name="T1163">(</text:span><text:span text:style-name="T1164">test_bow</text:span><text:span text:style-name="T1165">)</text:span></text:p>
      <text:p text:style-name="P1166"><text:span text:style-name="T1167">test_pred_int<text:s/></text:span><text:span text:style-name="T1168">=</text:span><text:span text:style-name="T1169"><text:s/>test_pred</text:span><text:span text:style-name="T1170">[:,</text:span><text:span text:style-name="T1171">1</text:span><text:span text:style-name="T1172">]</text:span><text:span text:style-name="T1173"><text:s/></text:span><text:span text:style-name="T1174">&gt;=</text:span><text:span text:style-name="T1175"><text:s/></text:span><text:span text:style-name="T1176">0.3</text:span></text:p>
      <text:p text:style-name="P1177"><text:span text:style-name="T1178">test_pred_int<text:s/></text:span><text:span text:style-name="T1179">=</text:span><text:span text:style-name="T1180"><text:s/>test_pred_int</text:span><text:span text:style-name="T1181">.</text:span><text:span text:style-name="T1182">astype</text:span><text:span text:style-name="T1183">(</text:span><text:span text:style-name="T1184">np</text:span><text:span text:style-name="T1185">.</text:span><text:span text:style-name="T1186">int</text:span><text:span text:style-name="T1187">)</text:span></text:p>
      <text:p text:style-name="P1188"><text:span text:style-name="T1189">test</text:span><text:span text:style-name="T1190">[</text:span><text:span text:style-name="T1191">'label'</text:span><text:span text:style-name="T1192">]</text:span><text:span text:style-name="T1193"><text:s/></text:span><text:span text:style-name="T1194">=</text:span><text:span text:style-name="T1195"><text:s/>test_pred_int</text:span></text:p>
      <text:p text:style-name="P1196"><text:span text:style-name="T1197">result<text:s/></text:span><text:span text:style-name="T1198">=</text:span><text:span text:style-name="T1199"><text:s/>test</text:span><text:span text:style-name="T1200">[[</text:span><text:span text:style-name="T1201">'id'</text:span><text:span text:style-name="T1202">,</text:span><text:span text:style-name="T1203">'tweet'</text:span><text:span text:style-name="T1204">,</text:span><text:span text:style-name="T1205">'label'</text:span><text:span text:style-name="T1206">]]</text:span></text:p>
      <text:p text:style-name="P1207"><text:span text:style-name="T1208">result</text:span><text:span text:style-name="T1209">.</text:span><text:span text:style-name="T1210">to_csv</text:span><text:span text:style-name="T1211">(</text:span><text:span text:style-name="T1212">'prediccion.csv'</text:span><text:span text:style-name="T1213">,</text:span><text:span text:style-name="T1214"><text:s/>index</text:span><text:span text:style-name="T1215">=</text:span><text:span text:style-name="T1216">False</text:span><text:span text:style-name="T1217">)</text:span><text:span text:style-name="T1218"><text:s/></text:span><text:span text:style-name="T1219"># writing data to a CSV file</text:span></text:p>
      <text:p text:style-name="P1220"/>
      <text:p text:style-name="P12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CO"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Párrafodelista" style:display-name="Párrafo de lista" style:family="paragraph" style:parent-style-name="Normal">
      <style:paragraph-properties style:contextual-spacing="true" fo:margin-left="0.5in">
        <style:tab-stops/>
      </style:paragraph-properties>
      <style:text-properties style:font-name-complex="Mangal" style:font-size-complex="10.5pt" fo:hyphenate="false"/>
    </style:style>
    <style:style style:name="Textoennegrita" style:display-name="Texto en negrita" style:family="text" style:parent-style-name="Fuentedepárrafopredeter.">
      <style:text-properties fo:font-weight="bold" style:font-weight-asian="bold" style:font-weight-complex="bold"/>
    </style:style>
    <style:style style:name="termtext" style:display-name="termtext"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4166in" text:min-label-width="0.25in" text:list-level-position-and-space-mode="label-alignment">
          <style:list-level-label-alignment text:label-followed-by="listtab" fo:margin-left="0.6666in" fo:text-indent="-0.25in"/>
        </style:list-level-properties>
      </text:list-level-style-number>
      <text:list-level-style-number text:level="2" style:num-suffix="." style:num-format="1">
        <style:list-level-properties text:space-before="0.6666in" text:min-label-width="0.25in" text:list-level-position-and-space-mode="label-alignment">
          <style:list-level-label-alignment text:label-followed-by="listtab" fo:margin-left="0.9166in" fo:text-indent="-0.25in"/>
        </style:list-level-properties>
      </text:list-level-style-number>
      <text:list-level-style-number text:level="3" style:num-suffix="." style:num-format="1">
        <style:list-level-properties text:space-before="0.9166in" text:min-label-width="0.25in" text:list-level-position-and-space-mode="label-alignment">
          <style:list-level-label-alignment text:label-followed-by="listtab" fo:margin-left="1.1666in" fo:text-indent="-0.25in"/>
        </style:list-level-properties>
      </text:list-level-style-number>
      <text:list-level-style-number text:level="4" style:num-suffix="." style:num-format="1">
        <style:list-level-properties text:space-before="1.1666in" text:min-label-width="0.25in" text:list-level-position-and-space-mode="label-alignment">
          <style:list-level-label-alignment text:label-followed-by="listtab" fo:margin-left="1.4166in" fo:text-indent="-0.25in"/>
        </style:list-level-properties>
      </text:list-level-style-number>
      <text:list-level-style-number text:level="5" style:num-suffix="." style:num-format="1">
        <style:list-level-properties text:space-before="1.4166in" text:min-label-width="0.25in" text:list-level-position-and-space-mode="label-alignment">
          <style:list-level-label-alignment text:label-followed-by="listtab" fo:margin-left="1.6666in" fo:text-indent="-0.25in"/>
        </style:list-level-properties>
      </text:list-level-style-number>
      <text:list-level-style-number text:level="6" style:num-suffix="." style:num-format="1">
        <style:list-level-properties text:space-before="1.6666in" text:min-label-width="0.25in" text:list-level-position-and-space-mode="label-alignment">
          <style:list-level-label-alignment text:label-followed-by="listtab" fo:margin-left="1.9166in" fo:text-indent="-0.25in"/>
        </style:list-level-properties>
      </text:list-level-style-number>
      <text:list-level-style-number text:level="7" style:num-suffix="." style:num-format="1">
        <style:list-level-properties text:space-before="1.9166in" text:min-label-width="0.25in" text:list-level-position-and-space-mode="label-alignment">
          <style:list-level-label-alignment text:label-followed-by="listtab" fo:margin-left="2.1666in" fo:text-indent="-0.25in"/>
        </style:list-level-properties>
      </text:list-level-style-number>
      <text:list-level-style-number text:level="8" style:num-suffix="." style:num-format="1">
        <style:list-level-properties text:space-before="2.1666in" text:min-label-width="0.25in" text:list-level-position-and-space-mode="label-alignment">
          <style:list-level-label-alignment text:label-followed-by="listtab" fo:margin-left="2.4166in" fo:text-indent="-0.25in"/>
        </style:list-level-properties>
      </text:list-level-style-number>
      <text:list-level-style-number text:level="9" style:num-suffix="." style:num-format="1">
        <style:list-level-properties text:space-before="2.4166in" text:min-label-width="0.25in" text:list-level-position-and-space-mode="label-alignment">
          <style:list-level-label-alignment text:label-followed-by="listtab" fo:margin-left="2.6666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ohn Alexander Tami Buitrago</dc:creator>
    <meta:creation-date>2021-12-23T20:32:00Z</meta:creation-date>
    <dc:date>2021-12-23T23:03:00Z</dc:date>
    <meta:template xlink:href="Normal.dotm" xlink:type="simple"/>
    <meta:editing-cycles>8</meta:editing-cycles>
    <meta:editing-duration>PT9060S</meta:editing-duration>
    <meta:document-statistic meta:page-count="7" meta:paragraph-count="19" meta:word-count="1532" meta:character-count="9939" meta:row-count="70" meta:non-whitespace-character-count="8426"/>
  </office:meta>
</office:document-meta>
</file>